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05H11M16.569S" calcext:value-type="time">
            <text:p>05:11:16.5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3523576" calcext:value-type="float">
            <text:p>-3.52E-10</text:p>
          </table:table-cell>
          <table:table-cell table:formula="of:=[.C4]*10^9" office:value-type="float" office:value="-0.3523576" calcext:value-type="float">
            <text:p>-0.3523576</text:p>
          </table:table-cell>
          <table:table-cell table:formula="of:=[.$N$1]*[.D4]" office:value-type="float" office:value="-0.293257055915673" calcext:value-type="float">
            <text:p>-0.293257055915673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11M16.94S" calcext:value-type="time">
            <text:p>15:11:16.9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2782573" calcext:value-type="float">
            <text:p>2.78E-11</text:p>
          </table:table-cell>
          <table:table-cell table:formula="of:=[.C5]*10^9" office:value-type="float" office:value="0.02782573" calcext:value-type="float">
            <text:p>0.02782573</text:p>
          </table:table-cell>
          <table:table-cell table:formula="of:=[.$N$1]*[.D5]" office:value-type="float" office:value="0.0231585515922018" calcext:value-type="float">
            <text:p>0.023158551592202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-0.0393104839091168" calcext:value-type="float">
            <text:p>-0.039310483909117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77444917662498" calcext:value-type="float">
            <text:p>0.177444917662498</text:p>
          </table:table-cell>
          <table:table-cell/>
          <table:table-cell table:formula="of:=(MAX([.E4:.E8])-MIN([.E4:.E8]))/2" office:value-type="float" office:value="0.213205390731137" calcext:value-type="float">
            <text:p>0.213205390731137</text:p>
          </table:table-cell>
          <table:table-cell table:number-columns-repeated="2"/>
        </table:table-row>
        <table:table-row table:style-name="ro1">
          <table:table-cell office:value-type="time" office:time-value="PT15H11M17.308S" calcext:value-type="time">
            <text:p>15:11:17.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599884" calcext:value-type="float">
            <text:p>1.60E-10</text:p>
          </table:table-cell>
          <table:table-cell table:formula="of:=[.C6]*10^9" office:value-type="float" office:value="0.1599884" calcext:value-type="float">
            <text:p>0.1599884</text:p>
          </table:table-cell>
          <table:table-cell table:formula="of:=[.$N$1]*[.D6]" office:value-type="float" office:value="0.133153725546601" calcext:value-type="float">
            <text:p>0.133153725546601</text:p>
          </table:table-cell>
          <table:table-cell table:number-columns-repeated="9"/>
        </table:table-row>
        <table:table-row table:style-name="ro1">
          <table:table-cell office:value-type="time" office:time-value="PT15H11M17.675S" calcext:value-type="time">
            <text:p>15:11:17.6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662761" calcext:value-type="float">
            <text:p>-1.66E-10</text:p>
          </table:table-cell>
          <table:table-cell table:formula="of:=[.C7]*10^9" office:value-type="float" office:value="-0.1662761" calcext:value-type="float">
            <text:p>-0.1662761</text:p>
          </table:table-cell>
          <table:table-cell table:formula="of:=[.$N$1]*[.D7]" office:value-type="float" office:value="-0.138386796695005" calcext:value-type="float">
            <text:p>-0.138386796695005</text:p>
          </table:table-cell>
          <table:table-cell table:number-columns-repeated="9"/>
        </table:table-row>
        <table:table-row table:style-name="ro1">
          <table:table-cell office:value-type="time" office:time-value="PT15H11M18.043S" calcext:value-type="time">
            <text:p>15:11:18.0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9465564" calcext:value-type="float">
            <text:p>9.47E-11</text:p>
          </table:table-cell>
          <table:table-cell table:formula="of:=[.C8]*10^9" office:value-type="float" office:value="0.09465564" calcext:value-type="float">
            <text:p>0.09465564</text:p>
          </table:table-cell>
          <table:table-cell table:formula="of:=[.$N$1]*[.D8]" office:value-type="float" office:value="0.0787791559262914" calcext:value-type="float">
            <text:p>0.078779155926291</text:p>
          </table:table-cell>
          <table:table-cell table:number-columns-repeated="9"/>
        </table:table-row>
        <table:table-row table:style-name="ro1">
          <table:table-cell office:value-type="time" office:time-value="PT15H11M18.419S" calcext:value-type="time">
            <text:p>15:11:18.42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2229466" calcext:value-type="float">
            <text:p>2.23E-11</text:p>
          </table:table-cell>
          <table:table-cell table:formula="of:=[.C9]*10^9" office:value-type="float" office:value="0.02229466" calcext:value-type="float">
            <text:p>0.02229466</text:p>
          </table:table-cell>
          <table:table-cell table:formula="of:=[.$N$1]*[.D9]" office:value-type="float" office:value="0.0185552017445939" calcext:value-type="float">
            <text:p>0.018555201744594</text:p>
          </table:table-cell>
          <table:table-cell table:number-columns-repeated="9"/>
        </table:table-row>
        <table:table-row table:style-name="ro1">
          <table:table-cell office:value-type="time" office:time-value="PT15H11M18.795S" calcext:value-type="time">
            <text:p>15:11:18.8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35194" calcext:value-type="float">
            <text:p>-2.35E-10</text:p>
          </table:table-cell>
          <table:table-cell table:formula="of:=[.C10]*10^9" office:value-type="float" office:value="-0.235194" calcext:value-type="float">
            <text:p>-0.235194</text:p>
          </table:table-cell>
          <table:table-cell table:formula="of:=[.$N$1]*[.D10]" office:value-type="float" office:value="-0.19574517481397" calcext:value-type="float">
            <text:p>-0.19574517481397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886611104755153" calcext:value-type="float">
            <text:p>-0.088661110475515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05772491524543" calcext:value-type="float">
            <text:p>0.105772491524543</text:p>
          </table:table-cell>
          <table:table-cell/>
          <table:table-cell table:formula="of:=(MAX([.E9:.E13])-MIN([.E9:.E13]))/2" office:value-type="float" office:value="0.127086652149935" calcext:value-type="float">
            <text:p>0.127086652149935</text:p>
          </table:table-cell>
          <table:table-cell table:number-columns-repeated="2"/>
        </table:table-row>
        <table:table-row table:style-name="ro1">
          <table:table-cell office:value-type="time" office:time-value="PT15H11M19.171S" calcext:value-type="time">
            <text:p>15:11:19.17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416407" calcext:value-type="float">
            <text:p>-2.42E-10</text:p>
          </table:table-cell>
          <table:table-cell table:formula="of:=[.C11]*10^9" office:value-type="float" office:value="-0.2416407" calcext:value-type="float">
            <text:p>-0.2416407</text:p>
          </table:table-cell>
          <table:table-cell table:formula="of:=[.$N$1]*[.D11]" office:value-type="float" office:value="-0.201110577071141" calcext:value-type="float">
            <text:p>-0.201110577071141</text:p>
          </table:table-cell>
          <table:table-cell table:number-columns-repeated="9"/>
        </table:table-row>
        <table:table-row table:style-name="ro1">
          <table:table-cell office:value-type="time" office:time-value="PT15H11M19.554S" calcext:value-type="time">
            <text:p>15:11:19.5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418621" calcext:value-type="float">
            <text:p>-1.42E-10</text:p>
          </table:table-cell>
          <table:table-cell table:formula="of:=[.C12]*10^9" office:value-type="float" office:value="-0.1418621" calcext:value-type="float">
            <text:p>-0.1418621</text:p>
          </table:table-cell>
          <table:table-cell table:formula="of:=[.$N$1]*[.D12]" office:value-type="float" office:value="-0.118067729465789" calcext:value-type="float">
            <text:p>-0.118067729465789</text:p>
          </table:table-cell>
          <table:table-cell table:number-columns-repeated="9"/>
        </table:table-row>
        <table:table-row table:style-name="ro1">
          <table:table-cell office:value-type="time" office:time-value="PT15H11M19.938S" calcext:value-type="time">
            <text:p>15:11:19.94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6375654" calcext:value-type="float">
            <text:p>6.38E-11</text:p>
          </table:table-cell>
          <table:table-cell table:formula="of:=[.C13]*10^9" office:value-type="float" office:value="0.06375654" calcext:value-type="float">
            <text:p>0.06375654</text:p>
          </table:table-cell>
          <table:table-cell table:formula="of:=[.$N$1]*[.D13]" office:value-type="float" office:value="0.0530627272287297" calcext:value-type="float">
            <text:p>0.05306272722873</text:p>
          </table:table-cell>
          <table:table-cell table:number-columns-repeated="9"/>
        </table:table-row>
        <table:table-row table:style-name="ro1">
          <table:table-cell office:value-type="time" office:time-value="PT15H11M20.322S" calcext:value-type="time">
            <text:p>15:11:20.32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09402781" calcext:value-type="float">
            <text:p>9.40E-12</text:p>
          </table:table-cell>
          <table:table-cell table:formula="of:=[.C14]*10^9" office:value-type="float" office:value="0.009402781" calcext:value-type="float">
            <text:p>0.009402781</text:p>
          </table:table-cell>
          <table:table-cell table:formula="of:=[.$N$1]*[.D14]" office:value-type="float" office:value="0.00782566311463078" calcext:value-type="float">
            <text:p>0.007825663114631</text:p>
          </table:table-cell>
          <table:table-cell table:number-columns-repeated="9"/>
        </table:table-row>
        <table:table-row table:style-name="ro1">
          <table:table-cell office:value-type="time" office:time-value="PT15H11M20.698S" calcext:value-type="time">
            <text:p>15:11:20.7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859492" calcext:value-type="float">
            <text:p>-1.86E-10</text:p>
          </table:table-cell>
          <table:table-cell table:formula="of:=[.C15]*10^9" office:value-type="float" office:value="-0.1859492" calcext:value-type="float">
            <text:p>-0.1859492</text:p>
          </table:table-cell>
          <table:table-cell table:formula="of:=[.$N$1]*[.D15]" office:value-type="float" office:value="-0.15476014975092" calcext:value-type="float">
            <text:p>-0.15476014975092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16822227239075" calcext:value-type="float">
            <text:p>-0.116822227239075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898884044430749" calcext:value-type="float">
            <text:p>0.089888404443075</text:p>
          </table:table-cell>
          <table:table-cell/>
          <table:table-cell table:formula="of:=(MAX([.E14:.E18])-MIN([.E14:.E18]))/2" office:value-type="float" office:value="0.107998988724269" calcext:value-type="float">
            <text:p>0.107998988724269</text:p>
          </table:table-cell>
          <table:table-cell table:number-columns-repeated="2"/>
        </table:table-row>
        <table:table-row table:style-name="ro1">
          <table:table-cell office:value-type="time" office:time-value="PT15H11M21.074S" calcext:value-type="time">
            <text:p>15:11:21.07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207615" calcext:value-type="float">
            <text:p>-2.21E-10</text:p>
          </table:table-cell>
          <table:table-cell table:formula="of:=[.C16]*10^9" office:value-type="float" office:value="-0.2207615" calcext:value-type="float">
            <text:p>-0.2207615</text:p>
          </table:table-cell>
          <table:table-cell table:formula="of:=[.$N$1]*[.D16]" office:value-type="float" office:value="-0.183733421812181" calcext:value-type="float">
            <text:p>-0.183733421812181</text:p>
          </table:table-cell>
          <table:table-cell table:number-columns-repeated="9"/>
        </table:table-row>
        <table:table-row table:style-name="ro1">
          <table:table-cell office:value-type="time" office:time-value="PT15H11M21.458S" calcext:value-type="time">
            <text:p>15:11:21.4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501256" calcext:value-type="float">
            <text:p>-2.50E-10</text:p>
          </table:table-cell>
          <table:table-cell table:formula="of:=[.C17]*10^9" office:value-type="float" office:value="-0.2501256" calcext:value-type="float">
            <text:p>-0.2501256</text:p>
          </table:table-cell>
          <table:table-cell table:formula="of:=[.$N$1]*[.D17]" office:value-type="float" office:value="-0.208172314333907" calcext:value-type="float">
            <text:p>-0.208172314333907</text:p>
          </table:table-cell>
          <table:table-cell table:number-columns-repeated="9"/>
        </table:table-row>
        <table:table-row table:style-name="ro1">
          <table:table-cell office:value-type="time" office:time-value="PT15H11M21.841S" calcext:value-type="time">
            <text:p>15:11:21.8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5439443" calcext:value-type="float">
            <text:p>-5.44E-11</text:p>
          </table:table-cell>
          <table:table-cell table:formula="of:=[.C18]*10^9" office:value-type="float" office:value="-0.05439443" calcext:value-type="float">
            <text:p>-0.05439443</text:p>
          </table:table-cell>
          <table:table-cell table:formula="of:=[.$N$1]*[.D18]" office:value-type="float" office:value="-0.0452709134129962" calcext:value-type="float">
            <text:p>-0.045270913412996</text:p>
          </table:table-cell>
          <table:table-cell table:number-columns-repeated="9"/>
        </table:table-row>
        <table:table-row table:style-name="ro1">
          <table:table-cell office:value-type="time" office:time-value="PT15H11M22.226S" calcext:value-type="time">
            <text:p>15:11:22.23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5739387" calcext:value-type="float">
            <text:p>5.74E-11</text:p>
          </table:table-cell>
          <table:table-cell table:formula="of:=[.C19]*10^9" office:value-type="float" office:value="0.05739387" calcext:value-type="float">
            <text:p>0.05739387</text:p>
          </table:table-cell>
          <table:table-cell table:formula="of:=[.$N$1]*[.D19]" office:value-type="float" office:value="0.0477672607141349" calcext:value-type="float">
            <text:p>0.047767260714135</text:p>
          </table:table-cell>
          <table:table-cell table:number-columns-repeated="9"/>
        </table:table-row>
        <table:table-row table:style-name="ro1">
          <table:table-cell office:value-type="time" office:time-value="PT15H11M22.609S" calcext:value-type="time">
            <text:p>15:11:22.6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555741" calcext:value-type="float">
            <text:p>-2.56E-10</text:p>
          </table:table-cell>
          <table:table-cell table:formula="of:=[.C20]*10^9" office:value-type="float" office:value="-0.2555741" calcext:value-type="float">
            <text:p>-0.2555741</text:p>
          </table:table-cell>
          <table:table-cell table:formula="of:=[.$N$1]*[.D20]" office:value-type="float" office:value="-0.21270694355478" calcext:value-type="float">
            <text:p>-0.21270694355478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0516577320592887" calcext:value-type="float">
            <text:p>-0.051657732059289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8393222287609" calcext:value-type="float">
            <text:p>0.108393222287609</text:p>
          </table:table-cell>
          <table:table-cell/>
          <table:table-cell table:formula="of:=(MAX([.E19:.E23])-MIN([.E19:.E23]))/2" office:value-type="float" office:value="0.130237102134457" calcext:value-type="float">
            <text:p>0.130237102134457</text:p>
          </table:table-cell>
          <table:table-cell table:number-columns-repeated="2"/>
        </table:table-row>
        <table:table-row table:style-name="ro1">
          <table:table-cell office:value-type="time" office:time-value="PT15H11M22.992S" calcext:value-type="time">
            <text:p>15:11:22.9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504714" calcext:value-type="float">
            <text:p>-1.50E-10</text:p>
          </table:table-cell>
          <table:table-cell table:formula="of:=[.C21]*10^9" office:value-type="float" office:value="-0.1504714" calcext:value-type="float">
            <text:p>-0.1504714</text:p>
          </table:table-cell>
          <table:table-cell table:formula="of:=[.$N$1]*[.D21]" office:value-type="float" office:value="-0.125233001256421" calcext:value-type="float">
            <text:p>-0.125233001256421</text:p>
          </table:table-cell>
          <table:table-cell table:number-columns-repeated="9"/>
        </table:table-row>
        <table:table-row table:style-name="ro1">
          <table:table-cell office:value-type="time" office:time-value="PT15H11M23.377S" calcext:value-type="time">
            <text:p>15:11:23.38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2366699" calcext:value-type="float">
            <text:p>2.37E-11</text:p>
          </table:table-cell>
          <table:table-cell table:formula="of:=[.C22]*10^9" office:value-type="float" office:value="0.02366699" calcext:value-type="float">
            <text:p>0.02366699</text:p>
          </table:table-cell>
          <table:table-cell table:formula="of:=[.$N$1]*[.D22]" office:value-type="float" office:value="0.0196973523766358" calcext:value-type="float">
            <text:p>0.019697352376636</text:p>
          </table:table-cell>
          <table:table-cell table:number-columns-repeated="9"/>
        </table:table-row>
        <table:table-row table:style-name="ro1">
          <table:table-cell office:value-type="time" office:time-value="PT15H11M23.762S" calcext:value-type="time">
            <text:p>15:11:23.76</text:p>
          </table:table-cell>
          <table:table-cell office:value-type="float" office:value="-15" calcext:value-type="float">
            <text:p>-15</text:p>
          </table:table-cell>
          <table:table-cell office:value-type="float" office:value="0.00000000001464267" calcext:value-type="float">
            <text:p>1.46E-11</text:p>
          </table:table-cell>
          <table:table-cell table:formula="of:=[.C23]*10^9" office:value-type="float" office:value="0.01464267" calcext:value-type="float">
            <text:p>0.01464267</text:p>
          </table:table-cell>
          <table:table-cell table:formula="of:=[.$N$1]*[.D23]" office:value-type="float" office:value="0.0121866714239873" calcext:value-type="float">
            <text:p>0.012186671423987</text:p>
          </table:table-cell>
          <table:table-cell table:number-columns-repeated="9"/>
        </table:table-row>
        <table:table-row table:style-name="ro1">
          <table:table-cell office:value-type="time" office:time-value="PT15H11M24.145S" calcext:value-type="time">
            <text:p>15:11:24.1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096283" calcext:value-type="float">
            <text:p>-1.10E-10</text:p>
          </table:table-cell>
          <table:table-cell table:formula="of:=[.C24]*10^9" office:value-type="float" office:value="-0.1096283" calcext:value-type="float">
            <text:p>-0.1096283</text:p>
          </table:table-cell>
          <table:table-cell table:formula="of:=[.$N$1]*[.D24]" office:value-type="float" office:value="-0.0912404684985939" calcext:value-type="float">
            <text:p>-0.091240468498594</text:p>
          </table:table-cell>
          <table:table-cell table:number-columns-repeated="9"/>
        </table:table-row>
        <table:table-row table:style-name="ro1">
          <table:table-cell office:value-type="time" office:time-value="PT15H11M24.52S" calcext:value-type="time">
            <text:p>15:11:24.5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698535" calcext:value-type="float">
            <text:p>-1.70E-10</text:p>
          </table:table-cell>
          <table:table-cell table:formula="of:=[.C25]*10^9" office:value-type="float" office:value="-0.1698535" calcext:value-type="float">
            <text:p>-0.1698535</text:p>
          </table:table-cell>
          <table:table-cell table:formula="of:=[.$N$1]*[.D25]" office:value-type="float" office:value="-0.141364163415158" calcext:value-type="float">
            <text:p>-0.141364163415158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0874823166104117" calcext:value-type="float">
            <text:p>-0.087482316610412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772965824989917" calcext:value-type="float">
            <text:p>0.077296582498992</text:p>
          </table:table-cell>
          <table:table-cell/>
          <table:table-cell table:formula="of:=(MAX([.E24:.E28])-MIN([.E24:.E28]))/2" office:value-type="float" office:value="0.0928711747646801" calcext:value-type="float">
            <text:p>0.09287117476468</text:p>
          </table:table-cell>
          <table:table-cell table:number-columns-repeated="2"/>
        </table:table-row>
        <table:table-row table:style-name="ro1">
          <table:table-cell office:value-type="time" office:time-value="PT15H11M24.897S" calcext:value-type="time">
            <text:p>15:11:24.9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693259" calcext:value-type="float">
            <text:p>-6.93E-11</text:p>
          </table:table-cell>
          <table:table-cell table:formula="of:=[.C26]*10^9" office:value-type="float" office:value="-0.0693259" calcext:value-type="float">
            <text:p>-0.0693259</text:p>
          </table:table-cell>
          <table:table-cell table:formula="of:=[.$N$1]*[.D26]" office:value-type="float" office:value="-0.0576979447376879" calcext:value-type="float">
            <text:p>-0.057697944737688</text:p>
          </table:table-cell>
          <table:table-cell table:number-columns-repeated="9"/>
        </table:table-row>
        <table:table-row table:style-name="ro1">
          <table:table-cell office:value-type="time" office:time-value="PT15H11M25.281S" calcext:value-type="time">
            <text:p>15:11:25.28</text:p>
          </table:table-cell>
          <table:table-cell office:value-type="float" office:value="-20" calcext:value-type="float">
            <text:p>-20</text:p>
          </table:table-cell>
          <table:table-cell office:value-type="float" office:value="0.00000000002320959" calcext:value-type="float">
            <text:p>2.32E-11</text:p>
          </table:table-cell>
          <table:table-cell table:formula="of:=[.C27]*10^9" office:value-type="float" office:value="0.02320959" calcext:value-type="float">
            <text:p>0.02320959</text:p>
          </table:table-cell>
          <table:table-cell table:formula="of:=[.$N$1]*[.D27]" office:value-type="float" office:value="0.0193166715643705" calcext:value-type="float">
            <text:p>0.019316671564371</text:p>
          </table:table-cell>
          <table:table-cell table:number-columns-repeated="9"/>
        </table:table-row>
        <table:table-row table:style-name="ro1">
          <table:table-cell office:value-type="time" office:time-value="PT15H11M25.665S" calcext:value-type="time">
            <text:p>15:11:25.67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999657" calcext:value-type="float">
            <text:p>-2.00E-10</text:p>
          </table:table-cell>
          <table:table-cell table:formula="of:=[.C28]*10^9" office:value-type="float" office:value="-0.1999657" calcext:value-type="float">
            <text:p>-0.1999657</text:p>
          </table:table-cell>
          <table:table-cell table:formula="of:=[.$N$1]*[.D28]" office:value-type="float" office:value="-0.16642567796499" calcext:value-type="float">
            <text:p>-0.16642567796499</text:p>
          </table:table-cell>
          <table:table-cell table:number-columns-repeated="9"/>
        </table:table-row>
        <table:table-row table:style-name="ro1">
          <table:table-cell office:value-type="time" office:time-value="PT15H11M26.048S" calcext:value-type="time">
            <text:p>15:11:26.0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88265" calcext:value-type="float">
            <text:p>-2.88E-10</text:p>
          </table:table-cell>
          <table:table-cell table:formula="of:=[.C29]*10^9" office:value-type="float" office:value="-0.288265" calcext:value-type="float">
            <text:p>-0.288265</text:p>
          </table:table-cell>
          <table:table-cell table:formula="of:=[.$N$1]*[.D29]" office:value-type="float" office:value="-0.239914635652903" calcext:value-type="float">
            <text:p>-0.239914635652903</text:p>
          </table:table-cell>
          <table:table-cell table:number-columns-repeated="9"/>
        </table:table-row>
        <table:table-row table:style-name="ro1">
          <table:table-cell office:value-type="time" office:time-value="PT15H11M26.431S" calcext:value-type="time">
            <text:p>15:11:26.4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09144911" calcext:value-type="float">
            <text:p>-9.14E-12</text:p>
          </table:table-cell>
          <table:table-cell table:formula="of:=[.C30]*10^9" office:value-type="float" office:value="-0.009144911" calcext:value-type="float">
            <text:p>-0.009144911</text:p>
          </table:table-cell>
          <table:table-cell table:formula="of:=[.$N$1]*[.D30]" office:value-type="float" office:value="-0.00761104535980167" calcext:value-type="float">
            <text:p>-0.007611045359802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65110824582936" calcext:value-type="float">
            <text:p>-0.165110824582936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0983481719280247" calcext:value-type="float">
            <text:p>0.098348171928025</text:p>
          </table:table-cell>
          <table:table-cell/>
          <table:table-cell table:formula="of:=(MAX([.E29:.E33])-MIN([.E29:.E33]))/2" office:value-type="float" office:value="0.118159732461092" calcext:value-type="float">
            <text:p>0.118159732461092</text:p>
          </table:table-cell>
          <table:table-cell table:number-columns-repeated="2"/>
        </table:table-row>
        <table:table-row table:style-name="ro1">
          <table:table-cell office:value-type="time" office:time-value="PT15H11M26.807S" calcext:value-type="time">
            <text:p>15:11:26.8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504168" calcext:value-type="float">
            <text:p>-2.50E-10</text:p>
          </table:table-cell>
          <table:table-cell table:formula="of:=[.C31]*10^9" office:value-type="float" office:value="-0.2504168" calcext:value-type="float">
            <text:p>-0.2504168</text:p>
          </table:table-cell>
          <table:table-cell table:formula="of:=[.$N$1]*[.D31]" office:value-type="float" office:value="-0.20841467168531" calcext:value-type="float">
            <text:p>-0.20841467168531</text:p>
          </table:table-cell>
          <table:table-cell table:number-columns-repeated="9"/>
        </table:table-row>
        <table:table-row table:style-name="ro1">
          <table:table-cell office:value-type="time" office:time-value="PT15H11M27.184S" calcext:value-type="time">
            <text:p>15:11:27.1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930902" calcext:value-type="float">
            <text:p>-2.93E-10</text:p>
          </table:table-cell>
          <table:table-cell table:formula="of:=[.C32]*10^9" office:value-type="float" office:value="-0.2930902" calcext:value-type="float">
            <text:p>-0.2930902</text:p>
          </table:table-cell>
          <table:table-cell table:formula="of:=[.$N$1]*[.D32]" office:value-type="float" office:value="-0.243930510281985" calcext:value-type="float">
            <text:p>-0.243930510281985</text:p>
          </table:table-cell>
          <table:table-cell table:number-columns-repeated="9"/>
        </table:table-row>
        <table:table-row table:style-name="ro1">
          <table:table-cell office:value-type="time" office:time-value="PT15H11M27.568S" calcext:value-type="time">
            <text:p>15:11:27.5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510124" calcext:value-type="float">
            <text:p>-1.51E-10</text:p>
          </table:table-cell>
          <table:table-cell table:formula="of:=[.C33]*10^9" office:value-type="float" office:value="-0.1510124" calcext:value-type="float">
            <text:p>-0.1510124</text:p>
          </table:table-cell>
          <table:table-cell table:formula="of:=[.$N$1]*[.D33]" office:value-type="float" office:value="-0.12568325993468" calcext:value-type="float">
            <text:p>-0.12568325993468</text:p>
          </table:table-cell>
          <table:table-cell table:number-columns-repeated="9"/>
        </table:table-row>
        <table:table-row table:style-name="ro1">
          <table:table-cell office:value-type="time" office:time-value="PT15H11M27.952S" calcext:value-type="time">
            <text:p>15:11:27.9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4071071" calcext:value-type="float">
            <text:p>-4.07E-11</text:p>
          </table:table-cell>
          <table:table-cell table:formula="of:=[.C34]*10^9" office:value-type="float" office:value="-0.04071071" calcext:value-type="float">
            <text:p>-0.04071071</text:p>
          </table:table-cell>
          <table:table-cell table:formula="of:=[.$N$1]*[.D34]" office:value-type="float" office:value="-0.0338823483836782" calcext:value-type="float">
            <text:p>-0.033882348383678</text:p>
          </table:table-cell>
          <table:table-cell table:number-columns-repeated="9"/>
        </table:table-row>
        <table:table-row table:style-name="ro1">
          <table:table-cell office:value-type="time" office:time-value="PT15H11M28.335S" calcext:value-type="time">
            <text:p>15:11:28.3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513727" calcext:value-type="float">
            <text:p>-2.51E-10</text:p>
          </table:table-cell>
          <table:table-cell table:formula="of:=[.C35]*10^9" office:value-type="float" office:value="-0.2513727" calcext:value-type="float">
            <text:p>-0.2513727</text:p>
          </table:table-cell>
          <table:table-cell table:formula="of:=[.$N$1]*[.D35]" office:value-type="float" office:value="-0.20921023965305" calcext:value-type="float">
            <text:p>-0.20921023965305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0945709593676309" calcext:value-type="float">
            <text:p>-0.094570959367631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859549365743355" calcext:value-type="float">
            <text:p>0.085954936574336</text:p>
          </table:table-cell>
          <table:table-cell/>
          <table:table-cell table:formula="of:=(MAX([.E34:.E38])-MIN([.E34:.E38]))/2" office:value-type="float" office:value="0.103274302069446" calcext:value-type="float">
            <text:p>0.103274302069446</text:p>
          </table:table-cell>
          <table:table-cell table:number-columns-repeated="2"/>
        </table:table-row>
        <table:table-row table:style-name="ro1">
          <table:table-cell office:value-type="time" office:time-value="PT15H11M28.71S" calcext:value-type="time">
            <text:p>15:11:28.7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118743" calcext:value-type="float">
            <text:p>-1.12E-10</text:p>
          </table:table-cell>
          <table:table-cell table:formula="of:=[.C36]*10^9" office:value-type="float" office:value="-0.1118743" calcext:value-type="float">
            <text:p>-0.1118743</text:p>
          </table:table-cell>
          <table:table-cell table:formula="of:=[.$N$1]*[.D36]" office:value-type="float" office:value="-0.0931097494438229" calcext:value-type="float">
            <text:p>-0.093109749443823</text:p>
          </table:table-cell>
          <table:table-cell table:number-columns-repeated="9"/>
        </table:table-row>
        <table:table-row table:style-name="ro1">
          <table:table-cell office:value-type="time" office:time-value="PT15H11M29.087S" calcext:value-type="time">
            <text:p>15:11:29.0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03198039" calcext:value-type="float">
            <text:p>-3.20E-12</text:p>
          </table:table-cell>
          <table:table-cell table:formula="of:=[.C37]*10^9" office:value-type="float" office:value="-0.003198039" calcext:value-type="float">
            <text:p>-0.003198039</text:p>
          </table:table-cell>
          <table:table-cell table:formula="of:=[.$N$1]*[.D37]" office:value-type="float" office:value="-0.00266163551415807" calcext:value-type="float">
            <text:p>-0.002661635514158</text:p>
          </table:table-cell>
          <table:table-cell table:number-columns-repeated="9"/>
        </table:table-row>
        <table:table-row table:style-name="ro1">
          <table:table-cell office:value-type="time" office:time-value="PT15H11M29.471S" calcext:value-type="time">
            <text:p>15:11:29.4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609942" calcext:value-type="float">
            <text:p>-1.61E-10</text:p>
          </table:table-cell>
          <table:table-cell table:formula="of:=[.C38]*10^9" office:value-type="float" office:value="-0.1609942" calcext:value-type="float">
            <text:p>-0.1609942</text:p>
          </table:table-cell>
          <table:table-cell table:formula="of:=[.$N$1]*[.D38]" office:value-type="float" office:value="-0.133990823843445" calcext:value-type="float">
            <text:p>-0.133990823843445</text:p>
          </table:table-cell>
          <table:table-cell table:number-columns-repeated="9"/>
        </table:table-row>
        <table:table-row table:style-name="ro1">
          <table:table-cell office:value-type="time" office:time-value="PT15H11M29.855S" calcext:value-type="time">
            <text:p>15:11:29.8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731672" calcext:value-type="float">
            <text:p>-2.73E-10</text:p>
          </table:table-cell>
          <table:table-cell table:formula="of:=[.C39]*10^9" office:value-type="float" office:value="-0.2731672" calcext:value-type="float">
            <text:p>-0.2731672</text:p>
          </table:table-cell>
          <table:table-cell table:formula="of:=[.$N$1]*[.D39]" office:value-type="float" office:value="-0.227349172672103" calcext:value-type="float">
            <text:p>-0.227349172672103</text:p>
          </table:table-cell>
          <table:table-cell table:number-columns-repeated="9"/>
        </table:table-row>
        <table:table-row table:style-name="ro1">
          <table:table-cell office:value-type="time" office:time-value="PT15H11M30.238S" calcext:value-type="time">
            <text:p>15:11:30.2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1841875" calcext:value-type="float">
            <text:p>-1.84E-11</text:p>
          </table:table-cell>
          <table:table-cell table:formula="of:=[.C40]*10^9" office:value-type="float" office:value="-0.01841875" calcext:value-type="float">
            <text:p>-0.01841875</text:p>
          </table:table-cell>
          <table:table-cell table:formula="of:=[.$N$1]*[.D40]" office:value-type="float" office:value="-0.01532939377112" calcext:value-type="float">
            <text:p>-0.01532939377112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49332774921289" calcext:value-type="float">
            <text:p>-0.149332774921289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06154240738241" calcext:value-type="float">
            <text:p>0.106154240738241</text:p>
          </table:table-cell>
          <table:table-cell/>
          <table:table-cell table:formula="of:=(MAX([.E39:.E43])-MIN([.E39:.E43]))/2" office:value-type="float" office:value="0.127541076345171" calcext:value-type="float">
            <text:p>0.127541076345171</text:p>
          </table:table-cell>
          <table:table-cell table:number-columns-repeated="2"/>
        </table:table-row>
        <table:table-row table:style-name="ro1">
          <table:table-cell office:value-type="time" office:time-value="PT15H11M30.621S" calcext:value-type="time">
            <text:p>15:11:30.6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6500034" calcext:value-type="float">
            <text:p>-6.50E-11</text:p>
          </table:table-cell>
          <table:table-cell table:formula="of:=[.C41]*10^9" office:value-type="float" office:value="-0.06500034" calcext:value-type="float">
            <text:p>-0.06500034</text:p>
          </table:table-cell>
          <table:table-cell table:formula="of:=[.$N$1]*[.D41]" office:value-type="float" office:value="-0.0540979060531623" calcext:value-type="float">
            <text:p>-0.054097906053162</text:p>
          </table:table-cell>
          <table:table-cell table:number-columns-repeated="9"/>
        </table:table-row>
        <table:table-row table:style-name="ro1">
          <table:table-cell office:value-type="time" office:time-value="PT15H11M31.005S" calcext:value-type="time">
            <text:p>15:11:31.0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24908" calcext:value-type="float">
            <text:p>-3.25E-10</text:p>
          </table:table-cell>
          <table:table-cell table:formula="of:=[.C42]*10^9" office:value-type="float" office:value="-0.324908" calcext:value-type="float">
            <text:p>-0.324908</text:p>
          </table:table-cell>
          <table:table-cell table:formula="of:=[.$N$1]*[.D42]" office:value-type="float" office:value="-0.270411546461463" calcext:value-type="float">
            <text:p>-0.270411546461463</text:p>
          </table:table-cell>
          <table:table-cell table:number-columns-repeated="9"/>
        </table:table-row>
        <table:table-row table:style-name="ro1">
          <table:table-cell office:value-type="time" office:time-value="PT15H11M31.39S" calcext:value-type="time">
            <text:p>15:11:31.3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156459" calcext:value-type="float">
            <text:p>-2.16E-10</text:p>
          </table:table-cell>
          <table:table-cell table:formula="of:=[.C43]*10^9" office:value-type="float" office:value="-0.2156459" calcext:value-type="float">
            <text:p>-0.2156459</text:p>
          </table:table-cell>
          <table:table-cell table:formula="of:=[.$N$1]*[.D43]" office:value-type="float" office:value="-0.179475855648596" calcext:value-type="float">
            <text:p>-0.179475855648596</text:p>
          </table:table-cell>
          <table:table-cell table:number-columns-repeated="9"/>
        </table:table-row>
        <table:table-row table:style-name="ro1">
          <table:table-cell office:value-type="time" office:time-value="PT15H11M31.774S" calcext:value-type="time">
            <text:p>15:11:31.7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016843" calcext:value-type="float">
            <text:p>-1.02E-10</text:p>
          </table:table-cell>
          <table:table-cell table:formula="of:=[.C44]*10^9" office:value-type="float" office:value="-0.1016843" calcext:value-type="float">
            <text:p>-0.1016843</text:p>
          </table:table-cell>
          <table:table-cell table:formula="of:=[.$N$1]*[.D44]" office:value-type="float" office:value="-0.0846289066869738" calcext:value-type="float">
            <text:p>-0.084628906686974</text:p>
          </table:table-cell>
          <table:table-cell table:number-columns-repeated="9"/>
        </table:table-row>
        <table:table-row table:style-name="ro1">
          <table:table-cell office:value-type="time" office:time-value="PT15H11M32.158S" calcext:value-type="time">
            <text:p>15:11:32.1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6258797" calcext:value-type="float">
            <text:p>-6.26E-11</text:p>
          </table:table-cell>
          <table:table-cell table:formula="of:=[.C45]*10^9" office:value-type="float" office:value="-0.06258797" calcext:value-type="float">
            <text:p>-0.06258797</text:p>
          </table:table-cell>
          <table:table-cell table:formula="of:=[.$N$1]*[.D45]" office:value-type="float" office:value="-0.0520901601609798" calcext:value-type="float">
            <text:p>-0.05209016016098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04664430795929" calcext:value-type="float">
            <text:p>-0.104664430795929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604473301198722" calcext:value-type="float">
            <text:p>0.060447330119872</text:p>
          </table:table-cell>
          <table:table-cell/>
          <table:table-cell table:formula="of:=(MAX([.E44:.E48])-MIN([.E44:.E48]))/2" office:value-type="float" office:value="0.0726236870135114" calcext:value-type="float">
            <text:p>0.072623687013511</text:p>
          </table:table-cell>
          <table:table-cell table:number-columns-repeated="2"/>
        </table:table-row>
        <table:table-row table:style-name="ro1">
          <table:table-cell office:value-type="time" office:time-value="PT15H11M32.541S" calcext:value-type="time">
            <text:p>15:11:32.5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136911" calcext:value-type="float">
            <text:p>-2.14E-10</text:p>
          </table:table-cell>
          <table:table-cell table:formula="of:=[.C46]*10^9" office:value-type="float" office:value="-0.2136911" calcext:value-type="float">
            <text:p>-0.2136911</text:p>
          </table:table-cell>
          <table:table-cell table:formula="of:=[.$N$1]*[.D46]" office:value-type="float" office:value="-0.177848932054769" calcext:value-type="float">
            <text:p>-0.177848932054769</text:p>
          </table:table-cell>
          <table:table-cell table:number-columns-repeated="9"/>
        </table:table-row>
        <table:table-row table:style-name="ro1">
          <table:table-cell office:value-type="time" office:time-value="PT15H11M32.925S" calcext:value-type="time">
            <text:p>15:11:32.9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116529" calcext:value-type="float">
            <text:p>-2.12E-10</text:p>
          </table:table-cell>
          <table:table-cell table:formula="of:=[.C47]*10^9" office:value-type="float" office:value="-0.2116529" calcext:value-type="float">
            <text:p>-0.2116529</text:p>
          </table:table-cell>
          <table:table-cell table:formula="of:=[.$N$1]*[.D47]" office:value-type="float" office:value="-0.176152597049175" calcext:value-type="float">
            <text:p>-0.176152597049175</text:p>
          </table:table-cell>
          <table:table-cell table:number-columns-repeated="9"/>
        </table:table-row>
        <table:table-row table:style-name="ro1">
          <table:table-cell office:value-type="time" office:time-value="PT15H11M33.309S" calcext:value-type="time">
            <text:p>15:11:33.3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0391718" calcext:value-type="float">
            <text:p>-3.92E-11</text:p>
          </table:table-cell>
          <table:table-cell table:formula="of:=[.C48]*10^9" office:value-type="float" office:value="-0.0391718" calcext:value-type="float">
            <text:p>-0.0391718</text:p>
          </table:table-cell>
          <table:table-cell table:formula="of:=[.$N$1]*[.D48]" office:value-type="float" office:value="-0.0326015580277467" calcext:value-type="float">
            <text:p>-0.032601558027747</text:p>
          </table:table-cell>
          <table:table-cell table:number-columns-repeated="9"/>
        </table:table-row>
        <table:table-row table:style-name="ro1">
          <table:table-cell office:value-type="time" office:time-value="PT15H11M33.693S" calcext:value-type="time">
            <text:p>15:11:33.6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5593333" calcext:value-type="float">
            <text:p>-5.59E-11</text:p>
          </table:table-cell>
          <table:table-cell table:formula="of:=[.C49]*10^9" office:value-type="float" office:value="-0.05593333" calcext:value-type="float">
            <text:p>-0.05593333</text:p>
          </table:table-cell>
          <table:table-cell table:formula="of:=[.$N$1]*[.D49]" office:value-type="float" office:value="-0.0465516954462165" calcext:value-type="float">
            <text:p>-0.046551695446217</text:p>
          </table:table-cell>
          <table:table-cell table:number-columns-repeated="9"/>
        </table:table-row>
        <table:table-row table:style-name="ro1">
          <table:table-cell office:value-type="time" office:time-value="PT15H11M34.077S" calcext:value-type="time">
            <text:p>15:11:34.0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187934" calcext:value-type="float">
            <text:p>-3.19E-10</text:p>
          </table:table-cell>
          <table:table-cell table:formula="of:=[.C50]*10^9" office:value-type="float" office:value="-0.3187934" calcext:value-type="float">
            <text:p>-0.3187934</text:p>
          </table:table-cell>
          <table:table-cell table:formula="of:=[.$N$1]*[.D50]" office:value-type="float" office:value="-0.265322541444679" calcext:value-type="float">
            <text:p>-0.265322541444679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66612491206097" calcext:value-type="float">
            <text:p>-0.166612491206097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00711134244079" calcext:value-type="float">
            <text:p>0.100711134244079</text:p>
          </table:table-cell>
          <table:table-cell/>
          <table:table-cell table:formula="of:=(MAX([.E49:.E53])-MIN([.E49:.E53]))/2" office:value-type="float" office:value="0.120998955074809" calcext:value-type="float">
            <text:p>0.120998955074809</text:p>
          </table:table-cell>
          <table:table-cell table:number-columns-repeated="2"/>
        </table:table-row>
        <table:table-row table:style-name="ro1">
          <table:table-cell office:value-type="time" office:time-value="PT15H11M34.461S" calcext:value-type="time">
            <text:p>15:11:34.4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046932" calcext:value-type="float">
            <text:p>-3.05E-10</text:p>
          </table:table-cell>
          <table:table-cell table:formula="of:=[.C51]*10^9" office:value-type="float" office:value="-0.3046932" calcext:value-type="float">
            <text:p>-0.3046932</text:p>
          </table:table-cell>
          <table:table-cell table:formula="of:=[.$N$1]*[.D51]" office:value-type="float" office:value="-0.253587352137503" calcext:value-type="float">
            <text:p>-0.253587352137503</text:p>
          </table:table-cell>
          <table:table-cell table:number-columns-repeated="9"/>
        </table:table-row>
        <table:table-row table:style-name="ro1">
          <table:table-cell office:value-type="time" office:time-value="PT15H11M34.844S" calcext:value-type="time">
            <text:p>15:11:34.8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2802528" calcext:value-type="float">
            <text:p>-2.80E-11</text:p>
          </table:table-cell>
          <table:table-cell table:formula="of:=[.C52]*10^9" office:value-type="float" office:value="-0.02802528" calcext:value-type="float">
            <text:p>-0.02802528</text:p>
          </table:table-cell>
          <table:table-cell table:formula="of:=[.$N$1]*[.D52]" office:value-type="float" office:value="-0.0233246312950604" calcext:value-type="float">
            <text:p>-0.023324631295061</text:p>
          </table:table-cell>
          <table:table-cell table:number-columns-repeated="9"/>
        </table:table-row>
        <table:table-row table:style-name="ro1">
          <table:table-cell office:value-type="time" office:time-value="PT15H11M35.227S" calcext:value-type="time">
            <text:p>15:11:35.2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935056" calcext:value-type="float">
            <text:p>-2.94E-10</text:p>
          </table:table-cell>
          <table:table-cell table:formula="of:=[.C53]*10^9" office:value-type="float" office:value="-0.2935056" calcext:value-type="float">
            <text:p>-0.2935056</text:p>
          </table:table-cell>
          <table:table-cell table:formula="of:=[.$N$1]*[.D53]" office:value-type="float" office:value="-0.244276235707029" calcext:value-type="float">
            <text:p>-0.244276235707029</text:p>
          </table:table-cell>
          <table:table-cell table:number-columns-repeated="9"/>
        </table:table-row>
        <table:table-row table:style-name="ro1">
          <table:table-cell office:value-type="time" office:time-value="PT15H11M35.612S" calcext:value-type="time">
            <text:p>15:11:35.6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516924" calcext:value-type="float">
            <text:p>-3.52E-10</text:p>
          </table:table-cell>
          <table:table-cell table:formula="of:=[.C54]*10^9" office:value-type="float" office:value="-0.3516924" calcext:value-type="float">
            <text:p>-0.3516924</text:p>
          </table:table-cell>
          <table:table-cell table:formula="of:=[.$N$1]*[.D54]" office:value-type="float" office:value="-0.292703429163773" calcext:value-type="float">
            <text:p>-0.292703429163773</text:p>
          </table:table-cell>
          <table:table-cell table:number-columns-repeated="9"/>
        </table:table-row>
        <table:table-row table:style-name="ro1">
          <table:table-cell office:value-type="time" office:time-value="PT15H11M35.996S" calcext:value-type="time">
            <text:p>15:11:36.0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487116" calcext:value-type="float">
            <text:p>-2.49E-10</text:p>
          </table:table-cell>
          <table:table-cell table:formula="of:=[.C55]*10^9" office:value-type="float" office:value="-0.2487116" calcext:value-type="float">
            <text:p>-0.2487116</text:p>
          </table:table-cell>
          <table:table-cell table:formula="of:=[.$N$1]*[.D55]" office:value-type="float" office:value="-0.206995482964115" calcext:value-type="float">
            <text:p>-0.20699548296411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159004111610707" calcext:value-type="float">
            <text:p>-0.159004111610707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04297046124709" calcext:value-type="float">
            <text:p>0.104297046124709</text:p>
          </table:table-cell>
          <table:table-cell/>
          <table:table-cell table:formula="of:=(MAX([.E54:.E58])-MIN([.E54:.E58]))/2" office:value-type="float" office:value="0.125308583958577" calcext:value-type="float">
            <text:p>0.125308583958577</text:p>
          </table:table-cell>
          <table:table-cell table:number-columns-repeated="2"/>
        </table:table-row>
        <table:table-row table:style-name="ro1">
          <table:table-cell office:value-type="time" office:time-value="PT15H11M36.38S" calcext:value-type="time">
            <text:p>15:11:36.3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5056797" calcext:value-type="float">
            <text:p>-5.06E-11</text:p>
          </table:table-cell>
          <table:table-cell table:formula="of:=[.C56]*10^9" office:value-type="float" office:value="-0.05056797" calcext:value-type="float">
            <text:p>-0.05056797</text:p>
          </table:table-cell>
          <table:table-cell table:formula="of:=[.$N$1]*[.D56]" office:value-type="float" office:value="-0.0420862612466201" calcext:value-type="float">
            <text:p>-0.04208626124662</text:p>
          </table:table-cell>
          <table:table-cell table:number-columns-repeated="9"/>
        </table:table-row>
        <table:table-row table:style-name="ro1">
          <table:table-cell office:value-type="time" office:time-value="PT15H11M36.764S" calcext:value-type="time">
            <text:p>15:11:36.7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724452" calcext:value-type="float">
            <text:p>-7.24E-11</text:p>
          </table:table-cell>
          <table:table-cell table:formula="of:=[.C57]*10^9" office:value-type="float" office:value="-0.0724452" calcext:value-type="float">
            <text:p>-0.0724452</text:p>
          </table:table-cell>
          <table:table-cell table:formula="of:=[.$N$1]*[.D57]" office:value-type="float" office:value="-0.0602940480557879" calcext:value-type="float">
            <text:p>-0.060294048055788</text:p>
          </table:table-cell>
          <table:table-cell table:number-columns-repeated="9"/>
        </table:table-row>
        <table:table-row table:style-name="ro1">
          <table:table-cell office:value-type="time" office:time-value="PT15H11M37.147S" calcext:value-type="time">
            <text:p>15:11:37.1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318251" calcext:value-type="float">
            <text:p>-2.32E-10</text:p>
          </table:table-cell>
          <table:table-cell table:formula="of:=[.C58]*10^9" office:value-type="float" office:value="-0.2318251" calcext:value-type="float">
            <text:p>-0.2318251</text:p>
          </table:table-cell>
          <table:table-cell table:formula="of:=[.$N$1]*[.D58]" office:value-type="float" office:value="-0.192941336623239" calcext:value-type="float">
            <text:p>-0.192941336623239</text:p>
          </table:table-cell>
          <table:table-cell table:number-columns-repeated="9"/>
        </table:table-row>
        <table:table-row table:style-name="ro1">
          <table:table-cell office:value-type="time" office:time-value="PT15H11M37.531S" calcext:value-type="time">
            <text:p>15:11:37.5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491556" calcext:value-type="float">
            <text:p>-3.49E-10</text:p>
          </table:table-cell>
          <table:table-cell table:formula="of:=[.C59]*10^9" office:value-type="float" office:value="-0.3491556" calcext:value-type="float">
            <text:p>-0.3491556</text:p>
          </table:table-cell>
          <table:table-cell table:formula="of:=[.$N$1]*[.D59]" office:value-type="float" office:value="-0.290592123775591" calcext:value-type="float">
            <text:p>-0.290592123775591</text:p>
          </table:table-cell>
          <table:table-cell table:number-columns-repeated="9"/>
        </table:table-row>
        <table:table-row table:style-name="ro1">
          <table:table-cell office:value-type="time" office:time-value="PT15H11M37.914S" calcext:value-type="time">
            <text:p>15:11:37.9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6683037" calcext:value-type="float">
            <text:p>-6.68E-11</text:p>
          </table:table-cell>
          <table:table-cell table:formula="of:=[.C60]*10^9" office:value-type="float" office:value="-0.06683037" calcext:value-type="float">
            <text:p>-0.06683037</text:p>
          </table:table-cell>
          <table:table-cell table:formula="of:=[.$N$1]*[.D60]" office:value-type="float" office:value="-0.0556209871788067" calcext:value-type="float">
            <text:p>-0.055620987178807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1724849227778" calcext:value-type="float">
            <text:p>-0.21724849227778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977924493862417" calcext:value-type="float">
            <text:p>0.097792449386242</text:p>
          </table:table-cell>
          <table:table-cell/>
          <table:table-cell table:formula="of:=(MAX([.E59:.E63])-MIN([.E59:.E63]))/2" office:value-type="float" office:value="0.117485568298392" calcext:value-type="float">
            <text:p>0.117485568298392</text:p>
          </table:table-cell>
          <table:table-cell table:number-columns-repeated="2"/>
        </table:table-row>
        <table:table-row table:style-name="ro1">
          <table:table-cell office:value-type="time" office:time-value="PT15H11M38.298S" calcext:value-type="time">
            <text:p>15:11:38.3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831494" calcext:value-type="float">
            <text:p>-2.83E-10</text:p>
          </table:table-cell>
          <table:table-cell table:formula="of:=[.C61]*10^9" office:value-type="float" office:value="-0.2831494" calcext:value-type="float">
            <text:p>-0.2831494</text:p>
          </table:table-cell>
          <table:table-cell table:formula="of:=[.$N$1]*[.D61]" office:value-type="float" office:value="-0.235657069489318" calcext:value-type="float">
            <text:p>-0.235657069489318</text:p>
          </table:table-cell>
          <table:table-cell table:number-columns-repeated="9"/>
        </table:table-row>
        <table:table-row table:style-name="ro1">
          <table:table-cell office:value-type="time" office:time-value="PT15H11M38.683S" calcext:value-type="time">
            <text:p>15:11:38.6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468264" calcext:value-type="float">
            <text:p>-3.47E-10</text:p>
          </table:table-cell>
          <table:table-cell table:formula="of:=[.C62]*10^9" office:value-type="float" office:value="-0.3468264" calcext:value-type="float">
            <text:p>-0.3468264</text:p>
          </table:table-cell>
          <table:table-cell table:formula="of:=[.$N$1]*[.D62]" office:value-type="float" office:value="-0.288653597872819" calcext:value-type="float">
            <text:p>-0.288653597872819</text:p>
          </table:table-cell>
          <table:table-cell table:number-columns-repeated="9"/>
        </table:table-row>
        <table:table-row table:style-name="ro1">
          <table:table-cell office:value-type="time" office:time-value="PT15H11M39.066S" calcext:value-type="time">
            <text:p>15:11:39.0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591928" calcext:value-type="float">
            <text:p>-2.59E-10</text:p>
          </table:table-cell>
          <table:table-cell table:formula="of:=[.C63]*10^9" office:value-type="float" office:value="-0.2591928" calcext:value-type="float">
            <text:p>-0.2591928</text:p>
          </table:table-cell>
          <table:table-cell table:formula="of:=[.$N$1]*[.D63]" office:value-type="float" office:value="-0.215718683072367" calcext:value-type="float">
            <text:p>-0.215718683072367</text:p>
          </table:table-cell>
          <table:table-cell table:number-columns-repeated="9"/>
        </table:table-row>
        <table:table-row table:style-name="ro1">
          <table:table-cell office:value-type="time" office:time-value="PT15H11M39.45S" calcext:value-type="time">
            <text:p>15:11:39.4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579995" calcext:value-type="float">
            <text:p>-1.58E-10</text:p>
          </table:table-cell>
          <table:table-cell table:formula="of:=[.C64]*10^9" office:value-type="float" office:value="-0.1579995" calcext:value-type="float">
            <text:p>-0.1579995</text:p>
          </table:table-cell>
          <table:table-cell table:formula="of:=[.$N$1]*[.D64]" office:value-type="float" office:value="-0.131498421507435" calcext:value-type="float">
            <text:p>-0.131498421507435</text:p>
          </table:table-cell>
          <table:table-cell table:number-columns-repeated="9"/>
        </table:table-row>
        <table:table-row table:style-name="ro1">
          <table:table-cell office:value-type="time" office:time-value="PT15H11M39.825S" calcext:value-type="time">
            <text:p>15:11:39.8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956136" calcext:value-type="float">
            <text:p>-3.96E-10</text:p>
          </table:table-cell>
          <table:table-cell table:formula="of:=[.C65]*10^9" office:value-type="float" office:value="-0.3956136" calcext:value-type="float">
            <text:p>-0.3956136</text:p>
          </table:table-cell>
          <table:table-cell table:formula="of:=[.$N$1]*[.D65]" office:value-type="float" office:value="-0.329257775669379" calcext:value-type="float">
            <text:p>-0.329257775669379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75700329838929" calcext:value-type="float">
            <text:p>-0.275700329838929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874598181059853" calcext:value-type="float">
            <text:p>0.087459818105985</text:p>
          </table:table-cell>
          <table:table-cell/>
          <table:table-cell table:formula="of:=(MAX([.E64:.E68])-MIN([.E64:.E68]))/2" office:value-type="float" office:value="0.105058457907944" calcext:value-type="float">
            <text:p>0.105058457907944</text:p>
          </table:table-cell>
          <table:table-cell table:number-columns-repeated="2"/>
        </table:table-row>
        <table:table-row table:style-name="ro1">
          <table:table-cell office:value-type="time" office:time-value="PT15H11M40.194S" calcext:value-type="time">
            <text:p>15:11:40.1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104616" calcext:value-type="float">
            <text:p>-4.10E-10</text:p>
          </table:table-cell>
          <table:table-cell table:formula="of:=[.C66]*10^9" office:value-type="float" office:value="-0.4104616" calcext:value-type="float">
            <text:p>-0.4104616</text:p>
          </table:table-cell>
          <table:table-cell table:formula="of:=[.$N$1]*[.D66]" office:value-type="float" office:value="-0.341615337323323" calcext:value-type="float">
            <text:p>-0.341615337323323</text:p>
          </table:table-cell>
          <table:table-cell table:number-columns-repeated="9"/>
        </table:table-row>
        <table:table-row table:style-name="ro1">
          <table:table-cell office:value-type="time" office:time-value="PT15H11M40.57S" calcext:value-type="time">
            <text:p>15:11:40.5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041394" calcext:value-type="float">
            <text:p>-4.04E-10</text:p>
          </table:table-cell>
          <table:table-cell table:formula="of:=[.C67]*10^9" office:value-type="float" office:value="-0.4041394" calcext:value-type="float">
            <text:p>-0.4041394</text:p>
          </table:table-cell>
          <table:table-cell table:formula="of:=[.$N$1]*[.D67]" office:value-type="float" office:value="-0.33635355282113" calcext:value-type="float">
            <text:p>-0.33635355282113</text:p>
          </table:table-cell>
          <table:table-cell table:number-columns-repeated="9"/>
        </table:table-row>
        <table:table-row table:style-name="ro1">
          <table:table-cell office:value-type="time" office:time-value="PT15H11M40.955S" calcext:value-type="time">
            <text:p>15:11:40.9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880991" calcext:value-type="float">
            <text:p>-2.88E-10</text:p>
          </table:table-cell>
          <table:table-cell table:formula="of:=[.C68]*10^9" office:value-type="float" office:value="-0.2880991" calcext:value-type="float">
            <text:p>-0.2880991</text:p>
          </table:table-cell>
          <table:table-cell table:formula="of:=[.$N$1]*[.D68]" office:value-type="float" office:value="-0.239776561873378" calcext:value-type="float">
            <text:p>-0.239776561873378</text:p>
          </table:table-cell>
          <table:table-cell table:number-columns-repeated="9"/>
        </table:table-row>
        <table:table-row table:style-name="ro1">
          <table:table-cell office:value-type="time" office:time-value="PT15H11M41.339S" calcext:value-type="time">
            <text:p>15:11:41.3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170464" calcext:value-type="float">
            <text:p>-3.17E-10</text:p>
          </table:table-cell>
          <table:table-cell table:formula="of:=[.C69]*10^9" office:value-type="float" office:value="-0.3170464" calcext:value-type="float">
            <text:p>-0.3170464</text:p>
          </table:table-cell>
          <table:table-cell table:formula="of:=[.$N$1]*[.D69]" office:value-type="float" office:value="-0.263868563790487" calcext:value-type="float">
            <text:p>-0.263868563790487</text:p>
          </table:table-cell>
          <table:table-cell table:number-columns-repeated="9"/>
        </table:table-row>
        <table:table-row table:style-name="ro1">
          <table:table-cell office:value-type="time" office:time-value="PT15H11M41.721S" calcext:value-type="time">
            <text:p>15:11:41.7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072858" calcext:value-type="float">
            <text:p>-2.07E-10</text:p>
          </table:table-cell>
          <table:table-cell table:formula="of:=[.C70]*10^9" office:value-type="float" office:value="-0.2072858" calcext:value-type="float">
            <text:p>-0.2072858</text:p>
          </table:table-cell>
          <table:table-cell table:formula="of:=[.$N$1]*[.D70]" office:value-type="float" office:value="-0.172517985822145" calcext:value-type="float">
            <text:p>-0.172517985822145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48035404630525" calcext:value-type="float">
            <text:p>-0.248035404630525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60713820221913" calcext:value-type="float">
            <text:p>0.060713820221913</text:p>
          </table:table-cell>
          <table:table-cell/>
          <table:table-cell table:formula="of:=(MAX([.E69:.E73])-MIN([.E69:.E73]))/2" office:value-type="float" office:value="0.0729177700152909" calcext:value-type="float">
            <text:p>0.072917770015291</text:p>
          </table:table-cell>
          <table:table-cell table:number-columns-repeated="2"/>
        </table:table-row>
        <table:table-row table:style-name="ro1">
          <table:table-cell office:value-type="time" office:time-value="PT15H11M42.105S" calcext:value-type="time">
            <text:p>15:11:42.1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192644" calcext:value-type="float">
            <text:p>-2.19E-10</text:p>
          </table:table-cell>
          <table:table-cell table:formula="of:=[.C71]*10^9" office:value-type="float" office:value="-0.2192644" calcext:value-type="float">
            <text:p>-0.2192644</text:p>
          </table:table-cell>
          <table:table-cell table:formula="of:=[.$N$1]*[.D71]" office:value-type="float" office:value="-0.182487428711958" calcext:value-type="float">
            <text:p>-0.182487428711958</text:p>
          </table:table-cell>
          <table:table-cell table:number-columns-repeated="9"/>
        </table:table-row>
        <table:table-row table:style-name="ro1">
          <table:table-cell office:value-type="time" office:time-value="PT15H11M42.489S" calcext:value-type="time">
            <text:p>15:11:42.4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640034" calcext:value-type="float">
            <text:p>-3.64E-10</text:p>
          </table:table-cell>
          <table:table-cell table:formula="of:=[.C72]*10^9" office:value-type="float" office:value="-0.3640034" calcext:value-type="float">
            <text:p>-0.3640034</text:p>
          </table:table-cell>
          <table:table-cell table:formula="of:=[.$N$1]*[.D72]" office:value-type="float" office:value="-0.302949518975311" calcext:value-type="float">
            <text:p>-0.302949518975311</text:p>
          </table:table-cell>
          <table:table-cell table:number-columns-repeated="9"/>
        </table:table-row>
        <table:table-row table:style-name="ro1">
          <table:table-cell office:value-type="time" office:time-value="PT15H11M42.874S" calcext:value-type="time">
            <text:p>15:11:42.8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825118" calcext:value-type="float">
            <text:p>-3.83E-10</text:p>
          </table:table-cell>
          <table:table-cell table:formula="of:=[.C73]*10^9" office:value-type="float" office:value="-0.3825118" calcext:value-type="float">
            <text:p>-0.3825118</text:p>
          </table:table-cell>
          <table:table-cell table:formula="of:=[.$N$1]*[.D73]" office:value-type="float" office:value="-0.318353525852726" calcext:value-type="float">
            <text:p>-0.318353525852726</text:p>
          </table:table-cell>
          <table:table-cell table:number-columns-repeated="9"/>
        </table:table-row>
        <table:table-row table:style-name="ro1">
          <table:table-cell office:value-type="time" office:time-value="PT15H11M43.257S" calcext:value-type="time">
            <text:p>15:11:43.2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952805" calcext:value-type="float">
            <text:p>-3.95E-10</text:p>
          </table:table-cell>
          <table:table-cell table:formula="of:=[.C74]*10^9" office:value-type="float" office:value="-0.3952805" calcext:value-type="float">
            <text:p>-0.3952805</text:p>
          </table:table-cell>
          <table:table-cell table:formula="of:=[.$N$1]*[.D74]" office:value-type="float" office:value="-0.328980546157867" calcext:value-type="float">
            <text:p>-0.328980546157867</text:p>
          </table:table-cell>
          <table:table-cell table:number-columns-repeated="9"/>
        </table:table-row>
        <table:table-row table:style-name="ro1">
          <table:table-cell office:value-type="time" office:time-value="PT15H11M43.64S" calcext:value-type="time">
            <text:p>15:11:43.6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142866" calcext:value-type="float">
            <text:p>-1.14E-10</text:p>
          </table:table-cell>
          <table:table-cell table:formula="of:=[.C75]*10^9" office:value-type="float" office:value="-0.1142866" calcext:value-type="float">
            <text:p>-0.1142866</text:p>
          </table:table-cell>
          <table:table-cell table:formula="of:=[.$N$1]*[.D75]" office:value-type="float" office:value="-0.0951174370770267" calcext:value-type="float">
            <text:p>-0.095117437077027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198161241242456" calcext:value-type="float">
            <text:p>-0.198161241242456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973292921715995" calcext:value-type="float">
            <text:p>0.0973292921716</text:p>
          </table:table-cell>
          <table:table-cell/>
          <table:table-cell table:formula="of:=(MAX([.E74:.E78])-MIN([.E74:.E78]))/2" office:value-type="float" office:value="0.11693155454042" calcext:value-type="float">
            <text:p>0.11693155454042</text:p>
          </table:table-cell>
          <table:table-cell table:number-columns-repeated="2"/>
        </table:table-row>
        <table:table-row table:style-name="ro1">
          <table:table-cell office:value-type="time" office:time-value="PT15H11M44.016S" calcext:value-type="time">
            <text:p>15:11:44.0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323657" calcext:value-type="float">
            <text:p>-2.32E-10</text:p>
          </table:table-cell>
          <table:table-cell table:formula="of:=[.C76]*10^9" office:value-type="float" office:value="-0.2323657" calcext:value-type="float">
            <text:p>-0.2323657</text:p>
          </table:table-cell>
          <table:table-cell table:formula="of:=[.$N$1]*[.D76]" office:value-type="float" office:value="-0.193391262393047" calcext:value-type="float">
            <text:p>-0.193391262393047</text:p>
          </table:table-cell>
          <table:table-cell table:number-columns-repeated="9"/>
        </table:table-row>
        <table:table-row table:style-name="ro1">
          <table:table-cell office:value-type="time" office:time-value="PT15H11M44.393S" calcext:value-type="time">
            <text:p>15:11:44.3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394497" calcext:value-type="float">
            <text:p>-1.39E-10</text:p>
          </table:table-cell>
          <table:table-cell table:formula="of:=[.C77]*10^9" office:value-type="float" office:value="-0.1394497" calcext:value-type="float">
            <text:p>-0.1394497</text:p>
          </table:table-cell>
          <table:table-cell table:formula="of:=[.$N$1]*[.D77]" office:value-type="float" office:value="-0.116059958605473" calcext:value-type="float">
            <text:p>-0.116059958605473</text:p>
          </table:table-cell>
          <table:table-cell table:number-columns-repeated="9"/>
        </table:table-row>
        <table:table-row table:style-name="ro1">
          <table:table-cell office:value-type="time" office:time-value="PT15H11M44.777S" calcext:value-type="time">
            <text:p>15:11:44.7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091024" calcext:value-type="float">
            <text:p>-3.09E-10</text:p>
          </table:table-cell>
          <table:table-cell table:formula="of:=[.C78]*10^9" office:value-type="float" office:value="-0.3091024" calcext:value-type="float">
            <text:p>-0.3091024</text:p>
          </table:table-cell>
          <table:table-cell table:formula="of:=[.$N$1]*[.D78]" office:value-type="float" office:value="-0.257257001978867" calcext:value-type="float">
            <text:p>-0.257257001978867</text:p>
          </table:table-cell>
          <table:table-cell table:number-columns-repeated="9"/>
        </table:table-row>
        <table:table-row table:style-name="ro1">
          <table:table-cell office:value-type="time" office:time-value="PT15H11M45.161S" calcext:value-type="time">
            <text:p>15:11:45.1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152163" calcext:value-type="float">
            <text:p>-3.15E-10</text:p>
          </table:table-cell>
          <table:table-cell table:formula="of:=[.C79]*10^9" office:value-type="float" office:value="-0.3152163" calcext:value-type="float">
            <text:p>-0.3152163</text:p>
          </table:table-cell>
          <table:table-cell table:formula="of:=[.$N$1]*[.D79]" office:value-type="float" office:value="-0.262345424405864" calcext:value-type="float">
            <text:p>-0.262345424405864</text:p>
          </table:table-cell>
          <table:table-cell table:number-columns-repeated="9"/>
        </table:table-row>
        <table:table-row table:style-name="ro1">
          <table:table-cell office:value-type="time" office:time-value="PT15H11M45.543S" calcext:value-type="time">
            <text:p>15:11:45.5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768557" calcext:value-type="float">
            <text:p>-3.77E-10</text:p>
          </table:table-cell>
          <table:table-cell table:formula="of:=[.C80]*10^9" office:value-type="float" office:value="-0.3768557" calcext:value-type="float">
            <text:p>-0.3768557</text:p>
          </table:table-cell>
          <table:table-cell table:formula="of:=[.$N$1]*[.D80]" office:value-type="float" office:value="-0.313646117146444" calcext:value-type="float">
            <text:p>-0.313646117146444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178748816885232" calcext:value-type="float">
            <text:p>-0.178748816885232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939282318309254" calcext:value-type="float">
            <text:p>0.093928231830925</text:p>
          </table:table-cell>
          <table:table-cell/>
          <table:table-cell table:formula="of:=(MAX([.E79:.E83])-MIN([.E79:.E83]))/2" office:value-type="float" office:value="0.112847059157137" calcext:value-type="float">
            <text:p>0.112847059157137</text:p>
          </table:table-cell>
          <table:table-cell table:number-columns-repeated="2"/>
        </table:table-row>
        <table:table-row table:style-name="ro1">
          <table:table-cell office:value-type="time" office:time-value="PT15H11M45.927S" calcext:value-type="time">
            <text:p>15:11:45.9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665674" calcext:value-type="float">
            <text:p>-1.67E-10</text:p>
          </table:table-cell>
          <table:table-cell table:formula="of:=[.C81]*10^9" office:value-type="float" office:value="-0.1665674" calcext:value-type="float">
            <text:p>-0.1665674</text:p>
          </table:table-cell>
          <table:table-cell table:formula="of:=[.$N$1]*[.D81]" office:value-type="float" office:value="-0.138629237273521" calcext:value-type="float">
            <text:p>-0.138629237273521</text:p>
          </table:table-cell>
          <table:table-cell table:number-columns-repeated="9"/>
        </table:table-row>
        <table:table-row table:style-name="ro1">
          <table:table-cell office:value-type="time" office:time-value="PT15H11M46.311S" calcext:value-type="time">
            <text:p>15:11:46.3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095452" calcext:value-type="float">
            <text:p>-1.10E-10</text:p>
          </table:table-cell>
          <table:table-cell table:formula="of:=[.C82]*10^9" office:value-type="float" office:value="-0.1095452" calcext:value-type="float">
            <text:p>-0.1095452</text:p>
          </table:table-cell>
          <table:table-cell table:formula="of:=[.$N$1]*[.D82]" office:value-type="float" office:value="-0.0911713067681627" calcext:value-type="float">
            <text:p>-0.091171306768163</text:p>
          </table:table-cell>
          <table:table-cell table:number-columns-repeated="9"/>
        </table:table-row>
        <table:table-row table:style-name="ro1">
          <table:table-cell office:value-type="time" office:time-value="PT15H11M46.696S" calcext:value-type="time">
            <text:p>15:11:46.7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056771" calcext:value-type="float">
            <text:p>-1.06E-10</text:p>
          </table:table-cell>
          <table:table-cell table:formula="of:=[.C83]*10^9" office:value-type="float" office:value="-0.1056771" calcext:value-type="float">
            <text:p>-0.1056771</text:p>
          </table:table-cell>
          <table:table-cell table:formula="of:=[.$N$1]*[.D83]" office:value-type="float" office:value="-0.0879519988321698" calcext:value-type="float">
            <text:p>-0.08795199883217</text:p>
          </table:table-cell>
          <table:table-cell table:number-columns-repeated="9"/>
        </table:table-row>
        <table:table-row table:style-name="ro1">
          <table:table-cell office:value-type="time" office:time-value="PT15H11M47.08S" calcext:value-type="time">
            <text:p>15:11:47.0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883198" calcext:value-type="float">
            <text:p>-1.88E-10</text:p>
          </table:table-cell>
          <table:table-cell table:formula="of:=[.C84]*10^9" office:value-type="float" office:value="-0.1883198" calcext:value-type="float">
            <text:p>-0.1883198</text:p>
          </table:table-cell>
          <table:table-cell table:formula="of:=[.$N$1]*[.D84]" office:value-type="float" office:value="-0.156733131678239" calcext:value-type="float">
            <text:p>-0.156733131678239</text:p>
          </table:table-cell>
          <table:table-cell table:number-columns-repeated="9"/>
        </table:table-row>
        <table:table-row table:style-name="ro1">
          <table:table-cell office:value-type="time" office:time-value="PT15H11M47.463S" calcext:value-type="time">
            <text:p>15:11:47.4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52551" calcext:value-type="float">
            <text:p>-1.53E-10</text:p>
          </table:table-cell>
          <table:table-cell table:formula="of:=[.C85]*10^9" office:value-type="float" office:value="-0.152551" calcext:value-type="float">
            <text:p>-0.152551</text:p>
          </table:table-cell>
          <table:table-cell table:formula="of:=[.$N$1]*[.D85]" office:value-type="float" office:value="-0.126963792286563" calcext:value-type="float">
            <text:p>-0.126963792286563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01691968387748" calcext:value-type="float">
            <text:p>-0.201691968387748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771658037821512" calcext:value-type="float">
            <text:p>0.077165803782151</text:p>
          </table:table-cell>
          <table:table-cell/>
          <table:table-cell table:formula="of:=(MAX([.E84:.E88])-MIN([.E84:.E88]))/2" office:value-type="float" office:value="0.0927006049591058" calcext:value-type="float">
            <text:p>0.092700604959106</text:p>
          </table:table-cell>
          <table:table-cell table:number-columns-repeated="2"/>
        </table:table-row>
        <table:table-row table:style-name="ro1">
          <table:table-cell office:value-type="time" office:time-value="PT15H11M47.846S" calcext:value-type="time">
            <text:p>15:11:47.8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753164" calcext:value-type="float">
            <text:p>-3.75E-10</text:p>
          </table:table-cell>
          <table:table-cell table:formula="of:=[.C86]*10^9" office:value-type="float" office:value="-0.3753164" calcext:value-type="float">
            <text:p>-0.3753164</text:p>
          </table:table-cell>
          <table:table-cell table:formula="of:=[.$N$1]*[.D86]" office:value-type="float" office:value="-0.312365002204774" calcext:value-type="float">
            <text:p>-0.312365002204774</text:p>
          </table:table-cell>
          <table:table-cell table:number-columns-repeated="9"/>
        </table:table-row>
        <table:table-row table:style-name="ro1">
          <table:table-cell office:value-type="time" office:time-value="PT15H11M48.23S" calcext:value-type="time">
            <text:p>15:11:48.2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246993" calcext:value-type="float">
            <text:p>-3.25E-10</text:p>
          </table:table-cell>
          <table:table-cell table:formula="of:=[.C87]*10^9" office:value-type="float" office:value="-0.3246993" calcext:value-type="float">
            <text:p>-0.3246993</text:p>
          </table:table-cell>
          <table:table-cell table:formula="of:=[.$N$1]*[.D87]" office:value-type="float" office:value="-0.270237851477816" calcext:value-type="float">
            <text:p>-0.270237851477816</text:p>
          </table:table-cell>
          <table:table-cell table:number-columns-repeated="9"/>
        </table:table-row>
        <table:table-row table:style-name="ro1">
          <table:table-cell office:value-type="time" office:time-value="PT15H11M48.614S" calcext:value-type="time">
            <text:p>15:11:48.6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708098" calcext:value-type="float">
            <text:p>-1.71E-10</text:p>
          </table:table-cell>
          <table:table-cell table:formula="of:=[.C88]*10^9" office:value-type="float" office:value="-0.1708098" calcext:value-type="float">
            <text:p>-0.1708098</text:p>
          </table:table-cell>
          <table:table-cell table:formula="of:=[.$N$1]*[.D88]" office:value-type="float" office:value="-0.142160064291347" calcext:value-type="float">
            <text:p>-0.142160064291347</text:p>
          </table:table-cell>
          <table:table-cell table:number-columns-repeated="9"/>
        </table:table-row>
        <table:table-row table:style-name="ro1">
          <table:table-cell office:value-type="time" office:time-value="PT15H11M48.998S" calcext:value-type="time">
            <text:p>15:11:49.0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722652" calcext:value-type="float">
            <text:p>-1.72E-10</text:p>
          </table:table-cell>
          <table:table-cell table:formula="of:=[.C89]*10^9" office:value-type="float" office:value="-0.1722652" calcext:value-type="float">
            <text:p>-0.1722652</text:p>
          </table:table-cell>
          <table:table-cell table:formula="of:=[.$N$1]*[.D89]" office:value-type="float" office:value="-0.143371351685687" calcext:value-type="float">
            <text:p>-0.143371351685687</text:p>
          </table:table-cell>
          <table:table-cell table:number-columns-repeated="9"/>
        </table:table-row>
        <table:table-row table:style-name="ro1">
          <table:table-cell office:value-type="time" office:time-value="PT15H11M49.383S" calcext:value-type="time">
            <text:p>15:11:49.3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281648" calcext:value-type="float">
            <text:p>-2.28E-10</text:p>
          </table:table-cell>
          <table:table-cell table:formula="of:=[.C90]*10^9" office:value-type="float" office:value="-0.2281648" calcext:value-type="float">
            <text:p>-0.2281648</text:p>
          </table:table-cell>
          <table:table-cell table:formula="of:=[.$N$1]*[.D90]" office:value-type="float" office:value="-0.18989497462688" calcext:value-type="float">
            <text:p>-0.18989497462688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194768837558027" calcext:value-type="float">
            <text:p>-0.194768837558027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758831231815836" calcext:value-type="float">
            <text:p>0.075883123181584</text:p>
          </table:table-cell>
          <table:table-cell/>
          <table:table-cell table:formula="of:=(MAX([.E89:.E93])-MIN([.E89:.E93]))/2" office:value-type="float" office:value="0.0911602791757654" calcext:value-type="float">
            <text:p>0.091160279175766</text:p>
          </table:table-cell>
          <table:table-cell table:number-columns-repeated="2"/>
        </table:table-row>
        <table:table-row table:style-name="ro1">
          <table:table-cell office:value-type="time" office:time-value="PT15H11M49.766S" calcext:value-type="time">
            <text:p>15:11:49.7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085618" calcext:value-type="float">
            <text:p>-3.09E-10</text:p>
          </table:table-cell>
          <table:table-cell table:formula="of:=[.C91]*10^9" office:value-type="float" office:value="-0.3085618" calcext:value-type="float">
            <text:p>-0.3085618</text:p>
          </table:table-cell>
          <table:table-cell table:formula="of:=[.$N$1]*[.D91]" office:value-type="float" office:value="-0.256807076209058" calcext:value-type="float">
            <text:p>-0.256807076209058</text:p>
          </table:table-cell>
          <table:table-cell table:number-columns-repeated="9"/>
        </table:table-row>
        <table:table-row table:style-name="ro1">
          <table:table-cell office:value-type="time" office:time-value="PT15H11M50.15S" calcext:value-type="time">
            <text:p>15:11:50.1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400883" calcext:value-type="float">
            <text:p>-3.40E-10</text:p>
          </table:table-cell>
          <table:table-cell table:formula="of:=[.C92]*10^9" office:value-type="float" office:value="-0.3400883" calcext:value-type="float">
            <text:p>-0.3400883</text:p>
          </table:table-cell>
          <table:table-cell table:formula="of:=[.$N$1]*[.D92]" office:value-type="float" office:value="-0.283045671810019" calcext:value-type="float">
            <text:p>-0.283045671810019</text:p>
          </table:table-cell>
          <table:table-cell table:number-columns-repeated="9"/>
        </table:table-row>
        <table:table-row table:style-name="ro1">
          <table:table-cell office:value-type="time" office:time-value="PT15H11M50.533S" calcext:value-type="time">
            <text:p>15:11:50.53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210244" calcext:value-type="float">
            <text:p>-1.21E-10</text:p>
          </table:table-cell>
          <table:table-cell table:formula="of:=[.C93]*10^9" office:value-type="float" office:value="-0.1210244" calcext:value-type="float">
            <text:p>-0.1210244</text:p>
          </table:table-cell>
          <table:table-cell table:formula="of:=[.$N$1]*[.D93]" office:value-type="float" office:value="-0.100725113458489" calcext:value-type="float">
            <text:p>-0.100725113458489</text:p>
          </table:table-cell>
          <table:table-cell table:number-columns-repeated="9"/>
        </table:table-row>
        <table:table-row table:style-name="ro1">
          <table:table-cell office:value-type="time" office:time-value="PT15H11M50.918S" calcext:value-type="time">
            <text:p>15:11:50.9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691461" calcext:value-type="float">
            <text:p>-1.69E-10</text:p>
          </table:table-cell>
          <table:table-cell table:formula="of:=[.C94]*10^9" office:value-type="float" office:value="-0.1691461" calcext:value-type="float">
            <text:p>-0.1691461</text:p>
          </table:table-cell>
          <table:table-cell table:formula="of:=[.$N$1]*[.D94]" office:value-type="float" office:value="-0.140775414821812" calcext:value-type="float">
            <text:p>-0.140775414821812</text:p>
          </table:table-cell>
          <table:table-cell table:number-columns-repeated="9"/>
        </table:table-row>
        <table:table-row table:style-name="ro1">
          <table:table-cell office:value-type="time" office:time-value="PT15H11M51.301S" calcext:value-type="time">
            <text:p>15:11:51.3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758989" calcext:value-type="float">
            <text:p>-3.76E-10</text:p>
          </table:table-cell>
          <table:table-cell table:formula="of:=[.C95]*10^9" office:value-type="float" office:value="-0.3758989" calcext:value-type="float">
            <text:p>-0.3758989</text:p>
          </table:table-cell>
          <table:table-cell table:formula="of:=[.$N$1]*[.D95]" office:value-type="float" office:value="-0.312849800134692" calcext:value-type="float">
            <text:p>-0.312849800134692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44871492660567" calcext:value-type="float">
            <text:p>-0.244871492660567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885637059579151" calcext:value-type="float">
            <text:p>0.088563705957915</text:p>
          </table:table-cell>
          <table:table-cell/>
          <table:table-cell table:formula="of:=(MAX([.E94:.E98])-MIN([.E94:.E98]))/2" office:value-type="float" office:value="0.106390840750872" calcext:value-type="float">
            <text:p>0.106390840750872</text:p>
          </table:table-cell>
          <table:table-cell table:number-columns-repeated="2"/>
        </table:table-row>
        <table:table-row table:style-name="ro1">
          <table:table-cell office:value-type="time" office:time-value="PT15H11M51.685S" calcext:value-type="time">
            <text:p>15:11:51.6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2481" calcext:value-type="float">
            <text:p>-4.25E-10</text:p>
          </table:table-cell>
          <table:table-cell table:formula="of:=[.C96]*10^9" office:value-type="float" office:value="-0.42481" calcext:value-type="float">
            <text:p>-0.42481</text:p>
          </table:table-cell>
          <table:table-cell table:formula="of:=[.$N$1]*[.D96]" office:value-type="float" office:value="-0.353557096323556" calcext:value-type="float">
            <text:p>-0.353557096323556</text:p>
          </table:table-cell>
          <table:table-cell table:number-columns-repeated="9"/>
        </table:table-row>
        <table:table-row table:style-name="ro1">
          <table:table-cell office:value-type="time" office:time-value="PT15H11M52.07S" calcext:value-type="time">
            <text:p>15:11:52.0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638091" calcext:value-type="float">
            <text:p>-2.64E-10</text:p>
          </table:table-cell>
          <table:table-cell table:formula="of:=[.C97]*10^9" office:value-type="float" office:value="-0.2638091" calcext:value-type="float">
            <text:p>-0.2638091</text:p>
          </table:table-cell>
          <table:table-cell table:formula="of:=[.$N$1]*[.D97]" office:value-type="float" office:value="-0.219560696263578" calcext:value-type="float">
            <text:p>-0.219560696263578</text:p>
          </table:table-cell>
          <table:table-cell table:number-columns-repeated="9"/>
        </table:table-row>
        <table:table-row table:style-name="ro1">
          <table:table-cell office:value-type="time" office:time-value="PT15H11M52.453S" calcext:value-type="time">
            <text:p>15:11:52.4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3744" calcext:value-type="float">
            <text:p>-2.37E-10</text:p>
          </table:table-cell>
          <table:table-cell table:formula="of:=[.C98]*10^9" office:value-type="float" office:value="-0.23744" calcext:value-type="float">
            <text:p>-0.23744</text:p>
          </table:table-cell>
          <table:table-cell table:formula="of:=[.$N$1]*[.D98]" office:value-type="float" office:value="-0.197614455759199" calcext:value-type="float">
            <text:p>-0.197614455759199</text:p>
          </table:table-cell>
          <table:table-cell table:number-columns-repeated="9"/>
        </table:table-row>
        <table:table-row table:style-name="ro1">
          <table:table-cell office:value-type="time" office:time-value="PT15H11M52.837S" calcext:value-type="time">
            <text:p>15:11:52.8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913561" calcext:value-type="float">
            <text:p>-1.91E-10</text:p>
          </table:table-cell>
          <table:table-cell table:formula="of:=[.C99]*10^9" office:value-type="float" office:value="-0.1913561" calcext:value-type="float">
            <text:p>-0.1913561</text:p>
          </table:table-cell>
          <table:table-cell table:formula="of:=[.$N$1]*[.D99]" office:value-type="float" office:value="-0.15926015649302" calcext:value-type="float">
            <text:p>-0.15926015649302</text:p>
          </table:table-cell>
          <table:table-cell table:number-columns-repeated="9"/>
        </table:table-row>
        <table:table-row table:style-name="ro1">
          <table:table-cell office:value-type="time" office:time-value="PT15H11M53.213S" calcext:value-type="time">
            <text:p>15:11:53.2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277642" calcext:value-type="float">
            <text:p>-4.28E-10</text:p>
          </table:table-cell>
          <table:table-cell table:formula="of:=[.C100]*10^9" office:value-type="float" office:value="-0.4277642" calcext:value-type="float">
            <text:p>-0.4277642</text:p>
          </table:table-cell>
          <table:table-cell table:formula="of:=[.$N$1]*[.D100]" office:value-type="float" office:value="-0.35601579167903" calcext:value-type="float">
            <text:p>-0.35601579167903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79542709229435" calcext:value-type="float">
            <text:p>-0.279542709229435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868701080699609" calcext:value-type="float">
            <text:p>0.086870108069961</text:p>
          </table:table-cell>
          <table:table-cell/>
          <table:table-cell table:formula="of:=(MAX([.E99:.E103])-MIN([.E99:.E103]))/2" office:value-type="float" office:value="0.104348946774459" calcext:value-type="float">
            <text:p>0.104348946774459</text:p>
          </table:table-cell>
          <table:table-cell table:number-columns-repeated="2"/>
        </table:table-row>
        <table:table-row table:style-name="ro1">
          <table:table-cell office:value-type="time" office:time-value="PT15H11M53.589S" calcext:value-type="time">
            <text:p>15:11:53.5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904561" calcext:value-type="float">
            <text:p>-3.90E-10</text:p>
          </table:table-cell>
          <table:table-cell table:formula="of:=[.C101]*10^9" office:value-type="float" office:value="-0.3904561" calcext:value-type="float">
            <text:p>-0.3904561</text:p>
          </table:table-cell>
          <table:table-cell table:formula="of:=[.$N$1]*[.D101]" office:value-type="float" office:value="-0.324965337345684" calcext:value-type="float">
            <text:p>-0.324965337345684</text:p>
          </table:table-cell>
          <table:table-cell table:number-columns-repeated="9"/>
        </table:table-row>
        <table:table-row table:style-name="ro1">
          <table:table-cell office:value-type="time" office:time-value="PT15H11M53.973S" calcext:value-type="time">
            <text:p>15:11:53.9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421132" calcext:value-type="float">
            <text:p>-4.42E-10</text:p>
          </table:table-cell>
          <table:table-cell table:formula="of:=[.C102]*10^9" office:value-type="float" office:value="-0.4421132" calcext:value-type="float">
            <text:p>-0.4421132</text:p>
          </table:table-cell>
          <table:table-cell table:formula="of:=[.$N$1]*[.D102]" office:value-type="float" office:value="-0.367958050041938" calcext:value-type="float">
            <text:p>-0.367958050041938</text:p>
          </table:table-cell>
          <table:table-cell table:number-columns-repeated="9"/>
        </table:table-row>
        <table:table-row table:style-name="ro1">
          <table:table-cell office:value-type="time" office:time-value="PT15H11M54.357S" calcext:value-type="time">
            <text:p>15:11:54.3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277073" calcext:value-type="float">
            <text:p>-2.28E-10</text:p>
          </table:table-cell>
          <table:table-cell table:formula="of:=[.C103]*10^9" office:value-type="float" office:value="-0.2277073" calcext:value-type="float">
            <text:p>-0.2277073</text:p>
          </table:table-cell>
          <table:table-cell table:formula="of:=[.$N$1]*[.D103]" office:value-type="float" office:value="-0.189514210587502" calcext:value-type="float">
            <text:p>-0.189514210587502</text:p>
          </table:table-cell>
          <table:table-cell table:number-columns-repeated="9"/>
        </table:table-row>
        <table:table-row table:style-name="ro1">
          <table:table-cell office:value-type="time" office:time-value="PT15H11M54.741S" calcext:value-type="time">
            <text:p>15:11:54.7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153963" calcext:value-type="float">
            <text:p>-2.15E-10</text:p>
          </table:table-cell>
          <table:table-cell table:formula="of:=[.C104]*10^9" office:value-type="float" office:value="-0.2153963" calcext:value-type="float">
            <text:p>-0.2153963</text:p>
          </table:table-cell>
          <table:table-cell table:formula="of:=[.$N$1]*[.D104]" office:value-type="float" office:value="-0.179268120775965" calcext:value-type="float">
            <text:p>-0.179268120775965</text:p>
          </table:table-cell>
          <table:table-cell table:number-columns-repeated="9"/>
        </table:table-row>
        <table:table-row table:style-name="ro1">
          <table:table-cell office:value-type="time" office:time-value="PT15H11M55.124S" calcext:value-type="time">
            <text:p>15:11:55.1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372051" calcext:value-type="float">
            <text:p>-4.37E-10</text:p>
          </table:table-cell>
          <table:table-cell table:formula="of:=[.C105]*10^9" office:value-type="float" office:value="-0.4372051" calcext:value-type="float">
            <text:p>-0.4372051</text:p>
          </table:table-cell>
          <table:table-cell table:formula="of:=[.$N$1]*[.D105]" office:value-type="float" office:value="-0.363873180136649" calcext:value-type="float">
            <text:p>-0.363873180136649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55678649727856" calcext:value-type="float">
            <text:p>-0.255678649727856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768429478024086" calcext:value-type="float">
            <text:p>0.076842947802409</text:p>
          </table:table-cell>
          <table:table-cell/>
          <table:table-cell table:formula="of:=(MAX([.E104:.E108])-MIN([.E104:.E108]))/2" office:value-type="float" office:value="0.0923025296803422" calcext:value-type="float">
            <text:p>0.092302529680342</text:p>
          </table:table-cell>
          <table:table-cell table:number-columns-repeated="2"/>
        </table:table-row>
        <table:table-row table:style-name="ro1">
          <table:table-cell office:value-type="time" office:time-value="PT15H11M55.5S" calcext:value-type="time">
            <text:p>15:11:55.50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478249" calcext:value-type="float">
            <text:p>-3.48E-10</text:p>
          </table:table-cell>
          <table:table-cell table:formula="of:=[.C106]*10^9" office:value-type="float" office:value="-0.3478249" calcext:value-type="float">
            <text:p>-0.3478249</text:p>
          </table:table-cell>
          <table:table-cell table:formula="of:=[.$N$1]*[.D106]" office:value-type="float" office:value="-0.289484620590455" calcext:value-type="float">
            <text:p>-0.289484620590455</text:p>
          </table:table-cell>
          <table:table-cell table:number-columns-repeated="9"/>
        </table:table-row>
        <table:table-row table:style-name="ro1">
          <table:table-cell office:value-type="time" office:time-value="PT15H11M55.876S" calcext:value-type="time">
            <text:p>15:11:55.8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110156" calcext:value-type="float">
            <text:p>-3.11E-10</text:p>
          </table:table-cell>
          <table:table-cell table:formula="of:=[.C107]*10^9" office:value-type="float" office:value="-0.3110156" calcext:value-type="float">
            <text:p>-0.3110156</text:p>
          </table:table-cell>
          <table:table-cell table:formula="of:=[.$N$1]*[.D107]" office:value-type="float" office:value="-0.258849303093921" calcext:value-type="float">
            <text:p>-0.258849303093921</text:p>
          </table:table-cell>
          <table:table-cell table:number-columns-repeated="9"/>
        </table:table-row>
        <table:table-row table:style-name="ro1">
          <table:table-cell office:value-type="time" office:time-value="PT15H11M56.26S" calcext:value-type="time">
            <text:p>15:11:56.2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245879" calcext:value-type="float">
            <text:p>-2.25E-10</text:p>
          </table:table-cell>
          <table:table-cell table:formula="of:=[.C108]*10^9" office:value-type="float" office:value="-0.2245879" calcext:value-type="float">
            <text:p>-0.2245879</text:p>
          </table:table-cell>
          <table:table-cell table:formula="of:=[.$N$1]*[.D108]" office:value-type="float" office:value="-0.18691802404229" calcext:value-type="float">
            <text:p>-0.18691802404229</text:p>
          </table:table-cell>
          <table:table-cell table:number-columns-repeated="9"/>
        </table:table-row>
        <table:table-row table:style-name="ro1">
          <table:table-cell office:value-type="time" office:time-value="PT15H11M56.645S" calcext:value-type="time">
            <text:p>15:11:56.6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011584" calcext:value-type="float">
            <text:p>-3.01E-10</text:p>
          </table:table-cell>
          <table:table-cell table:formula="of:=[.C109]*10^9" office:value-type="float" office:value="-0.3011584" calcext:value-type="float">
            <text:p>-0.3011584</text:p>
          </table:table-cell>
          <table:table-cell table:formula="of:=[.$N$1]*[.D109]" office:value-type="float" office:value="-0.250645440167246" calcext:value-type="float">
            <text:p>-0.250645440167246</text:p>
          </table:table-cell>
          <table:table-cell table:number-columns-repeated="9"/>
        </table:table-row>
        <table:table-row table:style-name="ro1">
          <table:table-cell office:value-type="time" office:time-value="PT15H11M57.027S" calcext:value-type="time">
            <text:p>15:11:57.0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187322" calcext:value-type="float">
            <text:p>-1.87E-10</text:p>
          </table:table-cell>
          <table:table-cell table:formula="of:=[.C110]*10^9" office:value-type="float" office:value="-0.187322" calcext:value-type="float">
            <text:p>-0.187322</text:p>
          </table:table-cell>
          <table:table-cell table:formula="of:=[.$N$1]*[.D110]" office:value-type="float" office:value="-0.15590269155039" calcext:value-type="float">
            <text:p>-0.15590269155039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72841062391318" calcext:value-type="float">
            <text:p>-0.272841062391318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980876005354414" calcext:value-type="float">
            <text:p>0.098087600535441</text:p>
          </table:table-cell>
          <table:table-cell/>
          <table:table-cell table:formula="of:=(MAX([.E109:.E113])-MIN([.E109:.E113]))/2" office:value-type="float" office:value="0.117831530920706" calcext:value-type="float">
            <text:p>0.117831530920706</text:p>
          </table:table-cell>
          <table:table-cell table:number-columns-repeated="2"/>
        </table:table-row>
        <table:table-row table:style-name="ro1">
          <table:table-cell office:value-type="time" office:time-value="PT15H11M57.411S" calcext:value-type="time">
            <text:p>15:11:57.4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799467" calcext:value-type="float">
            <text:p>-2.80E-10</text:p>
          </table:table-cell>
          <table:table-cell table:formula="of:=[.C111]*10^9" office:value-type="float" office:value="-0.2799467" calcext:value-type="float">
            <text:p>-0.2799467</text:p>
          </table:table-cell>
          <table:table-cell table:formula="of:=[.$N$1]*[.D111]" office:value-type="float" office:value="-0.232991554759449" calcext:value-type="float">
            <text:p>-0.232991554759449</text:p>
          </table:table-cell>
          <table:table-cell table:number-columns-repeated="9"/>
        </table:table-row>
        <table:table-row table:style-name="ro1">
          <table:table-cell office:value-type="time" office:time-value="PT15H11M57.787S" calcext:value-type="time">
            <text:p>15:11:57.7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704786" calcext:value-type="float">
            <text:p>-4.70E-10</text:p>
          </table:table-cell>
          <table:table-cell table:formula="of:=[.C112]*10^9" office:value-type="float" office:value="-0.4704786" calcext:value-type="float">
            <text:p>-0.4704786</text:p>
          </table:table-cell>
          <table:table-cell table:formula="of:=[.$N$1]*[.D112]" office:value-type="float" office:value="-0.391565753391803" calcext:value-type="float">
            <text:p>-0.391565753391803</text:p>
          </table:table-cell>
          <table:table-cell table:number-columns-repeated="9"/>
        </table:table-row>
        <table:table-row table:style-name="ro1">
          <table:table-cell office:value-type="time" office:time-value="PT15H11M58.164S" calcext:value-type="time">
            <text:p>15:11:58.1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40023" calcext:value-type="float">
            <text:p>-4.00E-10</text:p>
          </table:table-cell>
          <table:table-cell table:formula="of:=[.C113]*10^9" office:value-type="float" office:value="-0.40023" calcext:value-type="float">
            <text:p>-0.40023</text:p>
          </table:table-cell>
          <table:table-cell table:formula="of:=[.$N$1]*[.D113]" office:value-type="float" office:value="-0.333099872087702" calcext:value-type="float">
            <text:p>-0.333099872087702</text:p>
          </table:table-cell>
          <table:table-cell table:number-columns-repeated="9"/>
        </table:table-row>
        <table:table-row table:style-name="ro1">
          <table:table-cell office:value-type="time" office:time-value="PT15H11M58.548S" calcext:value-type="time">
            <text:p>15:11:58.5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570997" calcext:value-type="float">
            <text:p>-3.57E-10</text:p>
          </table:table-cell>
          <table:table-cell table:formula="of:=[.C114]*10^9" office:value-type="float" office:value="-0.3570997" calcext:value-type="float">
            <text:p>-0.3570997</text:p>
          </table:table-cell>
          <table:table-cell table:formula="of:=[.$N$1]*[.D114]" office:value-type="float" office:value="-0.297203768814324" calcext:value-type="float">
            <text:p>-0.297203768814324</text:p>
          </table:table-cell>
          <table:table-cell table:number-columns-repeated="9"/>
        </table:table-row>
        <table:table-row table:style-name="ro1">
          <table:table-cell office:value-type="time" office:time-value="PT15H11M58.931S" calcext:value-type="time">
            <text:p>15:11:58.9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947265" calcext:value-type="float">
            <text:p>-4.95E-10</text:p>
          </table:table-cell>
          <table:table-cell table:formula="of:=[.C115]*10^9" office:value-type="float" office:value="-0.4947265" calcext:value-type="float">
            <text:p>-0.4947265</text:p>
          </table:table-cell>
          <table:table-cell table:formula="of:=[.$N$1]*[.D115]" office:value-type="float" office:value="-0.411746580387269" calcext:value-type="float">
            <text:p>-0.411746580387269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295389700735483" calcext:value-type="float">
            <text:p>-0.295389700735483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858646889469353" calcext:value-type="float">
            <text:p>0.085864688946935</text:p>
          </table:table-cell>
          <table:table-cell/>
          <table:table-cell table:formula="of:=(MAX([.E114:.E118])-MIN([.E114:.E118]))/2" office:value-type="float" office:value="0.103137243244557" calcext:value-type="float">
            <text:p>0.103137243244557</text:p>
          </table:table-cell>
          <table:table-cell table:number-columns-repeated="2"/>
        </table:table-row>
        <table:table-row table:style-name="ro1">
          <table:table-cell office:value-type="time" office:time-value="PT15H11M59.306S" calcext:value-type="time">
            <text:p>15:11:59.3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076886" calcext:value-type="float">
            <text:p>-3.08E-10</text:p>
          </table:table-cell>
          <table:table-cell table:formula="of:=[.C116]*10^9" office:value-type="float" office:value="-0.3076886" calcext:value-type="float">
            <text:p>-0.3076886</text:p>
          </table:table-cell>
          <table:table-cell table:formula="of:=[.$N$1]*[.D116]" office:value-type="float" office:value="-0.256080337063299" calcext:value-type="float">
            <text:p>-0.256080337063299</text:p>
          </table:table-cell>
          <table:table-cell table:number-columns-repeated="9"/>
        </table:table-row>
        <table:table-row table:style-name="ro1">
          <table:table-cell office:value-type="time" office:time-value="PT15H11M59.683S" calcext:value-type="time">
            <text:p>15:11:59.6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682042" calcext:value-type="float">
            <text:p>-3.68E-10</text:p>
          </table:table-cell>
          <table:table-cell table:formula="of:=[.C117]*10^9" office:value-type="float" office:value="-0.3682042" calcext:value-type="float">
            <text:p>-0.3682042</text:p>
          </table:table-cell>
          <table:table-cell table:formula="of:=[.$N$1]*[.D117]" office:value-type="float" office:value="-0.306445723514366" calcext:value-type="float">
            <text:p>-0.306445723514366</text:p>
          </table:table-cell>
          <table:table-cell table:number-columns-repeated="9"/>
        </table:table-row>
        <table:table-row table:style-name="ro1">
          <table:table-cell office:value-type="time" office:time-value="PT15H12M00.067S" calcext:value-type="time">
            <text:p>15:12:00.0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468812" calcext:value-type="float">
            <text:p>-2.47E-10</text:p>
          </table:table-cell>
          <table:table-cell table:formula="of:=[.C118]*10^9" office:value-type="float" office:value="-0.2468812" calcext:value-type="float">
            <text:p>-0.2468812</text:p>
          </table:table-cell>
          <table:table-cell table:formula="of:=[.$N$1]*[.D118]" office:value-type="float" office:value="-0.205472093898155" calcext:value-type="float">
            <text:p>-0.205472093898155</text:p>
          </table:table-cell>
          <table:table-cell table:number-columns-repeated="9"/>
        </table:table-row>
        <table:table-row table:style-name="ro1">
          <table:table-cell office:value-type="time" office:time-value="PT15H12M00.451S" calcext:value-type="time">
            <text:p>15:12:00.4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866711" calcext:value-type="float">
            <text:p>-3.87E-10</text:p>
          </table:table-cell>
          <table:table-cell table:formula="of:=[.C119]*10^9" office:value-type="float" office:value="-0.3866711" calcext:value-type="float">
            <text:p>-0.3866711</text:p>
          </table:table-cell>
          <table:table-cell table:formula="of:=[.$N$1]*[.D119]" office:value-type="float" office:value="-0.321815191140122" calcext:value-type="float">
            <text:p>-0.321815191140122</text:p>
          </table:table-cell>
          <table:table-cell table:number-columns-repeated="9"/>
        </table:table-row>
        <table:table-row table:style-name="ro1">
          <table:table-cell office:value-type="time" office:time-value="PT15H12M00.834S" calcext:value-type="time">
            <text:p>15:12:00.8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32116" calcext:value-type="float">
            <text:p>-2.32E-10</text:p>
          </table:table-cell>
          <table:table-cell table:formula="of:=[.C120]*10^9" office:value-type="float" office:value="-0.232116" calcext:value-type="float">
            <text:p>-0.232116</text:p>
          </table:table-cell>
          <table:table-cell table:formula="of:=[.$N$1]*[.D120]" office:value-type="float" office:value="-0.193183444293304" calcext:value-type="float">
            <text:p>-0.193183444293304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32269082405981" calcext:value-type="float">
            <text:p>-0.332269082405981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956492150380426" calcext:value-type="float">
            <text:p>0.095649215038043</text:p>
          </table:table-cell>
          <table:table-cell/>
          <table:table-cell table:formula="of:=(MAX([.E119:.E123])-MIN([.E119:.E123]))/2" office:value-type="float" office:value="0.114889327655557" calcext:value-type="float">
            <text:p>0.114889327655557</text:p>
          </table:table-cell>
          <table:table-cell table:number-columns-repeated="2"/>
        </table:table-row>
        <table:table-row table:style-name="ro1">
          <table:table-cell office:value-type="time" office:time-value="PT15H12M01.218S" calcext:value-type="time">
            <text:p>15:12:01.2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727376" calcext:value-type="float">
            <text:p>-3.73E-10</text:p>
          </table:table-cell>
          <table:table-cell table:formula="of:=[.C121]*10^9" office:value-type="float" office:value="-0.3727376" calcext:value-type="float">
            <text:p>-0.3727376</text:p>
          </table:table-cell>
          <table:table-cell table:formula="of:=[.$N$1]*[.D121]" office:value-type="float" office:value="-0.310218741429371" calcext:value-type="float">
            <text:p>-0.310218741429371</text:p>
          </table:table-cell>
          <table:table-cell table:number-columns-repeated="9"/>
        </table:table-row>
        <table:table-row table:style-name="ro1">
          <table:table-cell office:value-type="time" office:time-value="PT15H12M01.602S" calcext:value-type="time">
            <text:p>15:12:01.6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082023" calcext:value-type="float">
            <text:p>-5.08E-10</text:p>
          </table:table-cell>
          <table:table-cell table:formula="of:=[.C122]*10^9" office:value-type="float" office:value="-0.5082023" calcext:value-type="float">
            <text:p>-0.5082023</text:p>
          </table:table-cell>
          <table:table-cell table:formula="of:=[.$N$1]*[.D122]" office:value-type="float" office:value="-0.422962099604418" calcext:value-type="float">
            <text:p>-0.422962099604418</text:p>
          </table:table-cell>
          <table:table-cell table:number-columns-repeated="9"/>
        </table:table-row>
        <table:table-row table:style-name="ro1">
          <table:table-cell office:value-type="time" office:time-value="PT15H12M01.986S" calcext:value-type="time">
            <text:p>15:12:01.9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964319" calcext:value-type="float">
            <text:p>-4.96E-10</text:p>
          </table:table-cell>
          <table:table-cell table:formula="of:=[.C123]*10^9" office:value-type="float" office:value="-0.4964319" calcext:value-type="float">
            <text:p>-0.4964319</text:p>
          </table:table-cell>
          <table:table-cell table:formula="of:=[.$N$1]*[.D123]" office:value-type="float" office:value="-0.413165935562689" calcext:value-type="float">
            <text:p>-0.413165935562689</text:p>
          </table:table-cell>
          <table:table-cell table:number-columns-repeated="9"/>
        </table:table-row>
        <table:table-row table:style-name="ro1">
          <table:table-cell office:value-type="time" office:time-value="PT15H12M02.37S" calcext:value-type="time">
            <text:p>15:12:02.3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239373" calcext:value-type="float">
            <text:p>-4.24E-10</text:p>
          </table:table-cell>
          <table:table-cell table:formula="of:=[.C124]*10^9" office:value-type="float" office:value="-0.4239373" calcext:value-type="float">
            <text:p>-0.4239373</text:p>
          </table:table-cell>
          <table:table-cell table:formula="of:=[.$N$1]*[.D124]" office:value-type="float" office:value="-0.352830773313359" calcext:value-type="float">
            <text:p>-0.352830773313359</text:p>
          </table:table-cell>
          <table:table-cell table:number-columns-repeated="9"/>
        </table:table-row>
        <table:table-row table:style-name="ro1">
          <table:table-cell office:value-type="time" office:time-value="PT15H12M02.753S" calcext:value-type="time">
            <text:p>15:12:02.7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452591" calcext:value-type="float">
            <text:p>-2.45E-10</text:p>
          </table:table-cell>
          <table:table-cell table:formula="of:=[.C125]*10^9" office:value-type="float" office:value="-0.2452591" calcext:value-type="float">
            <text:p>-0.2452591</text:p>
          </table:table-cell>
          <table:table-cell table:formula="of:=[.$N$1]*[.D125]" office:value-type="float" office:value="-0.204122066907391" calcext:value-type="float">
            <text:p>-0.204122066907391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45942314898677" calcext:value-type="float">
            <text:p>-0.345942314898677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06524000371841" calcext:value-type="float">
            <text:p>0.106524000371841</text:p>
          </table:table-cell>
          <table:table-cell/>
          <table:table-cell table:formula="of:=(MAX([.E124:.E128])-MIN([.E124:.E128]))/2" office:value-type="float" office:value="0.12795669173788" calcext:value-type="float">
            <text:p>0.12795669173788</text:p>
          </table:table-cell>
          <table:table-cell table:number-columns-repeated="2"/>
        </table:table-row>
        <table:table-row table:style-name="ro1">
          <table:table-cell office:value-type="time" office:time-value="PT15H12M03.136S" calcext:value-type="time">
            <text:p>15:12:03.1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146757" calcext:value-type="float">
            <text:p>-3.15E-10</text:p>
          </table:table-cell>
          <table:table-cell table:formula="of:=[.C126]*10^9" office:value-type="float" office:value="-0.3146757" calcext:value-type="float">
            <text:p>-0.3146757</text:p>
          </table:table-cell>
          <table:table-cell table:formula="of:=[.$N$1]*[.D126]" office:value-type="float" office:value="-0.261895498636055" calcext:value-type="float">
            <text:p>-0.261895498636055</text:p>
          </table:table-cell>
          <table:table-cell table:number-columns-repeated="9"/>
        </table:table-row>
        <table:table-row table:style-name="ro1">
          <table:table-cell office:value-type="time" office:time-value="PT15H12M03.52S" calcext:value-type="time">
            <text:p>15:12:03.5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527471" calcext:value-type="float">
            <text:p>-5.53E-10</text:p>
          </table:table-cell>
          <table:table-cell table:formula="of:=[.C127]*10^9" office:value-type="float" office:value="-0.5527471" calcext:value-type="float">
            <text:p>-0.5527471</text:p>
          </table:table-cell>
          <table:table-cell table:formula="of:=[.$N$1]*[.D127]" office:value-type="float" office:value="-0.460035450383151" calcext:value-type="float">
            <text:p>-0.460035450383151</text:p>
          </table:table-cell>
          <table:table-cell table:number-columns-repeated="9"/>
        </table:table-row>
        <table:table-row table:style-name="ro1">
          <table:table-cell office:value-type="time" office:time-value="PT15H12M03.905S" calcext:value-type="time">
            <text:p>15:12:03.9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416838" calcext:value-type="float">
            <text:p>-5.42E-10</text:p>
          </table:table-cell>
          <table:table-cell table:formula="of:=[.C128]*10^9" office:value-type="float" office:value="-0.5416838" calcext:value-type="float">
            <text:p>-0.5416838</text:p>
          </table:table-cell>
          <table:table-cell table:formula="of:=[.$N$1]*[.D128]" office:value-type="float" office:value="-0.45082778525343" calcext:value-type="float">
            <text:p>-0.45082778525343</text:p>
          </table:table-cell>
          <table:table-cell table:number-columns-repeated="9"/>
        </table:table-row>
        <table:table-row table:style-name="ro1">
          <table:table-cell office:value-type="time" office:time-value="PT15H12M04.289S" calcext:value-type="time">
            <text:p>15:12:04.2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619392" calcext:value-type="float">
            <text:p>-5.62E-10</text:p>
          </table:table-cell>
          <table:table-cell table:formula="of:=[.C129]*10^9" office:value-type="float" office:value="-0.5619392" calcext:value-type="float">
            <text:p>-0.5619392</text:p>
          </table:table-cell>
          <table:table-cell table:formula="of:=[.$N$1]*[.D129]" office:value-type="float" office:value="-0.467685769785038" calcext:value-type="float">
            <text:p>-0.467685769785038</text:p>
          </table:table-cell>
          <table:table-cell table:number-columns-repeated="9"/>
        </table:table-row>
        <table:table-row table:style-name="ro1">
          <table:table-cell office:value-type="time" office:time-value="PT15H12M04.672S" calcext:value-type="time">
            <text:p>15:12:04.6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433469" calcext:value-type="float">
            <text:p>-5.43E-10</text:p>
          </table:table-cell>
          <table:table-cell table:formula="of:=[.C130]*10^9" office:value-type="float" office:value="-0.5433469" calcext:value-type="float">
            <text:p>-0.5433469</text:p>
          </table:table-cell>
          <table:table-cell table:formula="of:=[.$N$1]*[.D130]" office:value-type="float" office:value="-0.452211935360292" calcext:value-type="float">
            <text:p>-0.452211935360292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331216808732654" calcext:value-type="float">
            <text:p>-0.331216808732654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00257193034307" calcext:value-type="float">
            <text:p>0.100257193034307</text:p>
          </table:table-cell>
          <table:table-cell/>
          <table:table-cell table:formula="of:=(MAX([.E129:.E133])-MIN([.E129:.E133]))/2" office:value-type="float" office:value="0.120427842306588" calcext:value-type="float">
            <text:p>0.120427842306588</text:p>
          </table:table-cell>
          <table:table-cell table:number-columns-repeated="2"/>
        </table:table-row>
        <table:table-row table:style-name="ro1">
          <table:table-cell office:value-type="time" office:time-value="PT15H12M05.055S" calcext:value-type="time">
            <text:p>15:12:05.06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270698" calcext:value-type="float">
            <text:p>-3.27E-10</text:p>
          </table:table-cell>
          <table:table-cell table:formula="of:=[.C131]*10^9" office:value-type="float" office:value="-0.3270698" calcext:value-type="float">
            <text:p>-0.3270698</text:p>
          </table:table-cell>
          <table:table-cell table:formula="of:=[.$N$1]*[.D131]" office:value-type="float" office:value="-0.272210750178023" calcext:value-type="float">
            <text:p>-0.272210750178023</text:p>
          </table:table-cell>
          <table:table-cell table:number-columns-repeated="9"/>
        </table:table-row>
        <table:table-row table:style-name="ro1">
          <table:table-cell office:value-type="time" office:time-value="PT15H12M05.439S" calcext:value-type="time">
            <text:p>15:12:05.4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2725435" calcext:value-type="float">
            <text:p>-2.73E-10</text:p>
          </table:table-cell>
          <table:table-cell table:formula="of:=[.C132]*10^9" office:value-type="float" office:value="-0.2725435" calcext:value-type="float">
            <text:p>-0.2725435</text:p>
          </table:table-cell>
          <table:table-cell table:formula="of:=[.$N$1]*[.D132]" office:value-type="float" office:value="-0.226830085171863" calcext:value-type="float">
            <text:p>-0.226830085171863</text:p>
          </table:table-cell>
          <table:table-cell table:number-columns-repeated="9"/>
        </table:table-row>
        <table:table-row table:style-name="ro1">
          <table:table-cell office:value-type="time" office:time-value="PT15H12M05.823S" calcext:value-type="time">
            <text:p>15:12:05.8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2849378" calcext:value-type="float">
            <text:p>-2.85E-10</text:p>
          </table:table-cell>
          <table:table-cell table:formula="of:=[.C133]*10^9" office:value-type="float" office:value="-0.2849378" calcext:value-type="float">
            <text:p>-0.2849378</text:p>
          </table:table-cell>
          <table:table-cell table:formula="of:=[.$N$1]*[.D133]" office:value-type="float" office:value="-0.237145503168056" calcext:value-type="float">
            <text:p>-0.237145503168056</text:p>
          </table:table-cell>
          <table:table-cell table:number-columns-repeated="9"/>
        </table:table-row>
        <table:table-row table:style-name="ro1">
          <table:table-cell office:value-type="time" office:time-value="PT15H12M06.207S" calcext:value-type="time">
            <text:p>15:12:06.2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05983" calcext:value-type="float">
            <text:p>-3.06E-10</text:p>
          </table:table-cell>
          <table:table-cell table:formula="of:=[.C134]*10^9" office:value-type="float" office:value="-0.305983" calcext:value-type="float">
            <text:p>-0.305983</text:p>
          </table:table-cell>
          <table:table-cell table:formula="of:=[.$N$1]*[.D134]" office:value-type="float" office:value="-0.254660815433654" calcext:value-type="float">
            <text:p>-0.254660815433654</text:p>
          </table:table-cell>
          <table:table-cell table:number-columns-repeated="9"/>
        </table:table-row>
        <table:table-row table:style-name="ro1">
          <table:table-cell office:value-type="time" office:time-value="PT15H12M06.591S" calcext:value-type="time">
            <text:p>15:12:06.5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458977" calcext:value-type="float">
            <text:p>-4.46E-10</text:p>
          </table:table-cell>
          <table:table-cell table:formula="of:=[.C135]*10^9" office:value-type="float" office:value="-0.4458977" calcext:value-type="float">
            <text:p>-0.4458977</text:p>
          </table:table-cell>
          <table:table-cell table:formula="of:=[.$N$1]*[.D135]" office:value-type="float" office:value="-0.371107780111937" calcext:value-type="float">
            <text:p>-0.371107780111937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381070231924306" calcext:value-type="float">
            <text:p>-0.381070231924306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822542979022607" calcext:value-type="float">
            <text:p>0.082254297902261</text:p>
          </table:table-cell>
          <table:table-cell/>
          <table:table-cell table:formula="of:=(MAX([.E134:.E138])-MIN([.E134:.E138]))/2" office:value-type="float" office:value="0.0987757264175436" calcext:value-type="float">
            <text:p>0.098775726417544</text:p>
          </table:table-cell>
          <table:table-cell table:number-columns-repeated="2"/>
        </table:table-row>
        <table:table-row table:style-name="ro1">
          <table:table-cell office:value-type="time" office:time-value="PT15H12M06.975S" calcext:value-type="time">
            <text:p>15:12:06.9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627841" calcext:value-type="float">
            <text:p>-4.63E-10</text:p>
          </table:table-cell>
          <table:table-cell table:formula="of:=[.C136]*10^9" office:value-type="float" office:value="-0.4627841" calcext:value-type="float">
            <text:p>-0.4627841</text:p>
          </table:table-cell>
          <table:table-cell table:formula="of:=[.$N$1]*[.D136]" office:value-type="float" office:value="-0.385161843225701" calcext:value-type="float">
            <text:p>-0.385161843225701</text:p>
          </table:table-cell>
          <table:table-cell table:number-columns-repeated="9"/>
        </table:table-row>
        <table:table-row table:style-name="ro1">
          <table:table-cell office:value-type="time" office:time-value="PT15H12M07.359S" calcext:value-type="time">
            <text:p>15:12:07.3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313274" calcext:value-type="float">
            <text:p>-5.31E-10</text:p>
          </table:table-cell>
          <table:table-cell table:formula="of:=[.C137]*10^9" office:value-type="float" office:value="-0.5313274" calcext:value-type="float">
            <text:p>-0.5313274</text:p>
          </table:table-cell>
          <table:table-cell table:formula="of:=[.$N$1]*[.D137]" office:value-type="float" office:value="-0.442208452581494" calcext:value-type="float">
            <text:p>-0.442208452581494</text:p>
          </table:table-cell>
          <table:table-cell table:number-columns-repeated="9"/>
        </table:table-row>
        <table:table-row table:style-name="ro1">
          <table:table-cell office:value-type="time" office:time-value="PT15H12M07.742S" calcext:value-type="time">
            <text:p>15:12:07.7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433473" calcext:value-type="float">
            <text:p>-5.43E-10</text:p>
          </table:table-cell>
          <table:table-cell table:formula="of:=[.C138]*10^9" office:value-type="float" office:value="-0.5433473" calcext:value-type="float">
            <text:p>-0.5433473</text:p>
          </table:table-cell>
          <table:table-cell table:formula="of:=[.$N$1]*[.D138]" office:value-type="float" office:value="-0.452212268268741" calcext:value-type="float">
            <text:p>-0.452212268268741</text:p>
          </table:table-cell>
          <table:table-cell table:number-columns-repeated="9"/>
        </table:table-row>
        <table:table-row table:style-name="ro1">
          <table:table-cell office:value-type="time" office:time-value="PT15H12M08.127S" calcext:value-type="time">
            <text:p>15:12:08.1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133183" calcext:value-type="float">
            <text:p>-5.13E-10</text:p>
          </table:table-cell>
          <table:table-cell table:formula="of:=[.C139]*10^9" office:value-type="float" office:value="-0.5133183" calcext:value-type="float">
            <text:p>-0.5133183</text:p>
          </table:table-cell>
          <table:table-cell table:formula="of:=[.$N$1]*[.D139]" office:value-type="float" office:value="-0.427219998676453" calcext:value-type="float">
            <text:p>-0.427219998676453</text:p>
          </table:table-cell>
          <table:table-cell table:number-columns-repeated="9"/>
        </table:table-row>
        <table:table-row table:style-name="ro1">
          <table:table-cell office:value-type="time" office:time-value="PT15H12M08.503S" calcext:value-type="time">
            <text:p>15:12:08.5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2939633" calcext:value-type="float">
            <text:p>-2.94E-10</text:p>
          </table:table-cell>
          <table:table-cell table:formula="of:=[.C140]*10^9" office:value-type="float" office:value="-0.2939633" calcext:value-type="float">
            <text:p>-0.2939633</text:p>
          </table:table-cell>
          <table:table-cell table:formula="of:=[.$N$1]*[.D140]" office:value-type="float" office:value="-0.244657166200632" calcext:value-type="float">
            <text:p>-0.244657166200632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337309449498259" calcext:value-type="float">
            <text:p>-0.337309449498259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05212221900465" calcext:value-type="float">
            <text:p>0.105212221900465</text:p>
          </table:table-cell>
          <table:table-cell/>
          <table:table-cell table:formula="of:=(MAX([.E139:.E143])-MIN([.E139:.E143]))/2" office:value-type="float" office:value="0.126381868316436" calcext:value-type="float">
            <text:p>0.126381868316436</text:p>
          </table:table-cell>
          <table:table-cell table:number-columns-repeated="2"/>
        </table:table-row>
        <table:table-row table:style-name="ro1">
          <table:table-cell office:value-type="time" office:time-value="PT15H12M08.879S" calcext:value-type="time">
            <text:p>15:12:08.8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299495" calcext:value-type="float">
            <text:p>-2.99E-10</text:p>
          </table:table-cell>
          <table:table-cell table:formula="of:=[.C141]*10^9" office:value-type="float" office:value="-0.299495" calcext:value-type="float">
            <text:p>-0.299495</text:p>
          </table:table-cell>
          <table:table-cell table:formula="of:=[.$N$1]*[.D141]" office:value-type="float" office:value="-0.249261040379048" calcext:value-type="float">
            <text:p>-0.249261040379048</text:p>
          </table:table-cell>
          <table:table-cell table:number-columns-repeated="9"/>
        </table:table-row>
        <table:table-row table:style-name="ro1">
          <table:table-cell office:value-type="time" office:time-value="PT15H12M09.263S" calcext:value-type="time">
            <text:p>15:12:09.2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219962" calcext:value-type="float">
            <text:p>-3.22E-10</text:p>
          </table:table-cell>
          <table:table-cell table:formula="of:=[.C142]*10^9" office:value-type="float" office:value="-0.3219962" calcext:value-type="float">
            <text:p>-0.3219962</text:p>
          </table:table-cell>
          <table:table-cell table:formula="of:=[.$N$1]*[.D142]" office:value-type="float" office:value="-0.267988139401659" calcext:value-type="float">
            <text:p>-0.267988139401659</text:p>
          </table:table-cell>
          <table:table-cell table:number-columns-repeated="9"/>
        </table:table-row>
        <table:table-row table:style-name="ro1">
          <table:table-cell office:value-type="time" office:time-value="PT15H12M09.646S" calcext:value-type="time">
            <text:p>15:12:09.6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976669" calcext:value-type="float">
            <text:p>-5.98E-10</text:p>
          </table:table-cell>
          <table:table-cell table:formula="of:=[.C143]*10^9" office:value-type="float" office:value="-0.5976669" calcext:value-type="float">
            <text:p>-0.5976669</text:p>
          </table:table-cell>
          <table:table-cell table:formula="of:=[.$N$1]*[.D143]" office:value-type="float" office:value="-0.497420902833505" calcext:value-type="float">
            <text:p>-0.497420902833505</text:p>
          </table:table-cell>
          <table:table-cell table:number-columns-repeated="9"/>
        </table:table-row>
        <table:table-row table:style-name="ro1">
          <table:table-cell office:value-type="time" office:time-value="PT15H12M10.03S" calcext:value-type="time">
            <text:p>15:12:10.0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304823" calcext:value-type="float">
            <text:p>-6.30E-10</text:p>
          </table:table-cell>
          <table:table-cell table:formula="of:=[.C144]*10^9" office:value-type="float" office:value="-0.6304823" calcext:value-type="float">
            <text:p>-0.6304823</text:p>
          </table:table-cell>
          <table:table-cell table:formula="of:=[.$N$1]*[.D144]" office:value-type="float" office:value="-0.524732212686606" calcext:value-type="float">
            <text:p>-0.524732212686606</text:p>
          </table:table-cell>
          <table:table-cell table:number-columns-repeated="9"/>
        </table:table-row>
        <table:table-row table:style-name="ro1">
          <table:table-cell office:value-type="time" office:time-value="PT15H12M10.406S" calcext:value-type="time">
            <text:p>15:12:10.4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384109" calcext:value-type="float">
            <text:p>-4.38E-10</text:p>
          </table:table-cell>
          <table:table-cell table:formula="of:=[.C145]*10^9" office:value-type="float" office:value="-0.4384109" calcext:value-type="float">
            <text:p>-0.4384109</text:p>
          </table:table-cell>
          <table:table-cell table:formula="of:=[.$N$1]*[.D145]" office:value-type="float" office:value="-0.364876732658357" calcext:value-type="float">
            <text:p>-0.364876732658357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373877029114741" calcext:value-type="float">
            <text:p>-0.373877029114741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0979899498251619" calcext:value-type="float">
            <text:p>0.097989949825162</text:p>
          </table:table-cell>
          <table:table-cell/>
          <table:table-cell table:formula="of:=(MAX([.E144:.E148])-MIN([.E144:.E148]))/2" office:value-type="float" office:value="0.1176932490734" calcext:value-type="float">
            <text:p>0.1176932490734</text:p>
          </table:table-cell>
          <table:table-cell table:number-columns-repeated="2"/>
        </table:table-row>
        <table:table-row table:style-name="ro1">
          <table:table-cell office:value-type="time" office:time-value="PT15H12M10.782S" calcext:value-type="time">
            <text:p>15:12:10.7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784224" calcext:value-type="float">
            <text:p>-4.78E-10</text:p>
          </table:table-cell>
          <table:table-cell table:formula="of:=[.C146]*10^9" office:value-type="float" office:value="-0.4784224" calcext:value-type="float">
            <text:p>-0.4784224</text:p>
          </table:table-cell>
          <table:table-cell table:formula="of:=[.$N$1]*[.D146]" office:value-type="float" office:value="-0.398177148749198" calcext:value-type="float">
            <text:p>-0.398177148749198</text:p>
          </table:table-cell>
          <table:table-cell table:number-columns-repeated="9"/>
        </table:table-row>
        <table:table-row table:style-name="ro1">
          <table:table-cell office:value-type="time" office:time-value="PT15H12M11.166S" calcext:value-type="time">
            <text:p>15:12:11.1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511516" calcext:value-type="float">
            <text:p>-3.51E-10</text:p>
          </table:table-cell>
          <table:table-cell table:formula="of:=[.C147]*10^9" office:value-type="float" office:value="-0.3511516" calcext:value-type="float">
            <text:p>-0.3511516</text:p>
          </table:table-cell>
          <table:table-cell table:formula="of:=[.$N$1]*[.D147]" office:value-type="float" office:value="-0.29225333693974" calcext:value-type="float">
            <text:p>-0.29225333693974</text:p>
          </table:table-cell>
          <table:table-cell table:number-columns-repeated="9"/>
        </table:table-row>
        <table:table-row table:style-name="ro1">
          <table:table-cell office:value-type="time" office:time-value="PT15H12M11.55S" calcext:value-type="time">
            <text:p>15:12:11.5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47658" calcext:value-type="float">
            <text:p>-3.48E-10</text:p>
          </table:table-cell>
          <table:table-cell table:formula="of:=[.C148]*10^9" office:value-type="float" office:value="-0.347658" calcext:value-type="float">
            <text:p>-0.347658</text:p>
          </table:table-cell>
          <table:table-cell table:formula="of:=[.$N$1]*[.D148]" office:value-type="float" office:value="-0.289345714539806" calcext:value-type="float">
            <text:p>-0.289345714539806</text:p>
          </table:table-cell>
          <table:table-cell table:number-columns-repeated="9"/>
        </table:table-row>
        <table:table-row table:style-name="ro1">
          <table:table-cell office:value-type="time" office:time-value="PT15H12M11.934S" calcext:value-type="time">
            <text:p>15:12:11.9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428204" calcext:value-type="float">
            <text:p>-4.43E-10</text:p>
          </table:table-cell>
          <table:table-cell table:formula="of:=[.C149]*10^9" office:value-type="float" office:value="-0.4428204" calcext:value-type="float">
            <text:p>-0.4428204</text:p>
          </table:table-cell>
          <table:table-cell table:formula="of:=[.$N$1]*[.D149]" office:value-type="float" office:value="-0.368546632181059" calcext:value-type="float">
            <text:p>-0.368546632181059</text:p>
          </table:table-cell>
          <table:table-cell table:number-columns-repeated="9"/>
        </table:table-row>
        <table:table-row table:style-name="ro1">
          <table:table-cell office:value-type="time" office:time-value="PT15H12M12.317S" calcext:value-type="time">
            <text:p>15:12:12.3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442493" calcext:value-type="float">
            <text:p>-6.44E-10</text:p>
          </table:table-cell>
          <table:table-cell table:formula="of:=[.C150]*10^9" office:value-type="float" office:value="-0.6442493" calcext:value-type="float">
            <text:p>-0.6442493</text:p>
          </table:table-cell>
          <table:table-cell table:formula="of:=[.$N$1]*[.D150]" office:value-type="float" office:value="-0.536190089255158" calcext:value-type="float">
            <text:p>-0.536190089255158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406845202572752" calcext:value-type="float">
            <text:p>-0.406845202572752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801303658653281" calcext:value-type="float">
            <text:p>0.080130365865328</text:p>
          </table:table-cell>
          <table:table-cell/>
          <table:table-cell table:formula="of:=(MAX([.E149:.E153])-MIN([.E149:.E153]))/2" office:value-type="float" office:value="0.0962143288053279" calcext:value-type="float">
            <text:p>0.096214328805328</text:p>
          </table:table-cell>
          <table:table-cell table:number-columns-repeated="2"/>
        </table:table-row>
        <table:table-row table:style-name="ro1">
          <table:table-cell office:value-type="time" office:time-value="PT15H12M12.701S" calcext:value-type="time">
            <text:p>15:12:12.7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78423" calcext:value-type="float">
            <text:p>-4.78E-10</text:p>
          </table:table-cell>
          <table:table-cell table:formula="of:=[.C151]*10^9" office:value-type="float" office:value="-0.478423" calcext:value-type="float">
            <text:p>-0.478423</text:p>
          </table:table-cell>
          <table:table-cell table:formula="of:=[.$N$1]*[.D151]" office:value-type="float" office:value="-0.398177648111873" calcext:value-type="float">
            <text:p>-0.398177648111873</text:p>
          </table:table-cell>
          <table:table-cell table:number-columns-repeated="9"/>
        </table:table-row>
        <table:table-row table:style-name="ro1">
          <table:table-cell office:value-type="time" office:time-value="PT15H12M13.085S" calcext:value-type="time">
            <text:p>15:12:13.0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656538" calcext:value-type="float">
            <text:p>-4.66E-10</text:p>
          </table:table-cell>
          <table:table-cell table:formula="of:=[.C152]*10^9" office:value-type="float" office:value="-0.4656538" calcext:value-type="float">
            <text:p>-0.4656538</text:p>
          </table:table-cell>
          <table:table-cell table:formula="of:=[.$N$1]*[.D152]" office:value-type="float" office:value="-0.38755021167117" calcext:value-type="float">
            <text:p>-0.38755021167117</text:p>
          </table:table-cell>
          <table:table-cell table:number-columns-repeated="9"/>
        </table:table-row>
        <table:table-row table:style-name="ro1">
          <table:table-cell office:value-type="time" office:time-value="PT15H12M13.469S" calcext:value-type="time">
            <text:p>15:12:13.4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130402" calcext:value-type="float">
            <text:p>-4.13E-10</text:p>
          </table:table-cell>
          <table:table-cell table:formula="of:=[.C153]*10^9" office:value-type="float" office:value="-0.4130402" calcext:value-type="float">
            <text:p>-0.4130402</text:p>
          </table:table-cell>
          <table:table-cell table:formula="of:=[.$N$1]*[.D153]" office:value-type="float" office:value="-0.343761431644502" calcext:value-type="float">
            <text:p>-0.343761431644502</text:p>
          </table:table-cell>
          <table:table-cell table:number-columns-repeated="9"/>
        </table:table-row>
        <table:table-row table:style-name="ro1">
          <table:table-cell office:value-type="time" office:time-value="PT15H12M13.854S" calcext:value-type="time">
            <text:p>15:12:13.8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7626" calcext:value-type="float">
            <text:p>-4.76E-10</text:p>
          </table:table-cell>
          <table:table-cell table:formula="of:=[.C154]*10^9" office:value-type="float" office:value="-0.47626" calcext:value-type="float">
            <text:p>-0.47626</text:p>
          </table:table-cell>
          <table:table-cell table:formula="of:=[.$N$1]*[.D154]" office:value-type="float" office:value="-0.396377445669962" calcext:value-type="float">
            <text:p>-0.396377445669962</text:p>
          </table:table-cell>
          <table:table-cell table:number-columns-repeated="9"/>
        </table:table-row>
        <table:table-row table:style-name="ro1">
          <table:table-cell office:value-type="time" office:time-value="PT15H12M14.236S" calcext:value-type="time">
            <text:p>15:12:14.2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3992734" calcext:value-type="float">
            <text:p>-3.99E-10</text:p>
          </table:table-cell>
          <table:table-cell table:formula="of:=[.C155]*10^9" office:value-type="float" office:value="-0.3992734" calcext:value-type="float">
            <text:p>-0.3992734</text:p>
          </table:table-cell>
          <table:table-cell table:formula="of:=[.$N$1]*[.D155]" office:value-type="float" office:value="-0.332303721530175" calcext:value-type="float">
            <text:p>-0.332303721530175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457653806688366" calcext:value-type="float">
            <text:p>-0.457653806688366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100038579506053" calcext:value-type="float">
            <text:p>0.100038579506053</text:p>
          </table:table-cell>
          <table:table-cell/>
          <table:table-cell table:formula="of:=(MAX([.E154:.E158])-MIN([.E154:.E158]))/2" office:value-type="float" office:value="0.120133800918364" calcext:value-type="float">
            <text:p>0.120133800918364</text:p>
          </table:table-cell>
          <table:table-cell table:number-columns-repeated="2"/>
        </table:table-row>
        <table:table-row table:style-name="ro1">
          <table:table-cell office:value-type="time" office:time-value="PT15H12M14.62S" calcext:value-type="time">
            <text:p>15:12:14.6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571827" calcext:value-type="float">
            <text:p>-6.57E-10</text:p>
          </table:table-cell>
          <table:table-cell table:formula="of:=[.C156]*10^9" office:value-type="float" office:value="-0.6571827" calcext:value-type="float">
            <text:p>-0.6571827</text:p>
          </table:table-cell>
          <table:table-cell table:formula="of:=[.$N$1]*[.D156]" office:value-type="float" office:value="-0.546954184614474" calcext:value-type="float">
            <text:p>-0.546954184614474</text:p>
          </table:table-cell>
          <table:table-cell table:number-columns-repeated="9"/>
        </table:table-row>
        <table:table-row table:style-name="ro1">
          <table:table-cell office:value-type="time" office:time-value="PT15H12M15.003S" calcext:value-type="time">
            <text:p>15:12:15.0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879625" calcext:value-type="float">
            <text:p>-6.88E-10</text:p>
          </table:table-cell>
          <table:table-cell table:formula="of:=[.C157]*10^9" office:value-type="float" office:value="-0.6879625" calcext:value-type="float">
            <text:p>-0.6879625</text:p>
          </table:table-cell>
          <table:table-cell table:formula="of:=[.$N$1]*[.D157]" office:value-type="float" office:value="-0.572571323366904" calcext:value-type="float">
            <text:p>-0.572571323366904</text:p>
          </table:table-cell>
          <table:table-cell table:number-columns-repeated="9"/>
        </table:table-row>
        <table:table-row table:style-name="ro1">
          <table:table-cell office:value-type="time" office:time-value="PT15H12M15.388S" calcext:value-type="time">
            <text:p>15:12:15.3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5287488" calcext:value-type="float">
            <text:p>-5.29E-10</text:p>
          </table:table-cell>
          <table:table-cell table:formula="of:=[.C158]*10^9" office:value-type="float" office:value="-0.5287488" calcext:value-type="float">
            <text:p>-0.5287488</text:p>
          </table:table-cell>
          <table:table-cell table:formula="of:=[.$N$1]*[.D158]" office:value-type="float" office:value="-0.440062358260315" calcext:value-type="float">
            <text:p>-0.440062358260315</text:p>
          </table:table-cell>
          <table:table-cell table:number-columns-repeated="9"/>
        </table:table-row>
        <table:table-row table:style-name="ro1">
          <table:table-cell office:value-type="time" office:time-value="PT15H12M15.773S" calcext:value-type="time">
            <text:p>15:12:15.7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07053" calcext:value-type="float">
            <text:p>-7.07E-10</text:p>
          </table:table-cell>
          <table:table-cell table:formula="of:=[.C159]*10^9" office:value-type="float" office:value="-0.707053" calcext:value-type="float">
            <text:p>-0.707053</text:p>
          </table:table-cell>
          <table:table-cell table:formula="of:=[.$N$1]*[.D159]" office:value-type="float" office:value="-0.588459795265787" calcext:value-type="float">
            <text:p>-0.588459795265787</text:p>
          </table:table-cell>
          <table:table-cell table:number-columns-repeated="9"/>
        </table:table-row>
        <table:table-row table:style-name="ro1">
          <table:table-cell office:value-type="time" office:time-value="PT15H12M16.157S" calcext:value-type="time">
            <text:p>15:12:16.1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471872" calcext:value-type="float">
            <text:p>-4.47E-10</text:p>
          </table:table-cell>
          <table:table-cell table:formula="of:=[.C160]*10^9" office:value-type="float" office:value="-0.4471872" calcext:value-type="float">
            <text:p>-0.4471872</text:p>
          </table:table-cell>
          <table:table-cell table:formula="of:=[.$N$1]*[.D160]" office:value-type="float" office:value="-0.372180993726751" calcext:value-type="float">
            <text:p>-0.372180993726751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501733332309605" calcext:value-type="float">
            <text:p>-0.50173333230960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0967093501844869" calcext:value-type="float">
            <text:p>0.096709350184487</text:p>
          </table:table-cell>
          <table:table-cell/>
          <table:table-cell table:formula="of:=(MAX([.E159:.E163])-MIN([.E159:.E163]))/2" office:value-type="float" office:value="0.116117634994389" calcext:value-type="float">
            <text:p>0.116117634994389</text:p>
          </table:table-cell>
          <table:table-cell table:number-columns-repeated="2"/>
        </table:table-row>
        <table:table-row table:style-name="ro1">
          <table:table-cell office:value-type="time" office:time-value="PT15H12M16.54S" calcext:value-type="time">
            <text:p>15:12:16.5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4434022" calcext:value-type="float">
            <text:p>-4.43E-10</text:p>
          </table:table-cell>
          <table:table-cell table:formula="of:=[.C161]*10^9" office:value-type="float" office:value="-0.4434022" calcext:value-type="float">
            <text:p>-0.4434022</text:p>
          </table:table-cell>
          <table:table-cell table:formula="of:=[.$N$1]*[.D161]" office:value-type="float" office:value="-0.36903084752119" calcext:value-type="float">
            <text:p>-0.36903084752119</text:p>
          </table:table-cell>
          <table:table-cell table:number-columns-repeated="9"/>
        </table:table-row>
        <table:table-row table:style-name="ro1">
          <table:table-cell office:value-type="time" office:time-value="PT15H12M16.923S" calcext:value-type="time">
            <text:p>15:12:16.9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224402" calcext:value-type="float">
            <text:p>-7.22E-10</text:p>
          </table:table-cell>
          <table:table-cell table:formula="of:=[.C162]*10^9" office:value-type="float" office:value="-0.7224402" calcext:value-type="float">
            <text:p>-0.7224402</text:p>
          </table:table-cell>
          <table:table-cell table:formula="of:=[.$N$1]*[.D162]" office:value-type="float" office:value="-0.601266117509967" calcext:value-type="float">
            <text:p>-0.601266117509967</text:p>
          </table:table-cell>
          <table:table-cell table:number-columns-repeated="9"/>
        </table:table-row>
        <table:table-row table:style-name="ro1">
          <table:table-cell office:value-type="time" office:time-value="PT15H12M17.307S" calcext:value-type="time">
            <text:p>15:12:17.31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941595" calcext:value-type="float">
            <text:p>-6.94E-10</text:p>
          </table:table-cell>
          <table:table-cell table:formula="of:=[.C163]*10^9" office:value-type="float" office:value="-0.6941595" calcext:value-type="float">
            <text:p>-0.6941595</text:p>
          </table:table-cell>
          <table:table-cell table:formula="of:=[.$N$1]*[.D163]" office:value-type="float" office:value="-0.577728907524332" calcext:value-type="float">
            <text:p>-0.577728907524332</text:p>
          </table:table-cell>
          <table:table-cell table:number-columns-repeated="9"/>
        </table:table-row>
        <table:table-row table:style-name="ro1">
          <table:table-cell office:value-type="time" office:time-value="PT15H12M17.691S" calcext:value-type="time">
            <text:p>15:12:17.6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6980266" calcext:value-type="float">
            <text:p>-6.98E-10</text:p>
          </table:table-cell>
          <table:table-cell table:formula="of:=[.C164]*10^9" office:value-type="float" office:value="-0.6980266" calcext:value-type="float">
            <text:p>-0.6980266</text:p>
          </table:table-cell>
          <table:table-cell table:formula="of:=[.$N$1]*[.D164]" office:value-type="float" office:value="-0.5809473831892" calcext:value-type="float">
            <text:p>-0.5809473831892</text:p>
          </table:table-cell>
          <table:table-cell table:number-columns-repeated="9"/>
        </table:table-row>
        <table:table-row table:style-name="ro1">
          <table:table-cell office:value-type="time" office:time-value="PT15H12M18.074S" calcext:value-type="time">
            <text:p>15:12:18.0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97305" calcext:value-type="float">
            <text:p>-4.97E-10</text:p>
          </table:table-cell>
          <table:table-cell table:formula="of:=[.C165]*10^9" office:value-type="float" office:value="-0.497305" calcext:value-type="float">
            <text:p>-0.497305</text:p>
          </table:table-cell>
          <table:table-cell table:formula="of:=[.$N$1]*[.D165]" office:value-type="float" office:value="-0.413892591481335" calcext:value-type="float">
            <text:p>-0.413892591481335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0.523977026513818" calcext:value-type="float">
            <text:p>-0.523977026513818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04704775009664" calcext:value-type="float">
            <text:p>0.104704775009664</text:p>
          </table:table-cell>
          <table:table-cell/>
          <table:table-cell table:formula="of:=(MAX([.E164:.E168])-MIN([.E164:.E168]))/2" office:value-type="float" office:value="0.125723791538434" calcext:value-type="float">
            <text:p>0.125723791538434</text:p>
          </table:table-cell>
          <table:table-cell table:number-columns-repeated="2"/>
        </table:table-row>
        <table:table-row table:style-name="ro1">
          <table:table-cell office:value-type="time" office:time-value="PT15H12M18.458S" calcext:value-type="time">
            <text:p>15:12:18.4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862831" calcext:value-type="float">
            <text:p>-4.86E-10</text:p>
          </table:table-cell>
          <table:table-cell table:formula="of:=[.C166]*10^9" office:value-type="float" office:value="-0.4862831" calcext:value-type="float">
            <text:p>-0.4862831</text:p>
          </table:table-cell>
          <table:table-cell table:formula="of:=[.$N$1]*[.D166]" office:value-type="float" office:value="-0.404719382376162" calcext:value-type="float">
            <text:p>-0.404719382376162</text:p>
          </table:table-cell>
          <table:table-cell table:number-columns-repeated="9"/>
        </table:table-row>
        <table:table-row table:style-name="ro1">
          <table:table-cell office:value-type="time" office:time-value="PT15H12M18.842S" calcext:value-type="time">
            <text:p>15:12:18.8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6778546" calcext:value-type="float">
            <text:p>-6.78E-10</text:p>
          </table:table-cell>
          <table:table-cell table:formula="of:=[.C167]*10^9" office:value-type="float" office:value="-0.6778546" calcext:value-type="float">
            <text:p>-0.6778546</text:p>
          </table:table-cell>
          <table:table-cell table:formula="of:=[.$N$1]*[.D167]" office:value-type="float" office:value="-0.564158810069362" calcext:value-type="float">
            <text:p>-0.564158810069362</text:p>
          </table:table-cell>
          <table:table-cell table:number-columns-repeated="9"/>
        </table:table-row>
        <table:table-row table:style-name="ro1">
          <table:table-cell office:value-type="time" office:time-value="PT15H12M19.226S" calcext:value-type="time">
            <text:p>15:12:19.2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884053" calcext:value-type="float">
            <text:p>-7.88E-10</text:p>
          </table:table-cell>
          <table:table-cell table:formula="of:=[.C168]*10^9" office:value-type="float" office:value="-0.7884053" calcext:value-type="float">
            <text:p>-0.7884053</text:p>
          </table:table-cell>
          <table:table-cell table:formula="of:=[.$N$1]*[.D168]" office:value-type="float" office:value="-0.656166965453031" calcext:value-type="float">
            <text:p>-0.656166965453031</text:p>
          </table:table-cell>
          <table:table-cell table:number-columns-repeated="9"/>
        </table:table-row>
        <table:table-row table:style-name="ro1">
          <table:table-cell office:value-type="time" office:time-value="PT15H12M19.61S" calcext:value-type="time">
            <text:p>15:12:19.6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8083284" calcext:value-type="float">
            <text:p>-8.08E-10</text:p>
          </table:table-cell>
          <table:table-cell table:formula="of:=[.C169]*10^9" office:value-type="float" office:value="-0.8083284" calcext:value-type="float">
            <text:p>-0.8083284</text:p>
          </table:table-cell>
          <table:table-cell table:formula="of:=[.$N$1]*[.D169]" office:value-type="float" office:value="-0.672748386290026" calcext:value-type="float">
            <text:p>-0.672748386290026</text:p>
          </table:table-cell>
          <table:table-cell table:number-columns-repeated="9"/>
        </table:table-row>
        <table:table-row table:style-name="ro1">
          <table:table-cell office:value-type="time" office:time-value="PT15H12M19.994S" calcext:value-type="time">
            <text:p>15:12:19.9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481303" calcext:value-type="float">
            <text:p>-5.48E-10</text:p>
          </table:table-cell>
          <table:table-cell table:formula="of:=[.C170]*10^9" office:value-type="float" office:value="-0.5481303" calcext:value-type="float">
            <text:p>-0.5481303</text:p>
          </table:table-cell>
          <table:table-cell table:formula="of:=[.$N$1]*[.D170]" office:value-type="float" office:value="-0.456193021056377" calcext:value-type="float">
            <text:p>-0.456193021056377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0.57376832898875" calcext:value-type="float">
            <text:p>-0.57376832898875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0902117319234957" calcext:value-type="float">
            <text:p>0.090211731923496</text:p>
          </table:table-cell>
          <table:table-cell/>
          <table:table-cell table:formula="of:=(MAX([.E169:.E173])-MIN([.E169:.E173]))/2" office:value-type="float" office:value="0.108277682616824" calcext:value-type="float">
            <text:p>0.108277682616824</text:p>
          </table:table-cell>
          <table:table-cell table:number-columns-repeated="2"/>
        </table:table-row>
        <table:table-row table:style-name="ro1">
          <table:table-cell office:value-type="time" office:time-value="PT15H12M20.378S" calcext:value-type="time">
            <text:p>15:12:20.3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725434" calcext:value-type="float">
            <text:p>-5.73E-10</text:p>
          </table:table-cell>
          <table:table-cell table:formula="of:=[.C171]*10^9" office:value-type="float" office:value="-0.5725434" calcext:value-type="float">
            <text:p>-0.5725434</text:p>
          </table:table-cell>
          <table:table-cell table:formula="of:=[.$N$1]*[.D171]" office:value-type="float" office:value="-0.476511339241581" calcext:value-type="float">
            <text:p>-0.476511339241581</text:p>
          </table:table-cell>
          <table:table-cell table:number-columns-repeated="9"/>
        </table:table-row>
        <table:table-row table:style-name="ro1">
          <table:table-cell office:value-type="time" office:time-value="PT15H12M20.762S" calcext:value-type="time">
            <text:p>15:12:20.7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154121" calcext:value-type="float">
            <text:p>-7.15E-10</text:p>
          </table:table-cell>
          <table:table-cell table:formula="of:=[.C172]*10^9" office:value-type="float" office:value="-0.7154121" calcext:value-type="float">
            <text:p>-0.7154121</text:p>
          </table:table-cell>
          <table:table-cell table:formula="of:=[.$N$1]*[.D172]" office:value-type="float" office:value="-0.595416832821114" calcext:value-type="float">
            <text:p>-0.595416832821114</text:p>
          </table:table-cell>
          <table:table-cell table:number-columns-repeated="9"/>
        </table:table-row>
        <table:table-row table:style-name="ro1">
          <table:table-cell office:value-type="time" office:time-value="PT15H12M21.145S" calcext:value-type="time">
            <text:p>15:12:21.15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8025895" calcext:value-type="float">
            <text:p>-8.03E-10</text:p>
          </table:table-cell>
          <table:table-cell table:formula="of:=[.C173]*10^9" office:value-type="float" office:value="-0.8025895" calcext:value-type="float">
            <text:p>-0.8025895</text:p>
          </table:table-cell>
          <table:table-cell table:formula="of:=[.$N$1]*[.D173]" office:value-type="float" office:value="-0.66797206553465" calcext:value-type="float">
            <text:p>-0.66797206553465</text:p>
          </table:table-cell>
          <table:table-cell table:number-columns-repeated="9"/>
        </table:table-row>
        <table:table-row table:style-name="ro1">
          <table:table-cell office:value-type="time" office:time-value="PT15H12M21.529S" calcext:value-type="time">
            <text:p>15:12:21.5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9443347" calcext:value-type="float">
            <text:p>-9.44E-10</text:p>
          </table:table-cell>
          <table:table-cell table:formula="of:=[.C174]*10^9" office:value-type="float" office:value="-0.9443347" calcext:value-type="float">
            <text:p>-0.9443347</text:p>
          </table:table-cell>
          <table:table-cell table:formula="of:=[.$N$1]*[.D174]" office:value-type="float" office:value="-0.785942502506006" calcext:value-type="float">
            <text:p>-0.785942502506006</text:p>
          </table:table-cell>
          <table:table-cell table:number-columns-repeated="9"/>
        </table:table-row>
        <table:table-row table:style-name="ro1">
          <table:table-cell office:value-type="time" office:time-value="PT15H12M21.913S" calcext:value-type="time">
            <text:p>15:12:21.9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12363" calcext:value-type="float">
            <text:p>-8.12E-10</text:p>
          </table:table-cell>
          <table:table-cell table:formula="of:=[.C175]*10^9" office:value-type="float" office:value="-0.812363" calcext:value-type="float">
            <text:p>-0.812363</text:p>
          </table:table-cell>
          <table:table-cell table:formula="of:=[.$N$1]*[.D175]" office:value-type="float" office:value="-0.676106267368218" calcext:value-type="float">
            <text:p>-0.676106267368218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0.617661242778493" calcext:value-type="float">
            <text:p>-0.617661242778493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13641167120551" calcext:value-type="float">
            <text:p>0.113641167120551</text:p>
          </table:table-cell>
          <table:table-cell/>
          <table:table-cell table:formula="of:=(MAX([.E174:.E178])-MIN([.E174:.E178]))/2" office:value-type="float" office:value="0.13643807547096" calcext:value-type="float">
            <text:p>0.13643807547096</text:p>
          </table:table-cell>
          <table:table-cell table:number-columns-repeated="2"/>
        </table:table-row>
        <table:table-row table:style-name="ro1">
          <table:table-cell office:value-type="time" office:time-value="PT15H12M22.297S" calcext:value-type="time">
            <text:p>15:12:22.3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844266" calcext:value-type="float">
            <text:p>-6.84E-10</text:p>
          </table:table-cell>
          <table:table-cell table:formula="of:=[.C176]*10^9" office:value-type="float" office:value="-0.6844266" calcext:value-type="float">
            <text:p>-0.6844266</text:p>
          </table:table-cell>
          <table:table-cell table:formula="of:=[.$N$1]*[.D176]" office:value-type="float" office:value="-0.569628495898411" calcext:value-type="float">
            <text:p>-0.569628495898411</text:p>
          </table:table-cell>
          <table:table-cell table:number-columns-repeated="9"/>
        </table:table-row>
        <table:table-row table:style-name="ro1">
          <table:table-cell office:value-type="time" office:time-value="PT15H12M22.681S" calcext:value-type="time">
            <text:p>15:12:22.6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531076" calcext:value-type="float">
            <text:p>-6.53E-10</text:p>
          </table:table-cell>
          <table:table-cell table:formula="of:=[.C177]*10^9" office:value-type="float" office:value="-0.6531076" calcext:value-type="float">
            <text:p>-0.6531076</text:p>
          </table:table-cell>
          <table:table-cell table:formula="of:=[.$N$1]*[.D177]" office:value-type="float" office:value="-0.543562596555746" calcext:value-type="float">
            <text:p>-0.543562596555746</text:p>
          </table:table-cell>
          <table:table-cell table:number-columns-repeated="9"/>
        </table:table-row>
        <table:table-row table:style-name="ro1">
          <table:table-cell office:value-type="time" office:time-value="PT15H12M23.064S" calcext:value-type="time">
            <text:p>15:12:23.0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164654" calcext:value-type="float">
            <text:p>-6.16E-10</text:p>
          </table:table-cell>
          <table:table-cell table:formula="of:=[.C178]*10^9" office:value-type="float" office:value="-0.6164654" calcext:value-type="float">
            <text:p>-0.6164654</text:p>
          </table:table-cell>
          <table:table-cell table:formula="of:=[.$N$1]*[.D178]" office:value-type="float" office:value="-0.513066351564086" calcext:value-type="float">
            <text:p>-0.513066351564086</text:p>
          </table:table-cell>
          <table:table-cell table:number-columns-repeated="9"/>
        </table:table-row>
        <table:table-row table:style-name="ro1">
          <table:table-cell office:value-type="time" office:time-value="PT15H12M23.448S" calcext:value-type="time">
            <text:p>15:12:23.4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492419" calcext:value-type="float">
            <text:p>-9.49E-10</text:p>
          </table:table-cell>
          <table:table-cell table:formula="of:=[.C179]*10^9" office:value-type="float" office:value="-0.9492419" calcext:value-type="float">
            <text:p>-0.9492419</text:p>
          </table:table-cell>
          <table:table-cell table:formula="of:=[.$N$1]*[.D179]" office:value-type="float" office:value="-0.790026623367282" calcext:value-type="float">
            <text:p>-0.790026623367282</text:p>
          </table:table-cell>
          <table:table-cell table:number-columns-repeated="9"/>
        </table:table-row>
        <table:table-row table:style-name="ro1">
          <table:table-cell office:value-type="time" office:time-value="PT15H12M23.831S" calcext:value-type="time">
            <text:p>15:12:23.8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000358" calcext:value-type="float">
            <text:p>-1.00E-09</text:p>
          </table:table-cell>
          <table:table-cell table:formula="of:=[.C180]*10^9" office:value-type="float" office:value="-1.000358" calcext:value-type="float">
            <text:p>-1.000358</text:p>
          </table:table-cell>
          <table:table-cell table:formula="of:=[.$N$1]*[.D180]" office:value-type="float" office:value="-0.832569077385278" calcext:value-type="float">
            <text:p>-0.832569077385278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0.776532845174412" calcext:value-type="float">
            <text:p>-0.776532845174412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087631466616102" calcext:value-type="float">
            <text:p>0.087631466616102</text:p>
          </table:table-cell>
          <table:table-cell/>
          <table:table-cell table:formula="of:=(MAX([.E179:.E183])-MIN([.E179:.E183]))/2" office:value-type="float" office:value="0.105075852374442" calcext:value-type="float">
            <text:p>0.105075852374442</text:p>
          </table:table-cell>
          <table:table-cell table:number-columns-repeated="2"/>
        </table:table-row>
        <table:table-row table:style-name="ro1">
          <table:table-cell office:value-type="time" office:time-value="PT15H12M24.216S" calcext:value-type="time">
            <text:p>15:12:24.2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823887" calcext:value-type="float">
            <text:p>-9.82E-10</text:p>
          </table:table-cell>
          <table:table-cell table:formula="of:=[.C181]*10^9" office:value-type="float" office:value="-0.9823887" calcext:value-type="float">
            <text:p>-0.9823887</text:p>
          </table:table-cell>
          <table:table-cell table:formula="of:=[.$N$1]*[.D181]" office:value-type="float" office:value="-0.817613747870984" calcext:value-type="float">
            <text:p>-0.817613747870984</text:p>
          </table:table-cell>
          <table:table-cell table:number-columns-repeated="9"/>
        </table:table-row>
        <table:table-row table:style-name="ro1">
          <table:table-cell office:value-type="time" office:time-value="PT15H12M24.599S" calcext:value-type="time">
            <text:p>15:12:24.6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478541" calcext:value-type="float">
            <text:p>-7.48E-10</text:p>
          </table:table-cell>
          <table:table-cell table:formula="of:=[.C182]*10^9" office:value-type="float" office:value="-0.7478541" calcext:value-type="float">
            <text:p>-0.7478541</text:p>
          </table:table-cell>
          <table:table-cell table:formula="of:=[.$N$1]*[.D182]" office:value-type="float" office:value="-0.622417372636393" calcext:value-type="float">
            <text:p>-0.622417372636393</text:p>
          </table:table-cell>
          <table:table-cell table:number-columns-repeated="9"/>
        </table:table-row>
        <table:table-row table:style-name="ro1">
          <table:table-cell office:value-type="time" office:time-value="PT15H12M24.982S" calcext:value-type="time">
            <text:p>15:12:24.9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853008" calcext:value-type="float">
            <text:p>-9.85E-10</text:p>
          </table:table-cell>
          <table:table-cell table:formula="of:=[.C183]*10^9" office:value-type="float" office:value="-0.9853008" calcext:value-type="float">
            <text:p>-0.9853008</text:p>
          </table:table-cell>
          <table:table-cell table:formula="of:=[.$N$1]*[.D183]" office:value-type="float" office:value="-0.820037404612125" calcext:value-type="float">
            <text:p>-0.820037404612125</text:p>
          </table:table-cell>
          <table:table-cell table:number-columns-repeated="9"/>
        </table:table-row>
        <table:table-row table:style-name="ro1">
          <table:table-cell office:value-type="time" office:time-value="PT15H12M25.367S" calcext:value-type="time">
            <text:p>15:12:25.3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177164" calcext:value-type="float">
            <text:p>-1.18E-09</text:p>
          </table:table-cell>
          <table:table-cell table:formula="of:=[.C184]*10^9" office:value-type="float" office:value="-1.177164" calcext:value-type="float">
            <text:p>-1.177164</text:p>
          </table:table-cell>
          <table:table-cell table:formula="of:=[.$N$1]*[.D184]" office:value-type="float" office:value="-0.979719605792289" calcext:value-type="float">
            <text:p>-0.979719605792289</text:p>
          </table:table-cell>
          <table:table-cell table:number-columns-repeated="9"/>
        </table:table-row>
        <table:table-row table:style-name="ro1">
          <table:table-cell office:value-type="time" office:time-value="PT15H12M25.75S" calcext:value-type="time">
            <text:p>15:12:25.7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231942" calcext:value-type="float">
            <text:p>-1.23E-09</text:p>
          </table:table-cell>
          <table:table-cell table:formula="of:=[.C185]*10^9" office:value-type="float" office:value="-1.231942" calcext:value-type="float">
            <text:p>-1.231942</text:p>
          </table:table-cell>
          <table:table-cell table:formula="of:=[.$N$1]*[.D185]" office:value-type="float" office:value="-1.02530975344044" calcext:value-type="float">
            <text:p>-1.02530975344044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0.919730967948283" calcext:value-type="float">
            <text:p>-0.919730967948283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0954621136359437" calcext:value-type="float">
            <text:p>0.095462113635944</text:p>
          </table:table-cell>
          <table:table-cell/>
          <table:table-cell table:formula="of:=(MAX([.E184:.E188])-MIN([.E184:.E188]))/2" office:value-type="float" office:value="0.114422381941255" calcext:value-type="float">
            <text:p>0.114422381941255</text:p>
          </table:table-cell>
          <table:table-cell table:number-columns-repeated="2"/>
        </table:table-row>
        <table:table-row table:style-name="ro1">
          <table:table-cell office:value-type="time" office:time-value="PT15H12M26.134S" calcext:value-type="time">
            <text:p>15:12:26.1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120141" calcext:value-type="float">
            <text:p>-1.12E-09</text:p>
          </table:table-cell>
          <table:table-cell table:formula="of:=[.C186]*10^9" office:value-type="float" office:value="-1.120141" calcext:value-type="float">
            <text:p>-1.120141</text:p>
          </table:table-cell>
          <table:table-cell table:formula="of:=[.$N$1]*[.D186]" office:value-type="float" office:value="-0.932261009470032" calcext:value-type="float">
            <text:p>-0.932261009470032</text:p>
          </table:table-cell>
          <table:table-cell table:number-columns-repeated="9"/>
        </table:table-row>
        <table:table-row table:style-name="ro1">
          <table:table-cell office:value-type="time" office:time-value="PT15H12M26.518S" calcext:value-type="time">
            <text:p>15:12:26.5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39204" calcext:value-type="float">
            <text:p>-1.04E-09</text:p>
          </table:table-cell>
          <table:table-cell table:formula="of:=[.C187]*10^9" office:value-type="float" office:value="-1.039204" calcext:value-type="float">
            <text:p>-1.039204</text:p>
          </table:table-cell>
          <table:table-cell table:formula="of:=[.$N$1]*[.D187]" office:value-type="float" office:value="-0.86489948148072" calcext:value-type="float">
            <text:p>-0.86489948148072</text:p>
          </table:table-cell>
          <table:table-cell table:number-columns-repeated="9"/>
        </table:table-row>
        <table:table-row table:style-name="ro1">
          <table:table-cell office:value-type="time" office:time-value="PT15H12M26.902S" calcext:value-type="time">
            <text:p>15:12:26.9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9569778" calcext:value-type="float">
            <text:p>-9.57E-10</text:p>
          </table:table-cell>
          <table:table-cell table:formula="of:=[.C188]*10^9" office:value-type="float" office:value="-0.9569778" calcext:value-type="float">
            <text:p>-0.9569778</text:p>
          </table:table-cell>
          <table:table-cell table:formula="of:=[.$N$1]*[.D188]" office:value-type="float" office:value="-0.796464989557931" calcext:value-type="float">
            <text:p>-0.796464989557931</text:p>
          </table:table-cell>
          <table:table-cell table:number-columns-repeated="9"/>
        </table:table-row>
        <table:table-row table:style-name="ro1">
          <table:table-cell office:value-type="time" office:time-value="PT15H12M27.286S" calcext:value-type="time">
            <text:p>15:12:27.2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34898" calcext:value-type="float">
            <text:p>-1.35E-09</text:p>
          </table:table-cell>
          <table:table-cell table:formula="of:=[.C189]*10^9" office:value-type="float" office:value="-1.34898" calcext:value-type="float">
            <text:p>-1.34898</text:p>
          </table:table-cell>
          <table:table-cell table:formula="of:=[.$N$1]*[.D189]" office:value-type="float" office:value="-1.12271710128893" calcext:value-type="float">
            <text:p>-1.12271710128893</text:p>
          </table:table-cell>
          <table:table-cell table:number-columns-repeated="9"/>
        </table:table-row>
        <table:table-row table:style-name="ro1">
          <table:table-cell office:value-type="time" office:time-value="PT15H12M27.662S" calcext:value-type="time">
            <text:p>15:12:27.6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427587" calcext:value-type="float">
            <text:p>-1.43E-09</text:p>
          </table:table-cell>
          <table:table-cell table:formula="of:=[.C190]*10^9" office:value-type="float" office:value="-1.427587" calcext:value-type="float">
            <text:p>-1.427587</text:p>
          </table:table-cell>
          <table:table-cell table:formula="of:=[.$N$1]*[.D190]" office:value-type="float" office:value="-1.18813943755857" calcext:value-type="float">
            <text:p>-1.18813943755857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.22829402249377" calcext:value-type="float">
            <text:p>-1.22829402249377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081955619414293" calcext:value-type="float">
            <text:p>0.081955619414293</text:p>
          </table:table-cell>
          <table:table-cell/>
          <table:table-cell table:formula="of:=(MAX([.E189:.E193])-MIN([.E189:.E193]))/2" office:value-type="float" office:value="0.0978929780495307" calcext:value-type="float">
            <text:p>0.097892978049531</text:p>
          </table:table-cell>
          <table:table-cell table:number-columns-repeated="2"/>
        </table:table-row>
        <table:table-row table:style-name="ro1">
          <table:table-cell office:value-type="time" office:time-value="PT15H12M28.038S" calcext:value-type="time">
            <text:p>15:12:28.0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438526" calcext:value-type="float">
            <text:p>-1.44E-09</text:p>
          </table:table-cell>
          <table:table-cell table:formula="of:=[.C191]*10^9" office:value-type="float" office:value="-1.438526" calcext:value-type="float">
            <text:p>-1.438526</text:p>
          </table:table-cell>
          <table:table-cell table:formula="of:=[.$N$1]*[.D191]" office:value-type="float" office:value="-1.19724365138754" calcext:value-type="float">
            <text:p>-1.19724365138754</text:p>
          </table:table-cell>
          <table:table-cell table:number-columns-repeated="9"/>
        </table:table-row>
        <table:table-row table:style-name="ro1">
          <table:table-cell office:value-type="time" office:time-value="PT15H12M28.422S" calcext:value-type="time">
            <text:p>15:12:28.4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579854" calcext:value-type="float">
            <text:p>-1.58E-09</text:p>
          </table:table-cell>
          <table:table-cell table:formula="of:=[.C192]*10^9" office:value-type="float" office:value="-1.579854" calcext:value-type="float">
            <text:p>-1.579854</text:p>
          </table:table-cell>
          <table:table-cell table:formula="of:=[.$N$1]*[.D192]" office:value-type="float" office:value="-1.31486686484583" calcext:value-type="float">
            <text:p>-1.31486686484583</text:p>
          </table:table-cell>
          <table:table-cell table:number-columns-repeated="9"/>
        </table:table-row>
        <table:table-row table:style-name="ro1">
          <table:table-cell office:value-type="time" office:time-value="PT15H12M28.806S" calcext:value-type="time">
            <text:p>15:12:28.8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584223" calcext:value-type="float">
            <text:p>-1.58E-09</text:p>
          </table:table-cell>
          <table:table-cell table:formula="of:=[.C193]*10^9" office:value-type="float" office:value="-1.584223" calcext:value-type="float">
            <text:p>-1.584223</text:p>
          </table:table-cell>
          <table:table-cell table:formula="of:=[.$N$1]*[.D193]" office:value-type="float" office:value="-1.31850305738799" calcext:value-type="float">
            <text:p>-1.31850305738799</text:p>
          </table:table-cell>
          <table:table-cell table:number-columns-repeated="9"/>
        </table:table-row>
        <table:table-row table:style-name="ro1">
          <table:table-cell office:value-type="time" office:time-value="PT15H12M29.19S" calcext:value-type="time">
            <text:p>15:12:29.1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376089" calcext:value-type="float">
            <text:p>-2.38E-09</text:p>
          </table:table-cell>
          <table:table-cell table:formula="of:=[.C194]*10^9" office:value-type="float" office:value="-2.376089" calcext:value-type="float">
            <text:p>-2.376089</text:p>
          </table:table-cell>
          <table:table-cell table:formula="of:=[.$N$1]*[.D194]" office:value-type="float" office:value="-1.97755026352097" calcext:value-type="float">
            <text:p>-1.97755026352097</text:p>
          </table:table-cell>
          <table:table-cell table:number-columns-repeated="9"/>
        </table:table-row>
        <table:table-row table:style-name="ro1">
          <table:table-cell office:value-type="time" office:time-value="PT15H12M29.573S" calcext:value-type="time">
            <text:p>15:12:29.5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073008" calcext:value-type="float">
            <text:p>-2.07E-09</text:p>
          </table:table-cell>
          <table:table-cell table:formula="of:=[.C195]*10^9" office:value-type="float" office:value="-2.073008" calcext:value-type="float">
            <text:p>-2.073008</text:p>
          </table:table-cell>
          <table:table-cell table:formula="of:=[.$N$1]*[.D195]" office:value-type="float" office:value="-1.7253046988901" calcext:value-type="float">
            <text:p>-1.7253046988901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.88837274545823" calcext:value-type="float">
            <text:p>-1.88837274545823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105851722305051" calcext:value-type="float">
            <text:p>0.105851722305051</text:p>
          </table:table-cell>
          <table:table-cell/>
          <table:table-cell table:formula="of:=(MAX([.E194:.E198])-MIN([.E194:.E198]))/2" office:value-type="float" office:value="0.126122782315435" calcext:value-type="float">
            <text:p>0.126122782315435</text:p>
          </table:table-cell>
          <table:table-cell table:number-columns-repeated="2"/>
        </table:table-row>
        <table:table-row table:style-name="ro1">
          <table:table-cell office:value-type="time" office:time-value="PT15H12M29.956S" calcext:value-type="time">
            <text:p>15:12:29.9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223405" calcext:value-type="float">
            <text:p>-2.22E-09</text:p>
          </table:table-cell>
          <table:table-cell table:formula="of:=[.C196]*10^9" office:value-type="float" office:value="-2.223405" calcext:value-type="float">
            <text:p>-2.223405</text:p>
          </table:table-cell>
          <table:table-cell table:formula="of:=[.$N$1]*[.D196]" office:value-type="float" office:value="-1.85047577917487" calcext:value-type="float">
            <text:p>-1.85047577917487</text:p>
          </table:table-cell>
          <table:table-cell table:number-columns-repeated="9"/>
        </table:table-row>
        <table:table-row table:style-name="ro1">
          <table:table-cell office:value-type="time" office:time-value="PT15H12M30.34S" calcext:value-type="time">
            <text:p>15:12:30.3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334039" calcext:value-type="float">
            <text:p>-2.33E-09</text:p>
          </table:table-cell>
          <table:table-cell table:formula="of:=[.C197]*10^9" office:value-type="float" office:value="-2.334039" calcext:value-type="float">
            <text:p>-2.334039</text:p>
          </table:table-cell>
          <table:table-cell table:formula="of:=[.$N$1]*[.D197]" office:value-type="float" office:value="-1.94255326274319" calcext:value-type="float">
            <text:p>-1.94255326274319</text:p>
          </table:table-cell>
          <table:table-cell table:number-columns-repeated="9"/>
        </table:table-row>
        <table:table-row table:style-name="ro1">
          <table:table-cell office:value-type="time" office:time-value="PT15H12M30.725S" calcext:value-type="time">
            <text:p>15:12:30.7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338156" calcext:value-type="float">
            <text:p>-2.34E-09</text:p>
          </table:table-cell>
          <table:table-cell table:formula="of:=[.C198]*10^9" office:value-type="float" office:value="-2.338156" calcext:value-type="float">
            <text:p>-2.338156</text:p>
          </table:table-cell>
          <table:table-cell table:formula="of:=[.$N$1]*[.D198]" office:value-type="float" office:value="-1.94597972296203" calcext:value-type="float">
            <text:p>-1.94597972296203</text:p>
          </table:table-cell>
          <table:table-cell table:number-columns-repeated="9"/>
        </table:table-row>
        <table:table-row table:style-name="ro1">
          <table:table-cell office:value-type="time" office:time-value="PT15H12M31.109S" calcext:value-type="time">
            <text:p>15:12:31.1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171563" calcext:value-type="float">
            <text:p>-4.17E-09</text:p>
          </table:table-cell>
          <table:table-cell table:formula="of:=[.C199]*10^9" office:value-type="float" office:value="-4.171563" calcext:value-type="float">
            <text:p>-4.171563</text:p>
          </table:table-cell>
          <table:table-cell table:formula="of:=[.$N$1]*[.D199]" office:value-type="float" office:value="-3.47187142819327" calcext:value-type="float">
            <text:p>-3.47187142819327</text:p>
          </table:table-cell>
          <table:table-cell table:number-columns-repeated="9"/>
        </table:table-row>
        <table:table-row table:style-name="ro1">
          <table:table-cell office:value-type="time" office:time-value="PT15H12M31.492S" calcext:value-type="time">
            <text:p>15:12:31.4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934122" calcext:value-type="float">
            <text:p>-3.93E-09</text:p>
          </table:table-cell>
          <table:table-cell table:formula="of:=[.C200]*10^9" office:value-type="float" office:value="-3.934122" calcext:value-type="float">
            <text:p>-3.934122</text:p>
          </table:table-cell>
          <table:table-cell table:formula="of:=[.$N$1]*[.D200]" office:value-type="float" office:value="-3.27425614016294" calcext:value-type="float">
            <text:p>-3.27425614016294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3.35026862712692" calcext:value-type="float">
            <text:p>-3.35026862712692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05619997544546" calcext:value-type="float">
            <text:p>0.105619997544546</text:p>
          </table:table-cell>
          <table:table-cell/>
          <table:table-cell table:formula="of:=(MAX([.E199:.E203])-MIN([.E199:.E203]))/2" office:value-type="float" office:value="0.12352651254311" calcext:value-type="float">
            <text:p>0.12352651254311</text:p>
          </table:table-cell>
          <table:table-cell table:number-columns-repeated="2"/>
        </table:table-row>
        <table:table-row table:style-name="ro1">
          <table:table-cell office:value-type="time" office:time-value="PT15H12M31.875S" calcext:value-type="time">
            <text:p>15:12:31.8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874721" calcext:value-type="float">
            <text:p>-3.87E-09</text:p>
          </table:table-cell>
          <table:table-cell table:formula="of:=[.C201]*10^9" office:value-type="float" office:value="-3.874721" calcext:value-type="float">
            <text:p>-3.874721</text:p>
          </table:table-cell>
          <table:table-cell table:formula="of:=[.$N$1]*[.D201]" office:value-type="float" office:value="-3.22481840310705" calcext:value-type="float">
            <text:p>-3.22481840310705</text:p>
          </table:table-cell>
          <table:table-cell table:number-columns-repeated="9"/>
        </table:table-row>
        <table:table-row table:style-name="ro1">
          <table:table-cell office:value-type="time" office:time-value="PT15H12M32.259S" calcext:value-type="time">
            <text:p>15:12:32.2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3999252" calcext:value-type="float">
            <text:p>-4.00E-09</text:p>
          </table:table-cell>
          <table:table-cell table:formula="of:=[.C202]*10^9" office:value-type="float" office:value="-3.999252" calcext:value-type="float">
            <text:p>-3.999252</text:p>
          </table:table-cell>
          <table:table-cell table:formula="of:=[.$N$1]*[.D202]" office:value-type="float" office:value="-3.32846195849009" calcext:value-type="float">
            <text:p>-3.32846195849009</text:p>
          </table:table-cell>
          <table:table-cell table:number-columns-repeated="9"/>
        </table:table-row>
        <table:table-row table:style-name="ro1">
          <table:table-cell office:value-type="time" office:time-value="PT15H12M32.643S" calcext:value-type="time">
            <text:p>15:12:32.6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4147609" calcext:value-type="float">
            <text:p>-4.15E-09</text:p>
          </table:table-cell>
          <table:table-cell table:formula="of:=[.C203]*10^9" office:value-type="float" office:value="-4.147609" calcext:value-type="float">
            <text:p>-4.147609</text:p>
          </table:table-cell>
          <table:table-cell table:formula="of:=[.$N$1]*[.D203]" office:value-type="float" office:value="-3.45193520568124" calcext:value-type="float">
            <text:p>-3.45193520568124</text:p>
          </table:table-cell>
          <table:table-cell table:number-columns-repeated="9"/>
        </table:table-row>
        <table:table-row table:style-name="ro1">
          <table:table-cell office:value-type="time" office:time-value="PT15H12M33.028S" calcext:value-type="time">
            <text:p>15:12:33.0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626219" calcext:value-type="float">
            <text:p>-8.63E-09</text:p>
          </table:table-cell>
          <table:table-cell table:formula="of:=[.C204]*10^9" office:value-type="float" office:value="-8.626219" calcext:value-type="float">
            <text:p>-8.626219</text:p>
          </table:table-cell>
          <table:table-cell table:formula="of:=[.$N$1]*[.D204]" office:value-type="float" office:value="-7.17935298578444" calcext:value-type="float">
            <text:p>-7.17935298578444</text:p>
          </table:table-cell>
          <table:table-cell table:number-columns-repeated="9"/>
        </table:table-row>
        <table:table-row table:style-name="ro1">
          <table:table-cell office:value-type="time" office:time-value="PT15H12M33.411S" calcext:value-type="time">
            <text:p>15:12:33.4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652878" calcext:value-type="float">
            <text:p>-8.65E-09</text:p>
          </table:table-cell>
          <table:table-cell table:formula="of:=[.C205]*10^9" office:value-type="float" office:value="-8.652878" calcext:value-type="float">
            <text:p>-8.652878</text:p>
          </table:table-cell>
          <table:table-cell table:formula="of:=[.$N$1]*[.D205]" office:value-type="float" office:value="-7.20154050168776" calcext:value-type="float">
            <text:p>-7.20154050168776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7.07362492414342" calcext:value-type="float">
            <text:p>-7.07362492414342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119417397973249" calcext:value-type="float">
            <text:p>0.119417397973249</text:p>
          </table:table-cell>
          <table:table-cell/>
          <table:table-cell table:formula="of:=(MAX([.E204:.E208])-MIN([.E204:.E208]))/2" office:value-type="float" office:value="0.129672834796234" calcext:value-type="float">
            <text:p>0.129672834796234</text:p>
          </table:table-cell>
          <table:table-cell table:number-columns-repeated="2"/>
        </table:table-row>
        <table:table-row table:style-name="ro1">
          <table:table-cell office:value-type="time" office:time-value="PT15H12M33.795S" calcext:value-type="time">
            <text:p>15:12:33.8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534123" calcext:value-type="float">
            <text:p>-8.53E-09</text:p>
          </table:table-cell>
          <table:table-cell table:formula="of:=[.C206]*10^9" office:value-type="float" office:value="-8.534123" calcext:value-type="float">
            <text:p>-8.534123</text:p>
          </table:table-cell>
          <table:table-cell table:formula="of:=[.$N$1]*[.D206]" office:value-type="float" office:value="-7.10270414431881" calcext:value-type="float">
            <text:p>-7.10270414431881</text:p>
          </table:table-cell>
          <table:table-cell table:number-columns-repeated="9"/>
        </table:table-row>
        <table:table-row table:style-name="ro1">
          <table:table-cell office:value-type="time" office:time-value="PT15H12M34.17S" calcext:value-type="time">
            <text:p>15:12:34.1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341431" calcext:value-type="float">
            <text:p>-8.34E-09</text:p>
          </table:table-cell>
          <table:table-cell table:formula="of:=[.C207]*10^9" office:value-type="float" office:value="-8.341431" calcext:value-type="float">
            <text:p>-8.341431</text:p>
          </table:table-cell>
          <table:table-cell table:formula="of:=[.$N$1]*[.D207]" office:value-type="float" office:value="-6.94233215683081" calcext:value-type="float">
            <text:p>-6.94233215683081</text:p>
          </table:table-cell>
          <table:table-cell table:number-columns-repeated="9"/>
        </table:table-row>
        <table:table-row table:style-name="ro1">
          <table:table-cell office:value-type="time" office:time-value="PT15H12M34.547S" calcext:value-type="time">
            <text:p>15:12:34.5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8341266" calcext:value-type="float">
            <text:p>-8.34E-09</text:p>
          </table:table-cell>
          <table:table-cell table:formula="of:=[.C208]*10^9" office:value-type="float" office:value="-8.341266" calcext:value-type="float">
            <text:p>-8.341266</text:p>
          </table:table-cell>
          <table:table-cell table:formula="of:=[.$N$1]*[.D208]" office:value-type="float" office:value="-6.94219483209529" calcext:value-type="float">
            <text:p>-6.94219483209529</text:p>
          </table:table-cell>
          <table:table-cell table:number-columns-repeated="9"/>
        </table:table-row>
        <table:table-row table:style-name="ro1">
          <table:table-cell office:value-type="time" office:time-value="PT15H12M34.931S" calcext:value-type="time">
            <text:p>15:12:34.9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15315" calcext:value-type="float">
            <text:p>-1.92E-08</text:p>
          </table:table-cell>
          <table:table-cell table:formula="of:=[.C209]*10^9" office:value-type="float" office:value="-19.15315" calcext:value-type="float">
            <text:p>-19.15315</text:p>
          </table:table-cell>
          <table:table-cell table:formula="of:=[.$N$1]*[.D209]" office:value-type="float" office:value="-15.9406136848227" calcext:value-type="float">
            <text:p>-15.9406136848227</text:p>
          </table:table-cell>
          <table:table-cell table:number-columns-repeated="9"/>
        </table:table-row>
        <table:table-row table:style-name="ro1">
          <table:table-cell office:value-type="time" office:time-value="PT15H12M35.314S" calcext:value-type="time">
            <text:p>15:12:35.3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2691" calcext:value-type="float">
            <text:p>-1.93E-08</text:p>
          </table:table-cell>
          <table:table-cell table:formula="of:=[.C210]*10^9" office:value-type="float" office:value="-19.2691" calcext:value-type="float">
            <text:p>-19.2691</text:p>
          </table:table-cell>
          <table:table-cell table:formula="of:=[.$N$1]*[.D210]" office:value-type="float" office:value="-16.0371155216879" calcext:value-type="float">
            <text:p>-16.0371155216879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16.0424071014963" calcext:value-type="float">
            <text:p>-16.0424071014963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147807099326285" calcext:value-type="float">
            <text:p>0.147807099326285</text:p>
          </table:table-cell>
          <table:table-cell/>
          <table:table-cell table:formula="of:=(MAX([.E209:.E213])-MIN([.E209:.E213]))/2" office:value-type="float" office:value="0.110163567370984" calcext:value-type="float">
            <text:p>0.110163567370984</text:p>
          </table:table-cell>
          <table:table-cell table:number-columns-repeated="2"/>
        </table:table-row>
        <table:table-row table:style-name="ro1">
          <table:table-cell office:value-type="time" office:time-value="PT15H12M35.69S" calcext:value-type="time">
            <text:p>15:12:35.6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41788" calcext:value-type="float">
            <text:p>-1.94E-08</text:p>
          </table:table-cell>
          <table:table-cell table:formula="of:=[.C211]*10^9" office:value-type="float" office:value="-19.41788" calcext:value-type="float">
            <text:p>-19.41788</text:p>
          </table:table-cell>
          <table:table-cell table:formula="of:=[.$N$1]*[.D211]" office:value-type="float" office:value="-16.1609408195646" calcext:value-type="float">
            <text:p>-16.1609408195646</text:p>
          </table:table-cell>
          <table:table-cell table:number-columns-repeated="9"/>
        </table:table-row>
        <table:table-row table:style-name="ro1">
          <table:table-cell office:value-type="time" office:time-value="PT15H12M36.066S" calcext:value-type="time">
            <text:p>15:12:36.0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37328" calcext:value-type="float">
            <text:p>-1.94E-08</text:p>
          </table:table-cell>
          <table:table-cell table:formula="of:=[.C212]*10^9" office:value-type="float" office:value="-19.37328" calcext:value-type="float">
            <text:p>-19.37328</text:p>
          </table:table-cell>
          <table:table-cell table:formula="of:=[.$N$1]*[.D212]" office:value-type="float" office:value="-16.1238215274198" calcext:value-type="float">
            <text:p>-16.1238215274198</text:p>
          </table:table-cell>
          <table:table-cell table:number-columns-repeated="9"/>
        </table:table-row>
        <table:table-row table:style-name="ro1">
          <table:table-cell office:value-type="time" office:time-value="PT15H12M36.449S" calcext:value-type="time">
            <text:p>15:12:36.4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1916388" calcext:value-type="float">
            <text:p>-1.92E-08</text:p>
          </table:table-cell>
          <table:table-cell table:formula="of:=[.C213]*10^9" office:value-type="float" office:value="-19.16388" calcext:value-type="float">
            <text:p>-19.16388</text:p>
          </table:table-cell>
          <table:table-cell table:formula="of:=[.$N$1]*[.D213]" office:value-type="float" office:value="-15.9495439539866" calcext:value-type="float">
            <text:p>-15.9495439539866</text:p>
          </table:table-cell>
          <table:table-cell table:number-columns-repeated="9"/>
        </table:table-row>
        <table:table-row table:style-name="ro1">
          <table:table-cell office:value-type="time" office:time-value="PT15H12M36.834S" calcext:value-type="time">
            <text:p>15:12:36.8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30086" calcext:value-type="float">
            <text:p>-4.30E-08</text:p>
          </table:table-cell>
          <table:table-cell table:formula="of:=[.C214]*10^9" office:value-type="float" office:value="-43.0086" calcext:value-type="float">
            <text:p>-43.0086</text:p>
          </table:table-cell>
          <table:table-cell table:formula="of:=[.$N$1]*[.D214]" office:value-type="float" office:value="-35.7948158775483" calcext:value-type="float">
            <text:p>-35.7948158775483</text:p>
          </table:table-cell>
          <table:table-cell table:number-columns-repeated="9"/>
        </table:table-row>
        <table:table-row table:style-name="ro1">
          <table:table-cell office:value-type="time" office:time-value="PT15H12M37.209S" calcext:value-type="time">
            <text:p>15:12:37.2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325826" calcext:value-type="float">
            <text:p>-4.33E-08</text:p>
          </table:table-cell>
          <table:table-cell table:formula="of:=[.C215]*10^9" office:value-type="float" office:value="-43.25826" calcext:value-type="float">
            <text:p>-43.25826</text:p>
          </table:table-cell>
          <table:table-cell table:formula="of:=[.$N$1]*[.D215]" office:value-type="float" office:value="-36.0026006864467" calcext:value-type="float">
            <text:p>-36.0026006864467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35.8728729217563" calcext:value-type="float">
            <text:p>-35.8728729217563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282618631318849" calcext:value-type="float">
            <text:p>0.282618631318849</text:p>
          </table:table-cell>
          <table:table-cell/>
          <table:table-cell table:formula="of:=(MAX([.E214:.E218])-MIN([.E214:.E218]))/2" office:value-type="float" office:value="0.135227412279963" calcext:value-type="float">
            <text:p>0.135227412279963</text:p>
          </table:table-cell>
          <table:table-cell table:number-columns-repeated="2"/>
        </table:table-row>
        <table:table-row table:style-name="ro1">
          <table:table-cell office:value-type="time" office:time-value="PT15H12M37.577S" calcext:value-type="time">
            <text:p>15:12:37.5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318808" calcext:value-type="float">
            <text:p>-4.32E-08</text:p>
          </table:table-cell>
          <table:table-cell table:formula="of:=[.C216]*10^9" office:value-type="float" office:value="-43.18808" calcext:value-type="float">
            <text:p>-43.18808</text:p>
          </table:table-cell>
          <table:table-cell table:formula="of:=[.$N$1]*[.D216]" office:value-type="float" office:value="-35.9441918989417" calcext:value-type="float">
            <text:p>-35.9441918989417</text:p>
          </table:table-cell>
          <table:table-cell table:number-columns-repeated="9"/>
        </table:table-row>
        <table:table-row table:style-name="ro1">
          <table:table-cell office:value-type="time" office:time-value="PT15H12M37.954S" calcext:value-type="time">
            <text:p>15:12:37.9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31237" calcext:value-type="float">
            <text:p>-4.31E-08</text:p>
          </table:table-cell>
          <table:table-cell table:formula="of:=[.C217]*10^9" office:value-type="float" office:value="-43.1237" calcext:value-type="float">
            <text:p>-43.1237</text:p>
          </table:table-cell>
          <table:table-cell table:formula="of:=[.$N$1]*[.D217]" office:value-type="float" office:value="-35.8906102839578" calcext:value-type="float">
            <text:p>-35.8906102839578</text:p>
          </table:table-cell>
          <table:table-cell table:number-columns-repeated="9"/>
        </table:table-row>
        <table:table-row table:style-name="ro1">
          <table:table-cell office:value-type="time" office:time-value="PT15H12M38.337S" calcext:value-type="time">
            <text:p>15:12:38.3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29333" calcext:value-type="float">
            <text:p>-4.29E-08</text:p>
          </table:table-cell>
          <table:table-cell table:formula="of:=[.C218]*10^9" office:value-type="float" office:value="-42.9333" calcext:value-type="float">
            <text:p>-42.9333</text:p>
          </table:table-cell>
          <table:table-cell table:formula="of:=[.$N$1]*[.D218]" office:value-type="float" office:value="-35.7321458618868" calcext:value-type="float">
            <text:p>-35.7321458618868</text:p>
          </table:table-cell>
          <table:table-cell table:number-columns-repeated="9"/>
        </table:table-row>
        <table:table-row table:style-name="ro1">
          <table:table-cell office:value-type="time" office:time-value="PT15H12M38.721S" calcext:value-type="time">
            <text:p>15:12:38.7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288968" calcext:value-type="float">
            <text:p>-4.29E-08</text:p>
          </table:table-cell>
          <table:table-cell table:number-columns-repeated="11"/>
        </table:table-row>
        <table:table-row table:style-name="ro1">
          <table:table-cell office:value-type="time" office:time-value="PT15H12M39.104S" calcext:value-type="time">
            <text:p>15:12:39.1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308063" calcext:value-type="float">
            <text:p>-4.31E-08</text:p>
          </table:table-cell>
          <table:table-cell table:number-columns-repeated="11"/>
        </table:table-row>
        <table:table-row table:style-name="ro1">
          <table:table-cell office:value-type="time" office:time-value="PT15H12M39.488S" calcext:value-type="time">
            <text:p>15:12:39.4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313622" calcext:value-type="float">
            <text:p>-4.31E-08</text:p>
          </table:table-cell>
          <table:table-cell table:number-columns-repeated="11"/>
        </table:table-row>
        <table:table-row table:style-name="ro1">
          <table:table-cell office:value-type="time" office:time-value="PT15H12M39.872S" calcext:value-type="time">
            <text:p>15:12:39.8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29476" calcext:value-type="float">
            <text:p>-4.29E-08</text:p>
          </table:table-cell>
          <table:table-cell table:number-columns-repeated="11"/>
        </table:table-row>
        <table:table-row table:style-name="ro1">
          <table:table-cell office:value-type="time" office:time-value="PT15H12M40.256S" calcext:value-type="time">
            <text:p>15:12:40.2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28128" calcext:value-type="float">
            <text:p>-4.28E-08</text:p>
          </table:table-cell>
          <table:table-cell table:number-columns-repeated="11"/>
        </table:table-row>
        <table:table-row table:style-name="ro1">
          <table:table-cell office:value-type="time" office:time-value="PT15H12M40.64S" calcext:value-type="time">
            <text:p>15:12:40.6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281133" calcext:value-type="float">
            <text:p>-4.28E-08</text:p>
          </table:table-cell>
          <table:table-cell table:number-columns-repeated="11"/>
        </table:table-row>
        <table:table-row table:style-name="ro1">
          <table:table-cell office:value-type="time" office:time-value="PT15H12M41.023S" calcext:value-type="time">
            <text:p>15:12:41.0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308747" calcext:value-type="float">
            <text:p>-4.31E-08</text:p>
          </table:table-cell>
          <table:table-cell table:number-columns-repeated="11"/>
        </table:table-row>
        <table:table-row table:style-name="ro1">
          <table:table-cell office:value-type="time" office:time-value="PT15H12M41.407S" calcext:value-type="time">
            <text:p>15:12:41.4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310267" calcext:value-type="float">
            <text:p>-4.31E-08</text:p>
          </table:table-cell>
          <table:table-cell table:number-columns-repeated="11"/>
        </table:table-row>
        <table:table-row table:style-name="ro1">
          <table:table-cell office:value-type="time" office:time-value="PT15H12M41.791S" calcext:value-type="time">
            <text:p>15:12:41.7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295451" calcext:value-type="float">
            <text:p>-4.30E-08</text:p>
          </table:table-cell>
          <table:table-cell table:number-columns-repeated="11"/>
        </table:table-row>
        <table:table-row table:style-name="ro1">
          <table:table-cell office:value-type="time" office:time-value="PT15H12M42.175S" calcext:value-type="time">
            <text:p>15:12:42.1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4283668" calcext:value-type="float">
            <text:p>-4.28E-08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0393104839091168" calcext:value-type="float">
            <text:p>-0.039310483909117</text:p>
          </table:table-cell>
          <table:table-cell office:value-type="float" office:value="0.213205390731137" calcext:value-type="float">
            <text:p>0.2132053907311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5" calcext:value-type="float">
            <text:p>0.05</text:p>
          </table:table-cell>
          <table:table-cell office:value-type="float" office:value="-0.0886611104755153" calcext:value-type="float">
            <text:p>-0.088661110475515</text:p>
          </table:table-cell>
          <table:table-cell office:value-type="float" office:value="0.127086652149935" calcext:value-type="float">
            <text:p>0.1270866521499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5" calcext:value-type="float">
            <text:p>0.05</text:p>
          </table:table-cell>
          <table:table-cell office:value-type="float" office:value="-0.116822227239075" calcext:value-type="float">
            <text:p>-0.116822227239075</text:p>
          </table:table-cell>
          <table:table-cell office:value-type="float" office:value="0.107998988724269" calcext:value-type="float">
            <text:p>0.1079989887242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16577320592887" calcext:value-type="float">
            <text:p>-0.051657732059289</text:p>
          </table:table-cell>
          <table:table-cell office:value-type="float" office:value="0.130237102134457" calcext:value-type="float">
            <text:p>0.1302371021344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5" calcext:value-type="float">
            <text:p>0.05</text:p>
          </table:table-cell>
          <table:table-cell office:value-type="float" office:value="-0.0874823166104117" calcext:value-type="float">
            <text:p>-0.087482316610412</text:p>
          </table:table-cell>
          <table:table-cell office:value-type="float" office:value="0.0928711747646801" calcext:value-type="float">
            <text:p>0.092871174764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" calcext:value-type="float">
            <text:p>0.05</text:p>
          </table:table-cell>
          <table:table-cell office:value-type="float" office:value="-0.165110824582936" calcext:value-type="float">
            <text:p>-0.165110824582936</text:p>
          </table:table-cell>
          <table:table-cell office:value-type="float" office:value="0.118159732461092" calcext:value-type="float">
            <text:p>0.1181597324610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5" calcext:value-type="float">
            <text:p>0.05</text:p>
          </table:table-cell>
          <table:table-cell office:value-type="float" office:value="-0.0945709593676309" calcext:value-type="float">
            <text:p>-0.094570959367631</text:p>
          </table:table-cell>
          <table:table-cell office:value-type="float" office:value="0.103274302069446" calcext:value-type="float">
            <text:p>0.1032743020694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5" calcext:value-type="float">
            <text:p>0.05</text:p>
          </table:table-cell>
          <table:table-cell office:value-type="float" office:value="-0.149332774921289" calcext:value-type="float">
            <text:p>-0.149332774921289</text:p>
          </table:table-cell>
          <table:table-cell office:value-type="float" office:value="0.127541076345171" calcext:value-type="float">
            <text:p>0.1275410763451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5" calcext:value-type="float">
            <text:p>0.05</text:p>
          </table:table-cell>
          <table:table-cell office:value-type="float" office:value="-0.104664430795929" calcext:value-type="float">
            <text:p>-0.104664430795929</text:p>
          </table:table-cell>
          <table:table-cell office:value-type="float" office:value="0.0726236870135114" calcext:value-type="float">
            <text:p>0.0726236870135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5" calcext:value-type="float">
            <text:p>0.05</text:p>
          </table:table-cell>
          <table:table-cell office:value-type="float" office:value="-0.166612491206097" calcext:value-type="float">
            <text:p>-0.166612491206097</text:p>
          </table:table-cell>
          <table:table-cell office:value-type="float" office:value="0.120998955074809" calcext:value-type="float">
            <text:p>0.1209989550748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9004111610707" calcext:value-type="float">
            <text:p>-0.159004111610707</text:p>
          </table:table-cell>
          <table:table-cell office:value-type="float" office:value="0.125308583958577" calcext:value-type="float">
            <text:p>0.1253085839585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0.05" calcext:value-type="float">
            <text:p>0.05</text:p>
          </table:table-cell>
          <table:table-cell office:value-type="float" office:value="-0.21724849227778" calcext:value-type="float">
            <text:p>-0.21724849227778</text:p>
          </table:table-cell>
          <table:table-cell office:value-type="float" office:value="0.117485568298392" calcext:value-type="float">
            <text:p>0.1174855682983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05" calcext:value-type="float">
            <text:p>0.05</text:p>
          </table:table-cell>
          <table:table-cell office:value-type="float" office:value="-0.275700329838929" calcext:value-type="float">
            <text:p>-0.275700329838929</text:p>
          </table:table-cell>
          <table:table-cell office:value-type="float" office:value="0.105058457907944" calcext:value-type="float">
            <text:p>0.1050584579079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0.05" calcext:value-type="float">
            <text:p>0.05</text:p>
          </table:table-cell>
          <table:table-cell office:value-type="float" office:value="-0.248035404630525" calcext:value-type="float">
            <text:p>-0.248035404630525</text:p>
          </table:table-cell>
          <table:table-cell office:value-type="float" office:value="0.0729177700152908" calcext:value-type="float">
            <text:p>0.0729177700152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05" calcext:value-type="float">
            <text:p>0.05</text:p>
          </table:table-cell>
          <table:table-cell office:value-type="float" office:value="-0.198161241242456" calcext:value-type="float">
            <text:p>-0.198161241242456</text:p>
          </table:table-cell>
          <table:table-cell office:value-type="float" office:value="0.11693155454042" calcext:value-type="float">
            <text:p>0.116931554540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.05" calcext:value-type="float">
            <text:p>0.05</text:p>
          </table:table-cell>
          <table:table-cell office:value-type="float" office:value="-0.178748816885232" calcext:value-type="float">
            <text:p>-0.178748816885232</text:p>
          </table:table-cell>
          <table:table-cell office:value-type="float" office:value="0.112847059157137" calcext:value-type="float">
            <text:p>0.1128470591571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05" calcext:value-type="float">
            <text:p>0.05</text:p>
          </table:table-cell>
          <table:table-cell office:value-type="float" office:value="-0.201691968387748" calcext:value-type="float">
            <text:p>-0.201691968387748</text:p>
          </table:table-cell>
          <table:table-cell office:value-type="float" office:value="0.0927006049591058" calcext:value-type="float">
            <text:p>0.0927006049591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0.05" calcext:value-type="float">
            <text:p>0.05</text:p>
          </table:table-cell>
          <table:table-cell office:value-type="float" office:value="-0.194768837558026" calcext:value-type="float">
            <text:p>-0.194768837558026</text:p>
          </table:table-cell>
          <table:table-cell office:value-type="float" office:value="0.0911602791757654" calcext:value-type="float">
            <text:p>0.091160279175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0.05" calcext:value-type="float">
            <text:p>0.05</text:p>
          </table:table-cell>
          <table:table-cell office:value-type="float" office:value="-0.244871492660567" calcext:value-type="float">
            <text:p>-0.244871492660567</text:p>
          </table:table-cell>
          <table:table-cell office:value-type="float" office:value="0.106390840750872" calcext:value-type="float">
            <text:p>0.1063908407508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0.05" calcext:value-type="float">
            <text:p>0.05</text:p>
          </table:table-cell>
          <table:table-cell office:value-type="float" office:value="-0.279542709229435" calcext:value-type="float">
            <text:p>-0.279542709229435</text:p>
          </table:table-cell>
          <table:table-cell office:value-type="float" office:value="0.104348946774459" calcext:value-type="float">
            <text:p>0.104348946774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0.05" calcext:value-type="float">
            <text:p>0.05</text:p>
          </table:table-cell>
          <table:table-cell office:value-type="float" office:value="-0.255678649727856" calcext:value-type="float">
            <text:p>-0.255678649727856</text:p>
          </table:table-cell>
          <table:table-cell office:value-type="float" office:value="0.0923025296803422" calcext:value-type="float">
            <text:p>0.0923025296803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0.05" calcext:value-type="float">
            <text:p>0.05</text:p>
          </table:table-cell>
          <table:table-cell office:value-type="float" office:value="-0.272841062391318" calcext:value-type="float">
            <text:p>-0.272841062391318</text:p>
          </table:table-cell>
          <table:table-cell office:value-type="float" office:value="0.117831530920706" calcext:value-type="float">
            <text:p>0.1178315309207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0.05" calcext:value-type="float">
            <text:p>0.05</text:p>
          </table:table-cell>
          <table:table-cell office:value-type="float" office:value="-0.295389700735482" calcext:value-type="float">
            <text:p>-0.295389700735482</text:p>
          </table:table-cell>
          <table:table-cell office:value-type="float" office:value="0.103137243244557" calcext:value-type="float">
            <text:p>0.103137243244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0.05" calcext:value-type="float">
            <text:p>0.05</text:p>
          </table:table-cell>
          <table:table-cell office:value-type="float" office:value="-0.332269082405981" calcext:value-type="float">
            <text:p>-0.332269082405981</text:p>
          </table:table-cell>
          <table:table-cell office:value-type="float" office:value="0.114889327655557" calcext:value-type="float">
            <text:p>0.114889327655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0.05" calcext:value-type="float">
            <text:p>0.05</text:p>
          </table:table-cell>
          <table:table-cell office:value-type="float" office:value="-0.345942314898677" calcext:value-type="float">
            <text:p>-0.345942314898677</text:p>
          </table:table-cell>
          <table:table-cell office:value-type="float" office:value="0.12795669173788" calcext:value-type="float">
            <text:p>0.127956691737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0.05" calcext:value-type="float">
            <text:p>0.05</text:p>
          </table:table-cell>
          <table:table-cell office:value-type="float" office:value="-0.331216808732654" calcext:value-type="float">
            <text:p>-0.331216808732654</text:p>
          </table:table-cell>
          <table:table-cell office:value-type="float" office:value="0.120427842306587" calcext:value-type="float">
            <text:p>0.1204278423065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0.05" calcext:value-type="float">
            <text:p>0.05</text:p>
          </table:table-cell>
          <table:table-cell office:value-type="float" office:value="-0.381070231924305" calcext:value-type="float">
            <text:p>-0.381070231924305</text:p>
          </table:table-cell>
          <table:table-cell office:value-type="float" office:value="0.0987757264175436" calcext:value-type="float">
            <text:p>0.098775726417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0.05" calcext:value-type="float">
            <text:p>0.05</text:p>
          </table:table-cell>
          <table:table-cell office:value-type="float" office:value="-0.337309449498259" calcext:value-type="float">
            <text:p>-0.337309449498259</text:p>
          </table:table-cell>
          <table:table-cell office:value-type="float" office:value="0.126381868316436" calcext:value-type="float">
            <text:p>0.1263818683164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0.05" calcext:value-type="float">
            <text:p>0.05</text:p>
          </table:table-cell>
          <table:table-cell office:value-type="float" office:value="-0.373877029114741" calcext:value-type="float">
            <text:p>-0.373877029114741</text:p>
          </table:table-cell>
          <table:table-cell office:value-type="float" office:value="0.1176932490734" calcext:value-type="float">
            <text:p>0.11769324907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0.05" calcext:value-type="float">
            <text:p>0.05</text:p>
          </table:table-cell>
          <table:table-cell office:value-type="float" office:value="-0.406845202572752" calcext:value-type="float">
            <text:p>-0.406845202572752</text:p>
          </table:table-cell>
          <table:table-cell office:value-type="float" office:value="0.0962143288053279" calcext:value-type="float">
            <text:p>0.0962143288053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0.05" calcext:value-type="float">
            <text:p>0.05</text:p>
          </table:table-cell>
          <table:table-cell office:value-type="float" office:value="-0.457653806688366" calcext:value-type="float">
            <text:p>-0.457653806688366</text:p>
          </table:table-cell>
          <table:table-cell office:value-type="float" office:value="0.120133800918364" calcext:value-type="float">
            <text:p>0.1201338009183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0.05" calcext:value-type="float">
            <text:p>0.05</text:p>
          </table:table-cell>
          <table:table-cell office:value-type="float" office:value="-0.501733332309605" calcext:value-type="float">
            <text:p>-0.501733332309605</text:p>
          </table:table-cell>
          <table:table-cell office:value-type="float" office:value="0.116117634994389" calcext:value-type="float">
            <text:p>0.1161176349943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0.05" calcext:value-type="float">
            <text:p>0.05</text:p>
          </table:table-cell>
          <table:table-cell office:value-type="float" office:value="-0.523977026513818" calcext:value-type="float">
            <text:p>-0.523977026513818</text:p>
          </table:table-cell>
          <table:table-cell office:value-type="float" office:value="0.125723791538434" calcext:value-type="float">
            <text:p>0.1257237915384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0.05" calcext:value-type="float">
            <text:p>0.05</text:p>
          </table:table-cell>
          <table:table-cell office:value-type="float" office:value="-0.57376832898875" calcext:value-type="float">
            <text:p>-0.57376832898875</text:p>
          </table:table-cell>
          <table:table-cell office:value-type="float" office:value="0.108277682616824" calcext:value-type="float">
            <text:p>0.1082776826168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0.05" calcext:value-type="float">
            <text:p>0.05</text:p>
          </table:table-cell>
          <table:table-cell office:value-type="float" office:value="-0.617661242778493" calcext:value-type="float">
            <text:p>-0.617661242778493</text:p>
          </table:table-cell>
          <table:table-cell office:value-type="float" office:value="0.13643807547096" calcext:value-type="float">
            <text:p>0.136438075470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0.05" calcext:value-type="float">
            <text:p>0.05</text:p>
          </table:table-cell>
          <table:table-cell office:value-type="float" office:value="-0.776532845174412" calcext:value-type="float">
            <text:p>-0.776532845174412</text:p>
          </table:table-cell>
          <table:table-cell office:value-type="float" office:value="0.105075852374442" calcext:value-type="float">
            <text:p>0.1050758523744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0.05" calcext:value-type="float">
            <text:p>0.05</text:p>
          </table:table-cell>
          <table:table-cell office:value-type="float" office:value="-0.919730967948282" calcext:value-type="float">
            <text:p>-0.919730967948282</text:p>
          </table:table-cell>
          <table:table-cell office:value-type="float" office:value="0.114422381941256" calcext:value-type="float">
            <text:p>0.1144223819412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0.05" calcext:value-type="float">
            <text:p>0.05</text:p>
          </table:table-cell>
          <table:table-cell office:value-type="float" office:value="-1.22829402249377" calcext:value-type="float">
            <text:p>-1.22829402249377</text:p>
          </table:table-cell>
          <table:table-cell office:value-type="float" office:value="0.0978929780495307" calcext:value-type="float">
            <text:p>0.0978929780495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0.05" calcext:value-type="float">
            <text:p>0.05</text:p>
          </table:table-cell>
          <table:table-cell office:value-type="float" office:value="-1.88837274545823" calcext:value-type="float">
            <text:p>-1.88837274545823</text:p>
          </table:table-cell>
          <table:table-cell office:value-type="float" office:value="0.126122782315435" calcext:value-type="float">
            <text:p>0.1261227823154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0.05" calcext:value-type="float">
            <text:p>0.05</text:p>
          </table:table-cell>
          <table:table-cell office:value-type="float" office:value="-3.35026862712692" calcext:value-type="float">
            <text:p>-3.35026862712692</text:p>
          </table:table-cell>
          <table:table-cell office:value-type="float" office:value="0.12352651254311" calcext:value-type="float">
            <text:p>0.123526512543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0.05" calcext:value-type="float">
            <text:p>0.05</text:p>
          </table:table-cell>
          <table:table-cell office:value-type="float" office:value="-7.07362492414342" calcext:value-type="float">
            <text:p>-7.07362492414342</text:p>
          </table:table-cell>
          <table:table-cell office:value-type="float" office:value="0.129672834796234" calcext:value-type="float">
            <text:p>0.1296728347962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0.05" calcext:value-type="float">
            <text:p>0.05</text:p>
          </table:table-cell>
          <table:table-cell office:value-type="float" office:value="-16.0424071014963" calcext:value-type="float">
            <text:p>-16.0424071014963</text:p>
          </table:table-cell>
          <table:table-cell office:value-type="float" office:value="0.110163567370983" calcext:value-type="float">
            <text:p>0.1101635673709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0.05" calcext:value-type="float">
            <text:p>0.05</text:p>
          </table:table-cell>
          <table:table-cell office:value-type="float" office:value="-35.8728729217563" calcext:value-type="float">
            <text:p>-35.8728729217563</text:p>
          </table:table-cell>
          <table:table-cell office:value-type="float" office:value="0.135227412279963" calcext:value-type="float">
            <text:p>0.135227412279963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 table:orientation="column">
          <table:filter>
            <table:filter-and>
              <table:filter-condition table:field-number="0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7:31.92896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8T09:23:36.256171229</dc:date>
    <meta:editing-duration>PT40M8S</meta:editing-duration>
    <meta:editing-cycles>5</meta:editing-cycles>
    <meta:generator>LibreOffice/5.3.5.2$Linux_X86_64 LibreOffice_project/30$Build-2</meta:generator>
    <meta:document-statistic meta:table-count="2" meta:cell-count="1521" meta:object-count="0"/>
  </office:meta>
</office:document-meta>
</file>